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0800000008AC3B046075A8FFAA.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2" svg:font-family="OpenSymbol" style:font-charset="x-symbol"/>
    <style:font-face style:name="OpenSymbol1" svg:font-family="OpenSymbol" style:font-adornments="Regular" style:font-charset="x-symbol"/>
    <style:font-face style:name="0" svg:font-family="0"/>
    <style:font-face style:name="OpenSymbol" svg:font-family="OpenSymbol"/>
    <style:font-face style:name="Tahoma1" svg:font-family="Tahoma"/>
    <style:font-face style:name="Ubuntu Condensed1" svg:font-family="'Ubuntu Condensed'"/>
    <style:font-face style:name="Calibri5" svg:font-family="Calibri" style:font-family-generic="swiss"/>
    <style:font-face style:name="Courier New1" svg:font-family="'Courier New'" style:font-family-generic="modern" style:font-pitch="fixed"/>
    <style:font-face style:name="Courier New2" svg:font-family="'Courier New'" style:font-adornments="Italic"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3" svg:font-family="Calibri" style:font-family-generic="swiss" style:font-pitch="variable"/>
    <style:font-face style:name="Calibri4" svg:font-family="Calibri" style:font-adornments="Bold" style:font-family-generic="swiss" style:font-pitch="variable"/>
    <style:font-face style:name="Calibri1" svg:font-family="Calibri" style:font-adornments="Bold Italic" style:font-family-generic="swiss" style:font-pitch="variable"/>
    <style:font-face style:name="Calibri2" svg:font-family="Calibri" style:font-adornments="Italic" style:font-family-generic="swiss" style:font-pitch="variable"/>
    <style:font-face style:name="Calibri" svg:font-family="Calibri" style:font-adornments="Regular" style:font-family-generic="swiss" style:font-pitch="variable"/>
    <style:font-face style:name="Courier New3" svg:font-family="'Courier New'" style:font-family-generic="swiss" style:font-pitch="variable"/>
    <style:font-face style:name="Ubuntu Condensed" svg:font-family="'Ubuntu Condensed'" style:font-family-generic="swiss" style:font-pitch="variable"/>
    <style:font-face style:name="Verdana" svg:font-family="Verdana" style:font-adornments="Κανονικά" style:font-family-generic="swiss" style:font-pitch="variable"/>
    <style:font-face style:name="Arial Unicode MS" svg:font-family="'Arial Unicode MS'" style:font-family-generic="system" style:font-pitch="variable"/>
    <style:font-face style:name="OpenSymbol3" svg:font-family="OpenSymbol" style:font-family-generic="system" style:font-pitch="variable"/>
    <style:font-face style:name="Tahoma" svg:font-family="Tahoma" style:font-family-generic="system" style:font-pitch="variable"/>
  </office:font-face-decls>
  <office:automatic-styles>
    <style:style style:name="RevisionHistoryTable" style:family="table">
      <style:table-properties style:width="19.001cm" table:align="margins"/>
    </style:style>
    <style:style style:name="RevisionHistoryTable.A" style:family="table-column">
      <style:table-column-properties style:column-width="2.233cm" style:rel-column-width="7702*"/>
    </style:style>
    <style:style style:name="RevisionHistoryTable.B" style:family="table-column">
      <style:table-column-properties style:column-width="3.175cm" style:rel-column-width="10950*"/>
    </style:style>
    <style:style style:name="RevisionHistoryTable.C" style:family="table-column">
      <style:table-column-properties style:column-width="2.993cm" style:rel-column-width="10324*"/>
    </style:style>
    <style:style style:name="RevisionHistoryTable.D" style:family="table-column">
      <style:table-column-properties style:column-width="10.599cm" style:rel-column-width="36559*"/>
    </style:style>
    <style:style style:name="RevisionHistoryTable.A1" style:family="table-cell">
      <style:table-cell-properties fo:padding="0.097cm" fo:border-left="0.05pt solid #000000" fo:border-right="none" fo:border-top="0.05pt solid #000000" fo:border-bottom="0.05pt solid #000000"/>
    </style:style>
    <style:style style:name="RevisionHistoryTable.D1" style:family="table-cell">
      <style:table-cell-properties fo:padding="0.097cm" fo:border="0.05pt solid #000000"/>
    </style:style>
    <style:style style:name="RevisionHistoryTable.A2" style:family="table-cell">
      <style:table-cell-properties fo:padding="0.097cm" fo:border-left="0.05pt solid #000000" fo:border-right="none" fo:border-top="none" fo:border-bottom="0.05pt solid #000000"/>
    </style:style>
    <style:style style:name="RevisionHistoryTable.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style:tab-stops>
          <style:tab-stop style:position="19.001cm" style:type="right"/>
        </style:tab-stops>
      </style:paragraph-properties>
    </style:style>
    <style:style style:name="P2" style:family="paragraph" style:parent-style-name="_30_0_5f_Default">
      <style:text-properties fo:language="en" fo:country="US"/>
    </style:style>
    <style:style style:name="P3" style:family="paragraph" style:parent-style-name="_30_0_5f_Default">
      <style:paragraph-properties fo:text-align="end" style:justify-single-word="false"/>
    </style:style>
    <style:style style:name="P4" style:family="paragraph" style:parent-style-name="Standard">
      <style:paragraph-properties fo:padding="0cm" fo:border="none" style:shadow="none">
        <style:tab-stops/>
      </style:paragraph-properties>
      <style:text-properties fo:color="#008080" loext:opacity="100%" style:font-name="Courier New3" fo:font-size="12pt" style:font-size-asian="12pt" style:font-size-complex="12pt"/>
    </style:style>
    <style:style style:name="P5" style:family="paragraph" style:parent-style-name="Table_20_Heading">
      <style:text-properties style:font-name="Calibri" fo:font-size="14pt"/>
    </style:style>
    <style:style style:name="P6" style:family="paragraph" style:parent-style-name="Table_20_Contents">
      <style:text-properties style:font-name="Calibri" fo:font-size="14pt"/>
    </style:style>
    <style:style style:name="P7" style:family="paragraph" style:parent-style-name="Table_20_Contents">
      <style:text-properties style:font-name="Calibri" fo:font-size="14pt" officeooo:rsid="0025c718" officeooo:paragraph-rsid="0025c718"/>
    </style:style>
    <style:style style:name="P8" style:family="paragraph" style:parent-style-name="Standard">
      <style:text-properties officeooo:paragraph-rsid="0078dba3"/>
    </style:style>
    <style:style style:name="P9" style:family="paragraph" style:parent-style-name="Contents_20_1">
      <style:paragraph-properties>
        <style:tab-stops>
          <style:tab-stop style:position="19.001cm" style:type="right"/>
        </style:tab-stops>
      </style:paragraph-properties>
    </style:style>
    <style:style style:name="P10" style:family="paragraph" style:parent-style-name="Contents_20_2">
      <style:paragraph-properties>
        <style:tab-stops>
          <style:tab-stop style:position="19.001cm" style:type="right" style:leader-style="dotted" style:leader-text="."/>
        </style:tab-stops>
      </style:paragraph-properties>
    </style:style>
    <style:style style:name="P11" style:family="paragraph" style:parent-style-name="Contents_20_3">
      <style:paragraph-properties>
        <style:tab-stops>
          <style:tab-stop style:position="19.001cm" style:type="right" style:leader-style="dotted" style:leader-text="."/>
        </style:tab-stops>
      </style:paragraph-properties>
    </style:style>
    <style:style style:name="P12" style:family="paragraph" style:parent-style-name="Contents_20_4">
      <style:paragraph-properties>
        <style:tab-stops>
          <style:tab-stop style:position="19.001cm" style:type="right" style:leader-style="dotted" style:leader-text="."/>
        </style:tab-stops>
      </style:paragraph-properties>
    </style:style>
    <style:style style:name="P13" style:family="paragraph" style:parent-style-name="Contents_20_5">
      <style:paragraph-properties>
        <style:tab-stops>
          <style:tab-stop style:position="19.001cm" style:type="right" style:leader-style="dotted" style:leader-text="."/>
        </style:tab-stops>
      </style:paragraph-properties>
    </style:style>
    <style:style style:name="P14" style:family="paragraph" style:parent-style-name="Figure_20_Index_20_1">
      <style:paragraph-properties>
        <style:tab-stops>
          <style:tab-stop style:position="19.001cm" style:type="right" style:leader-style="dotted" style:leader-text="."/>
        </style:tab-stops>
      </style:paragraph-properties>
    </style:style>
    <style:style style:name="P15" style:family="paragraph" style:parent-style-name="Table_20_index_20_1">
      <style:paragraph-properties>
        <style:tab-stops>
          <style:tab-stop style:position="19.001cm" style:type="right" style:leader-style="dotted" style:leader-text="."/>
        </style:tab-stops>
      </style:paragraph-properties>
    </style:style>
    <style:style style:name="P16" style:family="paragraph" style:parent-style-name="Issues_20_Index_20_1">
      <style:paragraph-properties>
        <style:tab-stops>
          <style:tab-stop style:position="19.001cm" style:type="right" style:leader-style="dotted" style:leader-text="."/>
        </style:tab-stops>
      </style:paragraph-properties>
    </style:style>
    <style:style style:name="P17" style:family="paragraph" style:parent-style-name="_30_1_5f_BookTitle" style:master-page-name="_30_0-01_20_INTRO">
      <style:paragraph-properties style:page-number="auto"/>
    </style:style>
    <style:style style:name="P18" style:family="paragraph" style:parent-style-name="_30_0_5f_Default">
      <style:text-properties officeooo:rsid="011b026f" officeooo:paragraph-rsid="011b026f"/>
    </style:style>
    <style:style style:name="P19" style:family="paragraph" style:parent-style-name="_30_0_5f_Default">
      <style:text-properties officeooo:rsid="011e3671" officeooo:paragraph-rsid="011e3671"/>
    </style:style>
    <style:style style:name="P20" style:family="paragraph" style:parent-style-name="_30_0_5f_Default_20_No_20_Spacing" style:list-style-name="WWNum2">
      <style:text-properties officeooo:paragraph-rsid="011b026f"/>
    </style:style>
    <style:style style:name="P21" style:family="paragraph" style:parent-style-name="_30_0_5f_Default_20_No_20_Spacing">
      <style:text-properties officeooo:rsid="011b026f" officeooo:paragraph-rsid="011b026f"/>
    </style:style>
    <style:style style:name="P22" style:family="paragraph" style:parent-style-name="_30_0_5f_Default_20_No_20_Spacing">
      <style:text-properties officeooo:rsid="011c42c7" officeooo:paragraph-rsid="011c42c7"/>
    </style:style>
    <style:style style:name="P23" style:family="paragraph" style:parent-style-name="_30_0_5f_Default_20_No_20_Spacing">
      <style:text-properties officeooo:rsid="011e3671" officeooo:paragraph-rsid="011e3671"/>
    </style:style>
    <style:style style:name="P24" style:family="paragraph" style:parent-style-name="_30_0_5f_Default_20_No_20_Spacing">
      <style:text-properties officeooo:rsid="011f7769" officeooo:paragraph-rsid="011f7769"/>
    </style:style>
    <style:style style:name="P25" style:family="paragraph" style:parent-style-name="_30_0_5f_Default_20_No_20_Spacing">
      <style:paragraph-properties fo:margin-left="0cm" fo:margin-right="0cm" fo:text-indent="0.4cm" style:auto-text-indent="false"/>
      <style:text-properties officeooo:paragraph-rsid="011b026f"/>
    </style:style>
    <style:style style:name="P26" style:family="paragraph" style:parent-style-name="_30_2_5f_Title" style:master-page-name="_30_0-00_20_Default">
      <style:paragraph-properties style:page-number="auto"/>
    </style:style>
    <style:style style:name="P27" style:family="paragraph" style:parent-style-name="_30_2_5f_Title">
      <style:paragraph-properties fo:break-before="page"/>
      <style:text-properties style:text-outline="false" style:font-name="Calibri" fo:font-size="24pt" fo:language="en" fo:country="US" fo:text-shadow="none" fo:font-weight="bold" officeooo:rsid="00a70b59" officeooo:paragraph-rsid="00a70b59" style:font-size-asian="16pt" style:font-weight-asian="bold" style:font-size-complex="16pt" style:font-weight-complex="bold"/>
    </style:style>
    <style:style style:name="P28" style:family="paragraph" style:parent-style-name="_30_3_5f_Chapter" style:list-style-name="WWNum1">
      <style:paragraph-properties fo:margin-left="0cm" fo:margin-right="0cm" fo:text-indent="0cm" style:auto-text-indent="false">
        <style:tab-stops>
          <style:tab-stop style:position="0cm"/>
        </style:tab-stops>
      </style:paragraph-properties>
      <style:text-properties officeooo:paragraph-rsid="011b026f"/>
    </style:style>
    <style:style style:name="P29" style:family="paragraph" style:parent-style-name="_30_4_5f_Section">
      <style:text-properties officeooo:rsid="011b026f" officeooo:paragraph-rsid="011b026f"/>
    </style:style>
    <style:style style:name="P30" style:family="paragraph" style:parent-style-name="_30_5_5f_SubSection">
      <style:text-properties officeooo:rsid="011c42c7" officeooo:paragraph-rsid="011c42c7"/>
    </style:style>
    <style:style style:name="P31" style:family="paragraph" style:parent-style-name="_30_9_5f_Notes">
      <style:text-properties officeooo:rsid="011b026f" officeooo:paragraph-rsid="011b026f"/>
    </style:style>
    <style:style style:name="P32" style:family="paragraph" style:parent-style-name="_31_1_5f_CODE_5f_Setup">
      <style:text-properties officeooo:rsid="011b026f" officeooo:paragraph-rsid="011c42c7"/>
    </style:style>
    <style:style style:name="P33" style:family="paragraph" style:parent-style-name="_31_1_5f_CODE_5f_Setup">
      <style:text-properties officeooo:paragraph-rsid="011c42c7"/>
    </style:style>
    <style:style style:name="P34" style:family="paragraph" style:parent-style-name="Contents_20_1">
      <style:paragraph-properties>
        <style:tab-stops>
          <style:tab-stop style:position="19.001cm" style:type="right"/>
        </style:tab-stops>
      </style:paragraph-properties>
    </style:style>
    <style:style style:name="P35" style:family="paragraph" style:parent-style-name="Contents_20_2">
      <style:paragraph-properties>
        <style:tab-stops>
          <style:tab-stop style:position="19.001cm" style:type="right" style:leader-style="dotted" style:leader-text="."/>
        </style:tab-stops>
      </style:paragraph-properties>
    </style:style>
    <style:style style:name="P36" style:family="paragraph" style:parent-style-name="Contents_20_3">
      <style:paragraph-properties>
        <style:tab-stops>
          <style:tab-stop style:position="19.001cm" style:type="right" style:leader-style="dotted" style:leader-text="."/>
        </style:tab-stops>
      </style:paragraph-properties>
    </style:style>
    <style:style style:name="P37" style:family="paragraph" style:parent-style-name="Contents_20_4">
      <style:paragraph-properties>
        <style:tab-stops>
          <style:tab-stop style:position="19.001cm" style:type="right" style:leader-style="dotted" style:leader-text="."/>
        </style:tab-stops>
      </style:paragraph-properties>
    </style:style>
    <style:style style:name="P38" style:family="paragraph" style:parent-style-name="Contents_20_5">
      <style:paragraph-properties>
        <style:tab-stops>
          <style:tab-stop style:position="19.001cm" style:type="right" style:leader-style="dotted" style:leader-text="."/>
        </style:tab-stops>
      </style:paragraph-properties>
    </style:style>
    <style:style style:name="T1" style:family="text">
      <style:text-properties style:font-name="Calibri3"/>
    </style:style>
    <style:style style:name="T2" style:family="text">
      <style:text-properties style:font-name="Calibri3" fo:font-size="8pt" fo:font-style="italic" style:font-size-asian="8pt" style:font-style-asian="italic" style:font-size-complex="8pt" style:font-style-complex="italic"/>
    </style:style>
    <style:style style:name="T3" style:family="text">
      <style:text-properties style:font-name="Calibri3" fo:font-size="8pt" fo:font-style="italic" style:font-name-asian="Calibri5" style:font-size-asian="8pt" style:font-style-asian="italic" style:font-name-complex="Calibri5" style:font-size-complex="8pt" style:font-style-complex="italic"/>
    </style:style>
    <style:style style:name="T4" style:family="text">
      <style:text-properties style:font-name="Calibri3" style:font-name-asian="Calibri5" style:font-name-complex="Calibri5"/>
    </style:style>
    <style:style style:name="T5" style:family="text">
      <style:text-properties fo:language="en" fo:country="US"/>
    </style:style>
    <style:style style:name="T6" style:family="text">
      <style:text-properties style:font-name="Calibri5" style:font-name-asian="Calibri5" style:font-name-complex="Calibri5"/>
    </style:style>
    <style:style style:name="T7" style:family="text">
      <style:text-properties fo:font-style="italic" style:font-style-asian="italic" style:font-style-complex="italic"/>
    </style:style>
    <style:style style:name="T8" style:family="text">
      <style:text-properties fo:font-style="italic" fo:background-color="#eeeeee" loext:char-shading-value="0" style:font-style-asian="italic" style:font-style-complex="italic"/>
    </style:style>
    <style:style style:name="T9" style:family="text">
      <style:text-properties style:font-name="Calibri" style:font-name-asian="Calibri5" style:font-name-complex="Calibri5"/>
    </style:style>
    <style:style style:name="T10" style:family="text">
      <style:text-properties style:font-name="Calibri" fo:font-size="14pt" fo:language="en" fo:country="GB"/>
    </style:style>
    <style:style style:name="T11" style:family="text">
      <style:text-properties style:font-name="Courier New1" fo:font-size="6pt" fo:font-style="italic" officeooo:rsid="00e3a459" fo:background-color="#eeeeee" loext:char-shading-value="0" style:font-size-asian="6pt" style:font-style-asian="italic" style:font-size-complex="6pt" style:font-style-complex="italic"/>
    </style:style>
    <style:style style:name="T12" style:family="text">
      <style:text-properties style:font-name="Courier New1" fo:font-size="6pt" officeooo:rsid="00e3a87f" style:font-size-asian="6pt" style:font-size-complex="6pt"/>
    </style:style>
    <style:style style:name="T13" style:family="text">
      <style:text-properties style:font-name="Courier New1" fo:font-size="6pt" officeooo:rsid="00e3a459" style:font-size-asian="6pt" style:font-size-complex="6pt"/>
    </style:style>
    <style:style style:name="T14" style:family="text">
      <style:text-properties fo:font-size="10pt" fo:font-style="italic" style:font-size-asian="10pt" style:font-style-asian="italic" style:font-size-complex="10pt" style:font-style-complex="italic"/>
    </style:style>
    <style:style style:name="T15" style:family="text">
      <style:text-properties officeooo:rsid="0027c9ab"/>
    </style:style>
    <style:style style:name="T16" style:family="text">
      <style:text-properties fo:font-weight="bold" style:font-weight-asian="bold" style:font-weight-complex="bold"/>
    </style:style>
    <style:style style:name="T17" style:family="text">
      <style:text-properties fo:color="#000080" loext:opacity="100%" fo:font-size="11pt" fo:language="zxx" fo:country="none" fo:font-style="italic" style:text-underline-style="dotted" style:text-underline-width="auto" style:text-underline-color="font-color" fo:background-color="#e6e6ff" loext:char-shading-value="0" style:font-size-asian="11pt" style:language-asian="zxx" style:country-asian="none" style:font-style-asian="italic" style:language-complex="zxx" style:country-complex="none"/>
    </style:style>
    <style:style style:name="T18" style:family="text">
      <style:text-properties fo:background-color="transparent" loext:char-shading-value="0"/>
    </style:style>
    <style:style style:name="T19" style:family="text">
      <style:text-properties officeooo:rsid="011b026f"/>
    </style:style>
    <style:style style:name="T20" style:family="text">
      <style:text-properties officeooo:rsid="011c42c7"/>
    </style:style>
    <style:style style:name="T21" style:family="text">
      <style:text-properties officeooo:rsid="011e3671"/>
    </style:style>
    <style:style style:name="T22" style:family="text"/>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time-style style:name="N40">
      <number:hours number:style="long"/>
      <number:text>:</number:text>
      <number:minutes number:style="long"/>
    </number:time-style>
    <number:date-style style:name="N75" number:automatic-order="true">
      <number:month number:textual="true"/>
      <number:text> </number:text>
      <number:day/>
      <number:text>, </number:text>
      <number:year number:style="long"/>
    </number:date-style>
  </office:automatic-styles>
  <office:body>
    <office:text text:use-soft-page-breaks="true">
      <office:forms form:automatic-focus="false" form:apply-design-mode="false">
        <form:form form:name="Form"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Image"/>
        <text:sequence-decl text:display-outline-level="0" text:name="Issue"/>
      </text:sequence-decls>
      <text:user-field-decls>
        <text:user-field-decl office:value-type="string" office:string-value="(0.028)" text:name="libVersion"/>
      </text:user-field-decls>
      <text:p text:style-name="P17"><text:span text:style-name="T5"><text:title>Guide to vp-cpp-template</text:title></text:span><text:s/></text:p>
      <text:p text:style-name="P3"><text:span text:style-name="T14">ver: </text:span><text:span text:style-name="T14"><text:editing-cycles>6</text:editing-cycles></text:span><text:span text:style-name="T14"><text:s/>-Modified: </text:span><text:span text:style-name="T14"><text:modification-date style:data-style-name="N75">28 Feb 2021</text:modification-date></text:span><text:span text:style-name="T14">, </text:span><text:span text:style-name="T14"><text:modification-time style:data-style-name="N40">00:10</text:modification-time></text:span></text:p>
      <text:table-of-content text:style-name="Sect1" text:protected="true" text:name="Table of Contents1">
        <text:table-of-content-source text:outline-level="5">
          <text:index-title-template text:style-name="Contents_20_Heading">Table of Contents</text:index-title-template>
          <text:table-of-content-entry-template text:outline-level="1" text:style-name="Contents_20_1">
            <text:index-entry-link-start text:style-name="_30_0-00_20_Default"/>
            <text:index-entry-text text:style-name="_30_0-01_20_Bold"/>
            <text:index-entry-span text:style-name="_30_0-00_20_Default"> </text:index-entry-span>
            <text:index-entry-tab-stop style:type="right" style:leader-char=" "/>
            <text:index-entry-span> </text:index-entry-span>
            <text:index-entry-page-number text:style-name="_30_0-02_20_Italic"/>
            <text:index-entry-link-end/>
          </text:table-of-content-entry-template>
          <text:table-of-content-entry-template text:outline-level="2" text:style-name="Contents_20_2">
            <text:index-entry-link-start text:style-name="_30_0-00_20_Default"/>
            <text:index-entry-chapter text:style-name="_30_0-01_20_Bold"/>
            <text:index-entry-span> </text:index-entry-span>
            <text:index-entry-text text:style-name="_30_0-00_20_Default"/>
            <text:index-entry-span> </text:index-entry-span>
            <text:index-entry-tab-stop text:style-name="_30_0-06_20_Gray_20_7" style:type="right" style:leader-char="."/>
            <text:index-entry-span> </text:index-entry-span>
            <text:index-entry-page-number text:style-name="_30_0-02_20_Italic"/>
            <text:index-entry-link-end/>
          </text:table-of-content-entry-template>
          <text:table-of-content-entry-template text:outline-level="3" text:style-name="Contents_20_3">
            <text:index-entry-link-start text:style-name="_30_0-00_20_Default"/>
            <text:index-entry-chapter text:style-name="_30_0-01_20_Bold"/>
            <text:index-entry-span> </text:index-entry-span>
            <text:index-entry-text text:style-name="_30_0-00_20_Default"/>
            <text:index-entry-span> </text:index-entry-span>
            <text:index-entry-tab-stop text:style-name="_30_0-06_20_Gray_20_7" style:type="right" style:leader-char="."/>
            <text:index-entry-span> </text:index-entry-span>
            <text:index-entry-page-number text:style-name="_30_0-02_20_Italic"/>
            <text:index-entry-link-end/>
          </text:table-of-content-entry-template>
          <text:table-of-content-entry-template text:outline-level="4" text:style-name="Contents_20_4">
            <text:index-entry-link-start text:style-name="_30_0-00_20_Default"/>
            <text:index-entry-chapter text:style-name="_30_0-01_20_Bold"/>
            <text:index-entry-span> </text:index-entry-span>
            <text:index-entry-text text:style-name="_30_0-00_20_Default"/>
            <text:index-entry-span> </text:index-entry-span>
            <text:index-entry-tab-stop text:style-name="_30_0-06_20_Gray_20_7" style:type="right" style:leader-char="."/>
            <text:index-entry-span> </text:index-entry-span>
            <text:index-entry-page-number text:style-name="_30_0-02_20_Italic"/>
            <text:index-entry-link-end/>
          </text:table-of-content-entry-template>
          <text:table-of-content-entry-template text:outline-level="5" text:style-name="Contents_20_5">
            <text:index-entry-link-start text:style-name="_30_0-00_20_Default"/>
            <text:index-entry-chapter text:style-name="_30_0-01_20_Bold"/>
            <text:index-entry-span> </text:index-entry-span>
            <text:index-entry-text text:style-name="_30_0-00_20_Default"/>
            <text:index-entry-span> </text:index-entry-span>
            <text:index-entry-tab-stop text:style-name="_30_0-06_20_Gray_20_7" style:type="right" style:leader-char="."/>
            <text:index-entry-span> </text:index-entry-span>
            <text:index-entry-page-number text:style-name="_30_0-02_20_Italic"/>
            <text:index-entry-link-end/>
          </text:table-of-content-entry-template>
          <text:table-of-content-entry-template text:outline-level="6" text:style-name="Contents_20_6">
            <text:index-entry-link-start text:style-name="_30_0-00_20_Default"/>
            <text:index-entry-chapter text:style-name="_30_0-01_20_Bold"/>
            <text:index-entry-span> </text:index-entry-span>
            <text:index-entry-text text:style-name="_30_0-00_20_Default"/>
            <text:index-entry-span> </text:index-entry-span>
            <text:index-entry-tab-stop text:style-name="_30_0-06_20_Gray_20_7" style:type="right" style:leader-char="."/>
            <text:index-entry-span> </text:index-entry-span>
            <text:index-entry-page-number text:style-name="_30_0-02_20_Italic"/>
            <text:index-entry-link-end/>
          </text:table-of-content-entry-template>
          <text:table-of-content-entry-template text:outline-level="7" text:style-name="Contents_20_7">
            <text:index-entry-chapter/>
            <text:index-entry-text/>
            <text:index-entry-tab-stop text:style-name="_30_0-06_20_Gray_20_7"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4"><text:a xlink:type="simple" xlink:href="#__RefHeading__9416_1741604102" text:style-name="_30_0-00_20_Default" text:visited-style-name="_30_0-00_20_Default"><text:span text:style-name="_30_0-01_20_Bold">Revision History</text:span></text:a><text:a xlink:type="simple" xlink:href="#__RefHeading__9416_1741604102" text:style-name="_30_0-00_20_Default" text:visited-style-name="_30_0-00_20_Default"><text:span text:style-name="_30_0-00_20_Default"> </text:span></text:a><text:a xlink:type="simple" xlink:href="#__RefHeading__9416_1741604102" text:style-name="_30_0-00_20_Default" text:visited-style-name="_30_0-00_20_Default"><text:tab/> </text:a><text:a xlink:type="simple" xlink:href="#__RefHeading__9416_1741604102" text:style-name="_30_0-00_20_Default" text:visited-style-name="_30_0-00_20_Default"><text:span text:style-name="_30_0-02_20_Italic">2</text:span></text:a></text:p>
          <text:p text:style-name="P34"><text:a xlink:type="simple" xlink:href="#__RefHeading___Toc12648_14240649" text:style-name="_30_0-00_20_Default" text:visited-style-name="_30_0-00_20_Default"><text:span text:style-name="_30_0-01_20_Bold">About</text:span></text:a><text:a xlink:type="simple" xlink:href="#__RefHeading___Toc12648_14240649" text:style-name="_30_0-00_20_Default" text:visited-style-name="_30_0-00_20_Default"><text:span text:style-name="_30_0-00_20_Default"> </text:span></text:a><text:a xlink:type="simple" xlink:href="#__RefHeading___Toc12648_14240649" text:style-name="_30_0-00_20_Default" text:visited-style-name="_30_0-00_20_Default"><text:tab/> </text:a><text:a xlink:type="simple" xlink:href="#__RefHeading___Toc12648_14240649" text:style-name="_30_0-00_20_Default" text:visited-style-name="_30_0-00_20_Default"><text:span text:style-name="_30_0-02_20_Italic">3</text:span></text:a></text:p>
          <text:p text:style-name="P35"><text:a xlink:type="simple" xlink:href="#__RefHeading___Toc4331_3407236965" text:style-name="_30_0-00_20_Default" text:visited-style-name="_30_0-00_20_Default"><text:span text:style-name="_30_0-01_20_Bold">1. </text:span></text:a><text:a xlink:type="simple" xlink:href="#__RefHeading___Toc4331_3407236965" text:style-name="_30_0-00_20_Default" text:visited-style-name="_30_0-00_20_Default"><text:s/></text:a><text:a xlink:type="simple" xlink:href="#__RefHeading___Toc4331_3407236965" text:style-name="_30_0-00_20_Default" text:visited-style-name="_30_0-00_20_Default"><text:span text:style-name="_30_0-00_20_Default">About the vp-cpp-template</text:span></text:a><text:a xlink:type="simple" xlink:href="#__RefHeading___Toc4331_3407236965" text:style-name="_30_0-00_20_Default" text:visited-style-name="_30_0-00_20_Default"> </text:a><text:a xlink:type="simple" xlink:href="#__RefHeading___Toc4331_3407236965" text:style-name="_30_0-00_20_Default" text:visited-style-name="_30_0-00_20_Default"><text:span text:style-name="_30_0-06_20_Gray_20_7"><text:tab/></text:span></text:a><text:a xlink:type="simple" xlink:href="#__RefHeading___Toc4331_3407236965" text:style-name="_30_0-00_20_Default" text:visited-style-name="_30_0-00_20_Default"> </text:a><text:a xlink:type="simple" xlink:href="#__RefHeading___Toc4331_3407236965" text:style-name="_30_0-00_20_Default" text:visited-style-name="_30_0-00_20_Default"><text:span text:style-name="_30_0-02_20_Italic">3</text:span></text:a></text:p>
          <text:p text:style-name="P35"><text:a xlink:type="simple" xlink:href="#__RefHeading___Toc4333_3407236965" text:style-name="_30_0-00_20_Default" text:visited-style-name="_30_0-00_20_Default"><text:span text:style-name="_30_0-01_20_Bold">2. </text:span></text:a><text:a xlink:type="simple" xlink:href="#__RefHeading___Toc4333_3407236965" text:style-name="_30_0-00_20_Default" text:visited-style-name="_30_0-00_20_Default"><text:s/></text:a><text:a xlink:type="simple" xlink:href="#__RefHeading___Toc4333_3407236965" text:style-name="_30_0-00_20_Default" text:visited-style-name="_30_0-00_20_Default"><text:span text:style-name="_30_0-00_20_Default">Quick setup and test-run</text:span></text:a><text:a xlink:type="simple" xlink:href="#__RefHeading___Toc4333_3407236965" text:style-name="_30_0-00_20_Default" text:visited-style-name="_30_0-00_20_Default"> </text:a><text:a xlink:type="simple" xlink:href="#__RefHeading___Toc4333_3407236965" text:style-name="_30_0-00_20_Default" text:visited-style-name="_30_0-00_20_Default"><text:span text:style-name="_30_0-06_20_Gray_20_7"><text:tab/></text:span></text:a><text:a xlink:type="simple" xlink:href="#__RefHeading___Toc4333_3407236965" text:style-name="_30_0-00_20_Default" text:visited-style-name="_30_0-00_20_Default"> </text:a><text:a xlink:type="simple" xlink:href="#__RefHeading___Toc4333_3407236965" text:style-name="_30_0-00_20_Default" text:visited-style-name="_30_0-00_20_Default"><text:span text:style-name="_30_0-02_20_Italic">4</text:span></text:a></text:p>
          <text:p text:style-name="P36"><text:a xlink:type="simple" xlink:href="#__RefHeading___Toc4335_3407236965" text:style-name="_30_0-00_20_Default" text:visited-style-name="_30_0-00_20_Default"><text:span text:style-name="_30_0-01_20_Bold">1.1. </text:span></text:a><text:a xlink:type="simple" xlink:href="#__RefHeading___Toc4335_3407236965" text:style-name="_30_0-00_20_Default" text:visited-style-name="_30_0-00_20_Default"><text:s/></text:a><text:a xlink:type="simple" xlink:href="#__RefHeading___Toc4335_3407236965" text:style-name="_30_0-00_20_Default" text:visited-style-name="_30_0-00_20_Default"><text:span text:style-name="_30_0-00_20_Default">On Windows</text:span></text:a><text:a xlink:type="simple" xlink:href="#__RefHeading___Toc4335_3407236965" text:style-name="_30_0-00_20_Default" text:visited-style-name="_30_0-00_20_Default"> </text:a><text:a xlink:type="simple" xlink:href="#__RefHeading___Toc4335_3407236965" text:style-name="_30_0-00_20_Default" text:visited-style-name="_30_0-00_20_Default"><text:span text:style-name="_30_0-06_20_Gray_20_7"><text:tab/></text:span></text:a><text:a xlink:type="simple" xlink:href="#__RefHeading___Toc4335_3407236965" text:style-name="_30_0-00_20_Default" text:visited-style-name="_30_0-00_20_Default"> </text:a><text:a xlink:type="simple" xlink:href="#__RefHeading___Toc4335_3407236965" text:style-name="_30_0-00_20_Default" text:visited-style-name="_30_0-00_20_Default"><text:span text:style-name="_30_0-02_20_Italic">4</text:span></text:a></text:p>
          <text:p text:style-name="P37"><text:a xlink:type="simple" xlink:href="#__RefHeading___Toc4337_3407236965" text:style-name="_30_0-00_20_Default" text:visited-style-name="_30_0-00_20_Default"><text:span text:style-name="_30_0-01_20_Bold">1.1.1. </text:span></text:a><text:a xlink:type="simple" xlink:href="#__RefHeading___Toc4337_3407236965" text:style-name="_30_0-00_20_Default" text:visited-style-name="_30_0-00_20_Default"><text:s/></text:a><text:a xlink:type="simple" xlink:href="#__RefHeading___Toc4337_3407236965" text:style-name="_30_0-00_20_Default" text:visited-style-name="_30_0-00_20_Default"><text:span text:style-name="_30_0-00_20_Default"><text:s/>Build on Windows</text:span></text:a><text:a xlink:type="simple" xlink:href="#__RefHeading___Toc4337_3407236965" text:style-name="_30_0-00_20_Default" text:visited-style-name="_30_0-00_20_Default"> </text:a><text:a xlink:type="simple" xlink:href="#__RefHeading___Toc4337_3407236965" text:style-name="_30_0-00_20_Default" text:visited-style-name="_30_0-00_20_Default"><text:span text:style-name="_30_0-06_20_Gray_20_7"><text:tab/></text:span></text:a><text:a xlink:type="simple" xlink:href="#__RefHeading___Toc4337_3407236965" text:style-name="_30_0-00_20_Default" text:visited-style-name="_30_0-00_20_Default"> </text:a><text:a xlink:type="simple" xlink:href="#__RefHeading___Toc4337_3407236965" text:style-name="_30_0-00_20_Default" text:visited-style-name="_30_0-00_20_Default"><text:span text:style-name="_30_0-02_20_Italic">4</text:span></text:a></text:p>
          <text:p text:style-name="P37"><text:a xlink:type="simple" xlink:href="#__RefHeading___Toc4339_3407236965" text:style-name="_30_0-00_20_Default" text:visited-style-name="_30_0-00_20_Default"><text:span text:style-name="_30_0-01_20_Bold">1.1.2. </text:span></text:a><text:a xlink:type="simple" xlink:href="#__RefHeading___Toc4339_3407236965" text:style-name="_30_0-00_20_Default" text:visited-style-name="_30_0-00_20_Default"><text:s/></text:a><text:a xlink:type="simple" xlink:href="#__RefHeading___Toc4339_3407236965" text:style-name="_30_0-00_20_Default" text:visited-style-name="_30_0-00_20_Default"><text:span text:style-name="_30_0-00_20_Default">Test on Windows</text:span></text:a><text:a xlink:type="simple" xlink:href="#__RefHeading___Toc4339_3407236965" text:style-name="_30_0-00_20_Default" text:visited-style-name="_30_0-00_20_Default"> </text:a><text:a xlink:type="simple" xlink:href="#__RefHeading___Toc4339_3407236965" text:style-name="_30_0-00_20_Default" text:visited-style-name="_30_0-00_20_Default"><text:span text:style-name="_30_0-06_20_Gray_20_7"><text:tab/></text:span></text:a><text:a xlink:type="simple" xlink:href="#__RefHeading___Toc4339_3407236965" text:style-name="_30_0-00_20_Default" text:visited-style-name="_30_0-00_20_Default"> </text:a><text:a xlink:type="simple" xlink:href="#__RefHeading___Toc4339_3407236965" text:style-name="_30_0-00_20_Default" text:visited-style-name="_30_0-00_20_Default"><text:span text:style-name="_30_0-02_20_Italic">4</text:span></text:a></text:p>
          <text:p text:style-name="P38"><text:a xlink:type="simple" xlink:href="#__RefHeading___Toc4341_3407236965" text:style-name="_30_0-00_20_Default" text:visited-style-name="_30_0-00_20_Default"><text:span text:style-name="_30_0-01_20_Bold">1.1.2.1. </text:span></text:a><text:a xlink:type="simple" xlink:href="#__RefHeading___Toc4341_3407236965" text:style-name="_30_0-00_20_Default" text:visited-style-name="_30_0-00_20_Default"><text:s/></text:a><text:a xlink:type="simple" xlink:href="#__RefHeading___Toc4341_3407236965" text:style-name="_30_0-00_20_Default" text:visited-style-name="_30_0-00_20_Default"><text:span text:style-name="_30_0-00_20_Default">confExample.cfg</text:span></text:a><text:a xlink:type="simple" xlink:href="#__RefHeading___Toc4341_3407236965" text:style-name="_30_0-00_20_Default" text:visited-style-name="_30_0-00_20_Default"> </text:a><text:a xlink:type="simple" xlink:href="#__RefHeading___Toc4341_3407236965" text:style-name="_30_0-00_20_Default" text:visited-style-name="_30_0-00_20_Default"><text:span text:style-name="_30_0-06_20_Gray_20_7"><text:tab/></text:span></text:a><text:a xlink:type="simple" xlink:href="#__RefHeading___Toc4341_3407236965" text:style-name="_30_0-00_20_Default" text:visited-style-name="_30_0-00_20_Default"> </text:a><text:a xlink:type="simple" xlink:href="#__RefHeading___Toc4341_3407236965" text:style-name="_30_0-00_20_Default" text:visited-style-name="_30_0-00_20_Default"><text:span text:style-name="_30_0-02_20_Italic">5</text:span></text:a></text:p>
          <text:p text:style-name="P38"><text:a xlink:type="simple" xlink:href="#__RefHeading___Toc4343_3407236965" text:style-name="_30_0-00_20_Default" text:visited-style-name="_30_0-00_20_Default"><text:span text:style-name="_30_0-01_20_Bold">1.1.2.2. </text:span></text:a><text:a xlink:type="simple" xlink:href="#__RefHeading___Toc4343_3407236965" text:style-name="_30_0-00_20_Default" text:visited-style-name="_30_0-00_20_Default"><text:s/></text:a><text:a xlink:type="simple" xlink:href="#__RefHeading___Toc4343_3407236965" text:style-name="_30_0-00_20_Default" text:visited-style-name="_30_0-00_20_Default"><text:span text:style-name="_30_0-00_20_Default">confTestExample.cfg</text:span></text:a><text:a xlink:type="simple" xlink:href="#__RefHeading___Toc4343_3407236965" text:style-name="_30_0-00_20_Default" text:visited-style-name="_30_0-00_20_Default"> </text:a><text:a xlink:type="simple" xlink:href="#__RefHeading___Toc4343_3407236965" text:style-name="_30_0-00_20_Default" text:visited-style-name="_30_0-00_20_Default"><text:span text:style-name="_30_0-06_20_Gray_20_7"><text:tab/></text:span></text:a><text:a xlink:type="simple" xlink:href="#__RefHeading___Toc4343_3407236965" text:style-name="_30_0-00_20_Default" text:visited-style-name="_30_0-00_20_Default"> </text:a><text:a xlink:type="simple" xlink:href="#__RefHeading___Toc4343_3407236965" text:style-name="_30_0-00_20_Default" text:visited-style-name="_30_0-00_20_Default"><text:span text:style-name="_30_0-02_20_Italic">5</text:span></text:a></text:p>
        </text:index-body>
      </text:table-of-content>
      <text:p text:style-name="P2"/>
      <text:p text:style-name="P2"/>
      <text:table-index text:style-name="Sect2" text:protected="true" text:name="Index of Tables2">
        <text:table-index-source text:caption-sequence-name="Issue" text:caption-sequence-format="text">
          <text:index-title-template text:style-name="Issues_20_Index_20_Heading">Issues Index</text:index-title-template>
          <text:table-index-entry-template text:style-name="Issues_20_Index_20_1">
            <text:index-entry-link-start text:style-name="Index_20_Link"/>
            <text:index-entry-text/>
            <text:index-entry-tab-stop style:type="right" style:leader-char="."/>
            <text:index-entry-page-number/>
            <text:index-entry-link-end/>
          </text:table-index-entry-template>
        </text:table-index-source>
        <text:index-body>
          <text:index-title text:style-name="Sect2" text:name="Index of Tables2_Head">
            <text:p text:style-name="Issues_20_Index_20_Heading">Issues Index</text:p>
          </text:index-title>
        </text:index-body>
      </text:table-index>
      <text:p text:style-name="P2"/>
      <text:p text:style-name="P2"/>
      <text:illustration-index text:style-name="Sect2" text:protected="true" text:name="Table of Figures1">
        <text:illustration-index-source text:caption-sequence-name="Figure" text:caption-sequence-format="text">
          <text:index-title-template text:style-name="Figure_20_Index_20_Heading">Figures Index</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2" text:name="Table of Figures1_Head">
            <text:p text:style-name="Figure_20_Index_20_Heading">Figures Index</text:p>
          </text:index-title>
        </text:index-body>
      </text:illustration-index>
      <text:p text:style-name="_30_0_5f_Default_20_No_20_Spacing"><text:span text:style-name="_30_0-00_20_Default"/></text:p>
      <text:p text:style-name="_30_0_5f_Default_20_No_20_Spacing"><text:span text:style-name="_30_0-00_20_Default"/></text:p>
      <text:table-index text:style-name="Sect2" text:protected="true" text:name="Index of Tables1">
        <text:table-index-source text:caption-sequence-name="Table" text:caption-sequence-format="text">
          <text:index-title-template text:style-name="Table_20_index_20_heading">Tables Index</text:index-title-template>
          <text:table-index-entry-template text:style-name="Table_20_index_20_1">
            <text:index-entry-link-start text:style-name="Index_20_Link"/>
            <text:index-entry-text text:style-name="_30_0-09_20_Tables_20_Indexes"/>
            <text:index-entry-tab-stop text:style-name="_30_0-09_20_Tables_20_Indexes" style:type="right" style:leader-char="."/>
            <text:index-entry-page-number text:style-name="_30_0-09_20_Tables_20_Indexes"/>
            <text:index-entry-link-end/>
          </text:table-index-entry-template>
        </text:table-index-source>
        <text:index-body>
          <text:index-title text:style-name="Sect2" text:name="Index of Tables1_Head">
            <text:p text:style-name="Table_20_index_20_heading">Tables Index</text:p>
          </text:index-title>
        </text:index-body>
      </text:table-index>
      <text:p text:style-name="_30_0_5f_Default_20_No_20_Spacing"><text:span text:style-name="_30_0-00_20_Default"/></text:p>
      <text:p text:style-name="P4"/>
      <text:h text:style-name="P26" text:outline-level="1"><text:bookmark-start text:name="__RefHeading__9416_1741604102"/>Revision History<text:bookmark-end text:name="__RefHeading__9416_1741604102"/></text:h>
      <text:p text:style-name="P2"/>
      <table:table table:name="RevisionHistoryTable" table:style-name="RevisionHistoryTable">
        <table:table-column table:style-name="RevisionHistoryTable.A"/>
        <table:table-column table:style-name="RevisionHistoryTable.B"/>
        <table:table-column table:style-name="RevisionHistoryTable.C"/>
        <table:table-column table:style-name="RevisionHistoryTable.D"/>
        <table:table-header-rows>
          <table:table-row table:style-name="TableLine2233851028320">
            <table:table-cell table:style-name="RevisionHistoryTable.A1" office:value-type="string">
              <text:p text:style-name="P5">Revision</text:p>
            </table:table-cell>
            <table:table-cell table:style-name="RevisionHistoryTable.A1" office:value-type="string">
              <text:p text:style-name="P5">Date</text:p>
            </table:table-cell>
            <table:table-cell table:style-name="RevisionHistoryTable.A1" office:value-type="string">
              <text:p text:style-name="P5">Author(s)</text:p>
            </table:table-cell>
            <table:table-cell table:style-name="RevisionHistoryTable.D1" office:value-type="string">
              <text:p text:style-name="P5">Description</text:p>
            </table:table-cell>
          </table:table-row>
        </table:table-header-rows>
        <table:table-row table:style-name="TableLine2233842269984">
          <table:table-cell table:style-name="RevisionHistoryTable.A2" office:value-type="string">
            <text:p text:style-name="P6">1</text:p>
          </table:table-cell>
          <table:table-cell table:style-name="RevisionHistoryTable.A2" office:value-type="string">
            <text:p text:style-name="P6"><text:creation-date style:data-style-name="N121">27 Feb 2021</text:creation-date></text:p>
          </table:table-cell>
          <table:table-cell table:style-name="RevisionHistoryTable.A2" office:value-type="string">
            <text:p text:style-name="P6"><text:user-defined style:data-style-name="N0" text:name="Author's Initial">VP</text:user-defined></text:p>
          </table:table-cell>
          <table:table-cell table:style-name="RevisionHistoryTable.D2" office:value-type="string">
            <text:p text:style-name="P7">Initial <text:span text:style-name="T15">d</text:span>ocument</text:p>
          </table:table-cell>
        </table:table-row>
      </table:table>
      <text:p text:style-name="Standard"/>
      <text:p text:style-name="Standard"/>
      <text:p text:style-name="P8"/>
      <text:h text:style-name="P27" text:outline-level="1"><text:bookmark-start text:name="__RefHeading___Toc12648_14240649"/>About<text:bookmark-end text:name="__RefHeading___Toc12648_14240649"/></text:h>
      <text:p text:style-name="P25">The <text:span text:style-name="T16">vp-cpp-template </text:span>can be cloned from:</text:p>
      <text:p text:style-name="P25"><text:a xlink:type="simple" xlink:href="https://github.com/terablade2001/vp-cpp-template" text:style-name="Internet_20_link" text:visited-style-name="Visited_20_Internet_20_Link"><text:span text:style-name="T17">https://github.com/terablade2001/vp-cpp-template</text:span></text:a></text:p>
      <text:p text:style-name="P25"/>
      <text:p text:style-name="_30_0_5f_Default_20_No_20_Spacing">This document is referring to the branch and version <text:span text:style-name="_30_1-09_20_Repository_20_Branch"><text:span text:style-name="T18">[master]</text:span></text:span><text:span text:style-name="_30_1-10_20_Version_20_number"><text:user-field-get text:name="libVersion">(0.028)</text:user-field-get></text:span>.</text:p>
      <text:p text:style-name="P25">For previous versions look the commits history of the project.</text:p>
      <text:p text:style-name="P25"/>
      <text:list xml:id="list4181188903" text:style-name="WWNum1">
        <text:list-item>
          <text:list>
            <text:list-item>
              <text:h text:style-name="P28" text:outline-level="2"><text:bookmark-start text:name="__RefHeading___Toc4331_3407236965"/>About the vp-cpp-template<text:bookmark-start text:name="__RefHeading___Toc1577_1142464467"/><text:bookmark-end text:name="__RefHeading___Toc4331_3407236965"/></text:h>
            </text:list-item>
          </text:list>
        </text:list-item>
      </text:list>
      <text:p text:style-name="P25"><text:span text:style-name="_30_0-04_20_Bold_20_Underline">What is vp-cpp-template?</text:span></text:p>
      <text:p text:style-name="P25">It's a C++ &amp; Python framework which includes my most important libraries (<text:span text:style-name="T7">CECS / CCEXP / </text:span><text:line-break/><text:span text:style-name="T7">MVECTOR / vkp_Config / PThreadPool / vkpLibs</text:span>), in a ready-to-be-compiled scheme, under two BuildSystems: Win (MinGW) and Ubuntu (GCC). The framework also provides predefined vscode tasks.</text:p>
      <text:p text:style-name="P25"/>
      <text:p text:style-name="P25"><text:span text:style-name="_30_0-04_20_Bold_20_Underline">What are those libraries?</text:span></text:p>
      <text:p text:style-name="P25">There are libraries that can be compiled directly in the project, providing directly some technologies, like integrated Error Control System, pthreads thread pool, checking and reading of configuration files easily, projects common build versioning between C++ and Python parts, data sharing via dynamic format, etc. The included libraries are referred below. </text:p>
      <text:p text:style-name="P25"/>
      <text:list xml:id="list1525067174" text:style-name="WWNum2">
        <text:list-item>
          <text:list>
            <text:list-item>
              <text:p text:style-name="P20"><text:a xlink:type="simple" xlink:href="https://github.com/terablade2001/CECS" text:style-name="Internet_20_link" text:visited-style-name="Visited_20_Internet_20_Link"><text:span text:style-name="T17">CECS: C/C++ Error Control System</text:span></text:a></text:p>
            </text:list-item>
            <text:list-item>
              <text:p text:style-name="P20"><text:a xlink:type="simple" xlink:href="https://github.com/terablade2001/PThreadPool" text:style-name="Internet_20_link" text:visited-style-name="Visited_20_Internet_20_Link"><text:span text:style-name="T17">PThreadPool: pthreads Threading Pool in C++</text:span></text:a></text:p>
            </text:list-item>
            <text:list-item>
              <text:p text:style-name="P20"><text:a xlink:type="simple" xlink:href="https://github.com/terablade2001/vkp_Config" text:style-name="Internet_20_link" text:visited-style-name="Visited_20_Internet_20_Link"><text:span text:style-name="T17">vkp_Config: Configuration files reader in C++</text:span></text:a></text:p>
            </text:list-item>
            <text:list-item>
              <text:p text:style-name="P20"><text:a xlink:type="simple" xlink:href="https://github.com/terablade2001/vkpLibs" text:style-name="Internet_20_link" text:visited-style-name="Visited_20_Internet_20_Link"><text:span text:style-name="T17">vkpLibs: Utilities</text:span></text:a></text:p>
              <text:list>
                <text:list-item>
                  <text:p text:style-name="P20"><text:span text:style-name="_30_3-04_20_Code_20_Font_20_10pt"><text:span text:style-name="T16">vkpBuildVersioner</text:span></text:span><text:span text:style-name="_30_3-04_20_Code_20_Font_20_10pt"> [C++, Python]: System for automated versioning in C++ and Python.</text:span></text:p>
                </text:list-item>
                <text:list-item>
                  <text:p text:style-name="P20"><text:span text:style-name="_30_3-04_20_Code_20_Font_20_10pt"><text:span text:style-name="T16">vkpProgressBar</text:span></text:span><text:span text:style-name="_30_3-04_20_Code_20_Font_20_10pt"> [C++]: A class to create custom progress bars in the stdout, to monitor progress graphically.</text:span></text:p>
                </text:list-item>
                <text:list-item>
                  <text:p text:style-name="P20"><text:span text:style-name="_30_3-04_20_Code_20_Font_20_10pt"><text:span text:style-name="T16">vkpCircularBuffer</text:span></text:span><text:span text:style-name="_30_3-04_20_Code_20_Font_20_10pt"> [C++, Requires: CECS]: A very simple template-class for circular buffers where their index is treated alike infinite arrays.</text:span></text:p>
                </text:list-item>
                <text:list-item>
                  <text:p text:style-name="P20"><text:span text:style-name="_30_3-04_20_Code_20_Font_20_10pt"><text:span text:style-name="T16">vkpTimer</text:span></text:span><text:span text:style-name="_30_3-04_20_Code_20_Font_20_10pt"> [C++]: Classes for easily measuring and handling processing times between two points of code.</text:span></text:p>
                </text:list-item>
              </text:list>
            </text:list-item>
            <text:list-item>
              <text:p text:style-name="P20"><text:a xlink:type="simple" xlink:href="https://github.com/terablade2001/CCEXP" text:style-name="Internet_20_link" text:visited-style-name="Visited_20_Internet_20_Link"><text:span text:style-name="T17">CCEXP: Utility for easy user-defined structured data recording/importing/sharing in C++ / MatLab / Python3</text:span></text:a></text:p>
            </text:list-item>
            <text:list-item>
              <text:p text:style-name="P20"><text:a xlink:type="simple" xlink:href="https://github.com/terablade2001/MVECTOR" text:style-name="Internet_20_link" text:visited-style-name="Visited_20_Internet_20_Link"><text:span text:style-name="T17">MVECTOR: A modified partial &lt;vector&gt; library which also tracks the size of the allocated memory</text:span></text:a></text:p>
            </text:list-item>
          </text:list>
        </text:list-item>
      </text:list>
      <text:p text:style-name="P25"/>
      <text:p text:style-name="P25"><text:span text:style-name="_30_0-04_20_Bold_20_Underline">Why to use vp-cpp-template?</text:span></text:p>
      <text:p text:style-name="P25">If you need a ready-to-work-on framework, with those basic technologies, without messing up with the setup of all those libraries, this is a solution. It also contains example code on how <text:soft-page-break/>to build quick .dll modules and import them to test frameworks in both C++ and Python.</text:p>
      <text:p text:style-name="P25"/>
      <text:p text:style-name="P25"><text:span text:style-name="T16">vp-cpp-template</text:span> project also provides a BuildSystem approach thus the same code to be able to compiled and build on different environments easily.</text:p>
      <text:p text:style-name="P25"/>
      <text:list xml:id="list1038101943679" text:continue-list="list4181188903" text:style-name="WWNum1">
        <text:list-item>
          <text:list>
            <text:list-item>
              <text:h text:style-name="P28" text:outline-level="2"><text:bookmark-start text:name="__RefHeading___Toc4333_3407236965"/>Quick setup and test-run<text:bookmark-end text:name="__RefHeading___Toc4333_3407236965"/></text:h>
            </text:list-item>
          </text:list>
        </text:list-item>
      </text:list>
      <text:p text:style-name="_30_9_5f_Notes"><text:bookmark-end text:name="__RefHeading___Toc1577_1142464467"/>In the current version<text:span text:style-name="T19"> </text:span><text:span text:style-name="_30_1-10_20_Version_20_number"><text:span text:style-name="T19"><text:user-field-get text:name="libVersion">(0.028)</text:user-field-get></text:span></text:span>, modifications<text:span text:style-name="T19"> have been applied for the windows build only, while Ubuntu build has not yet tested and may not work. For Ubuntu work use </text:span><text:span text:style-name="_30_1-10_20_Version_20_number"><text:span text:style-name="T19">(0.026)</text:span></text:span><text:span text:style-name="T19"> version.</text:span></text:p>
      <text:p text:style-name="P31">To this end, this information is only referred to windows with TDM-GCC compiler.</text:p>
      <text:p text:style-name="_30_0_5f_Default_20_No_20_Spacing"/>
      <text:h text:style-name="P29" text:outline-level="3"><text:bookmark-start text:name="__RefHeading___Toc4335_3407236965"/>On Windows<text:bookmark-end text:name="__RefHeading___Toc4335_3407236965"/></text:h>
      <text:p text:style-name="P18">For windows you can use <text:a xlink:type="simple" xlink:href="https://jmeubank.github.io/tdm-gcc/about/" text:style-name="Internet_20_link" text:visited-style-name="Visited_20_Internet_20_Link">TDM-GCC</text:a><text:span text:style-name="T10"> compiler.</text:span></text:p>
      <text:p text:style-name="P18"><text:span text:style-name="T10">The procedure is the following.</text:span></text:p>
      <text:p text:style-name="P18"><text:span text:style-name="T10"/></text:p>
      <text:h text:style-name="P30" text:outline-level="4"><text:bookmark-start text:name="__RefHeading___Toc4337_3407236965"/><text:s/>Build on Windows<text:bookmark-end text:name="__RefHeading___Toc4337_3407236965"/></text:h>
      <text:p text:style-name="_30_0_5f_Default_20_No_20_Spacing">Clone and detatch the C++ template project<text:span text:style-name="T19">:</text:span></text:p>
      <text:p text:style-name="_31_1_5f_CODE_5f_Setup">git clone https://github.com/terablade2001/vp-cpp-template.git</text:p>
      <text:p text:style-name="_31_1_5f_CODE_5f_Setup">cd vp-cpp-template/BuildSystems/my-win64</text:p>
      <text:p text:style-name="_31_1_5f_CODE_5f_Setup">./detachProjectFromGit.sh</text:p>
      <text:p text:style-name="_30_0_5f_Default_20_No_20_Spacing"/>
      <text:p text:style-name="P18">Build the .dll Library, <text:span text:style-name="_30_2-01_20_Project">ExampleCAPI</text:span>. This library can be used as template to create your own <text:span text:style-name="T10">modules </text:span>as .dll files. The following commands will generate a <text:span text:style-name="_30_2-02_20_Filename_20_Executable">libExampleCAPI.dll</text:span> file, placed in both <text:span text:style-name="_30_2-03_20_Filepath">workdir/</text:span> and <text:span text:style-name="_30_2-03_20_Filepath">python/</text:span> folders.</text:p>
      <text:p text:style-name="_31_1_5f_CODE_5f_Setup">cd BuildSystems\my-win64\Libs\ExampleCAPI\</text:p>
      <text:p text:style-name="_31_1_5f_CODE_5f_Setup">cmake-build.cmd</text:p>
      <text:p text:style-name="_31_1_5f_CODE_5f_Setup">make-build.cmd</text:p>
      <text:p text:style-name="P18"><text:span text:style-name="T10">This .dll will contains codes from the following folders:</text:span></text:p>
      <text:p text:style-name="P18"><text:span text:style-name="_30_2-03_20_Filepath">Common\</text:span></text:p>
      <text:p text:style-name="P18"><text:span text:style-name="_30_2-03_20_Filepath">C++\Libs\ExampleCAPI\</text:span></text:p>
      <text:p text:style-name="_30_0_5f_Default_20_No_20_Spacing"/>
      <text:p text:style-name="P21">To test the .dll you have to build the executable.<text:span text:style-name="T20"> From the repository main folder use:</text:span></text:p>
      <text:p text:style-name="P32">cd BuildSystems\my-win64\</text:p>
      <text:p text:style-name="P33">cmake-build.cmd</text:p>
      <text:p text:style-name="P32">make-build.cmd</text:p>
      <text:p text:style-name="P22">This will generate the <text:span text:style-name="_30_2-02_20_Filename_20_Executable">vp-cpp-template.exe</text:span> executable in <text:span text:style-name="_30_2-03_20_Filepath">workdir/</text:span> directory, which actually runs two different projects defined by a tag <text:span text:style-name="_30_2-07_20_Code_20_Parts">ProcessType</text:span> in configuration files that are used as inputs to the executable.</text:p>
      <text:p text:style-name="P22"/>
      <text:h text:style-name="P30" text:outline-level="4"><text:bookmark-start text:name="__RefHeading___Toc4339_3407236965"/>Test on Windows<text:bookmark-end text:name="__RefHeading___Toc4339_3407236965"/></text:h>
      <text:p text:style-name="P19">Using the following commands:</text:p>
      <text:p text:style-name="_31_1_5f_CODE_5f_Setup">cd workdir</text:p>
      <text:p text:style-name="_31_1_5f_CODE_5f_Setup">vp-cpp-template.exe</text:p>
      <text:p text:style-name="P19">we get the following output which informs us that the executable needs at least 1 para<text:soft-page-break/>meter; a configuration file.</text:p>
      <text:p text:style-name="_31_2_5f_CODE_5f_TextRun">&lt;63, DummyClass.cpp, L-6&gt;: libExampleCAPI.dll:: DummyClass - constructor</text:p>
      <text:p text:style-name="_31_2_5f_CODE_5f_TextRun"/>
      <text:p text:style-name="_31_2_5f_CODE_5f_TextRun">=======================================================================</text:p>
      <text:p text:style-name="_31_2_5f_CODE_5f_TextRun">= VP-CPP-TEMPLATE (https://github.com/terablade2001/vp-cpp-template) <text:s/>=</text:p>
      <text:p text:style-name="_31_2_5f_CODE_5f_TextRun">= Program version: [0.028] <text:s text:c="43"/>=</text:p>
      <text:p text:style-name="_31_2_5f_CODE_5f_TextRun">=======================================================================</text:p>
      <text:p text:style-name="_31_2_5f_CODE_5f_TextRun"/>
      <text:p text:style-name="_31_2_5f_CODE_5f_TextRun">(*) Exception occurred:</text:p>
      <text:p text:style-name="_31_2_5f_CODE_5f_TextRun">-------------------------------------------------------</text:p>
      <text:p text:style-name="_31_2_5f_CODE_5f_TextRun">:: <text:s text:c="3"/>CECS (C/C++ Error Control System) v[0.131] <text:s text:c="4"/>::</text:p>
      <text:p text:style-name="_31_2_5f_CODE_5f_TextRun">:: <text:s text:c="7"/>www.github.com/terablade2001/CECS <text:s text:c="9"/>::</text:p>
      <text:p text:style-name="_31_2_5f_CODE_5f_TextRun">-------------------------------------------------------</text:p>
      <text:p text:style-name="_31_2_5f_CODE_5f_TextRun">======= (CECS::Project):: [1] Record(s) of ALL Types recorded! =======</text:p>
      <text:p text:style-name="_31_2_5f_CODE_5f_TextRun">= [ERROR <text:s/>]&gt; #Main: 58 |&gt; Use only one configuration file as parameter. Got [0] parameters, need only 1.</text:p>
      <text:p text:style-name="_31_2_5f_CODE_5f_TextRun">=======================================================</text:p>
      <text:p text:style-name="P22"/>
      <text:p text:style-name="P23">Two files are provided for the two different tests.</text:p>
      <text:p text:style-name="P23"/>
      <text:h text:style-name="_30_6_5f_Paragraph" text:outline-level="5"><text:bookmark-start text:name="__RefHeading___Toc4341_3407236965"/>confExample.cfg<text:bookmark-end text:name="__RefHeading___Toc4341_3407236965"/></text:h>
      <text:p text:style-name="P19">This is the configuration file which when used it demonstrates a lot of the vp-cpp-template libraries work.</text:p>
      <text:p text:style-name="_31_3_5f_CODE_5f_TextFile">ProcessType: Example</text:p>
      <text:p text:style-name="_31_3_5f_CODE_5f_TextFile"/>
      <text:p text:style-name="_31_3_5f_CODE_5f_TextFile"># This is a configuration file for initialization</text:p>
      <text:p text:style-name="_31_3_5f_CODE_5f_TextFile">ExportTestFile: test-exported.ccexp</text:p>
      <text:p text:style-name="P23">Thus by running:</text:p>
      <text:p text:style-name="_31_1_5f_CODE_5f_Setup">vp-cpp-template.exe confExample.cfg</text:p>
      <text:p text:style-name="P23">we get:</text:p>
      <text:p text:style-name="_31_2_5f_CODE_5f_TextRun">&lt;63, DummyClass.cpp, L-6&gt;: libExampleCAPI.dll:: DummyClass - constructor</text:p>
      <text:p text:style-name="_31_2_5f_CODE_5f_TextRun"/>
      <text:p text:style-name="_31_2_5f_CODE_5f_TextRun">=======================================================================</text:p>
      <text:p text:style-name="_31_2_5f_CODE_5f_TextRun">= VP-CPP-TEMPLATE (https://github.com/terablade2001/vp-cpp-template) <text:s/>=</text:p>
      <text:p text:style-name="_31_2_5f_CODE_5f_TextRun">= Program version: [0.028] <text:s text:c="43"/>=</text:p>
      <text:p text:style-name="_31_2_5f_CODE_5f_TextRun">=======================================================================</text:p>
      <text:p text:style-name="_31_2_5f_CODE_5f_TextRun">ProcessType: Example</text:p>
      <text:p text:style-name="_31_2_5f_CODE_5f_TextRun">=======================================================================</text:p>
      <text:p text:style-name="_31_2_5f_CODE_5f_TextRun">&lt;63, Example.cpp, L-89&gt;: Example() called</text:p>
      <text:p text:style-name="_31_2_5f_CODE_5f_TextRun">&lt;0, [argc==2], Example.cpp, L-103&gt;: Entered Example (with argc == 2)...</text:p>
      <text:p text:style-name="_31_2_5f_CODE_5f_TextRun">Progress: [====================]</text:p>
      <text:p text:style-name="_31_2_5f_CODE_5f_TextRun">&lt;63, Example.cpp, L-152&gt;: CircBuffValues: [0]:-62, [1]:-61</text:p>
      <text:p text:style-name="_31_2_5f_CODE_5f_TextRun">- Timers Map [Example Timers]:</text:p>
      <text:p text:style-name="_31_2_5f_CODE_5f_TextRun"><text:s text:c="2"/>- Timer [00 - Loading configuration]: Avg = 0.109 ms. (0.109 / 1)</text:p>
      <text:p text:style-name="_31_2_5f_CODE_5f_TextRun"><text:s text:c="2"/>- Timer [01 - Loading and setup]: Avg = 0.0627 ms. (0.0627 / 1)</text:p>
      <text:p text:style-name="_31_2_5f_CODE_5f_TextRun"><text:s text:c="2"/>- Timer [02 - Threading time]: Avg = 2479.87 ms. (2479.87 / 1)</text:p>
      <text:p text:style-name="_31_2_5f_CODE_5f_TextRun"><text:s/>* Total Avg. Time: 2480.04 ms, for 3/3 timers.</text:p>
      <text:p text:style-name="_31_2_5f_CODE_5f_TextRun">- Timer [storing and cleaning ccexp]: Avg = 1.3151 ms. (1.3151 / 1)</text:p>
      <text:p text:style-name="_31_2_5f_CODE_5f_TextRun">- Timers Map [Example Timers]: Disabled.</text:p>
      <text:p text:style-name="_31_2_5f_CODE_5f_TextRun">- Timer [storing and cleaning ccexp] is not enabled</text:p>
      <text:p text:style-name="_31_2_5f_CODE_5f_TextRun"/>
      <text:p text:style-name="_31_2_5f_CODE_5f_TextRun">(*) Exception occurred:</text:p>
      <text:p text:style-name="_31_2_5f_CODE_5f_TextRun">-------------------------------------------------------</text:p>
      <text:p text:style-name="_31_2_5f_CODE_5f_TextRun">:: <text:s text:c="3"/>CECS (C/C++ Error Control System) v[0.131] <text:s text:c="4"/>::</text:p>
      <text:p text:style-name="_31_2_5f_CODE_5f_TextRun">:: <text:s text:c="7"/>www.github.com/terablade2001/CECS <text:s text:c="9"/>::</text:p>
      <text:p text:style-name="_31_2_5f_CODE_5f_TextRun">-------------------------------------------------------</text:p>
      <text:p text:style-name="_31_2_5f_CODE_5f_TextRun">======= (CECS::Project):: [2] Record(s) of ALL Types recorded! =======</text:p>
      <text:p text:style-name="_31_2_5f_CODE_5f_TextRun">= [ERROR <text:s/>]&gt; #Example: 164 |&gt; [EXAMPLE forced Error] -&gt; To see how CECS works! ;)</text:p>
      <text:p text:style-name="_31_2_5f_CODE_5f_TextRun">= [ERROR <text:s/>]&gt; #Main: 64 |&gt; Failed to run "Example()" function!</text:p>
      <text:p text:style-name="_31_2_5f_CODE_5f_TextRun">=====================================================</text:p>
      <text:p text:style-name="P23">Use can checkout the code to see how different libraries are used for this demo.</text:p>
      <text:p text:style-name="P23"/>
      <text:h text:style-name="_30_6_5f_Paragraph" text:outline-level="5"><text:bookmark-start text:name="__RefHeading___Toc4343_3407236965"/>confTestExample.cfg<text:bookmark-end text:name="__RefHeading___Toc4343_3407236965"/></text:h>
      <text:p text:style-name="_30_0_5f_Default_20_No_20_Spacing">This is an example to demonstrate who the .dll <text:span text:style-name="T10">can be used through it's API which is defined at the file </text:span><text:span text:style-name="_30_2-03_20_Filepath">C++/Libs/ExampleCAPI/API-Headers/</text:span><text:span text:style-name="_30_2-02_20_Filename">ExampleCAPI.hpp</text:span><text:span text:style-name="T21">. The configuration file is:</text:span></text:p>
      <text:p text:style-name="_31_3_5f_CODE_5f_TextFile">ProcessType: TestExampleCAPI</text:p>
      <text:p text:style-name="_31_3_5f_CODE_5f_TextFile"/>
      <text:p text:style-name="_31_3_5f_CODE_5f_TextFile"># This is a configuration file for initialization</text:p>
      <text:p text:style-name="_31_3_5f_CODE_5f_TextFile">InputValue: 1.2</text:p>
      <text:p text:style-name="P23">and by running:</text:p>
      <text:p text:style-name="_31_1_5f_CODE_5f_Setup">vp-cpp-template.exe confTestExample.cfg</text:p>
      <text:p text:style-name="P23"><text:soft-page-break/>we get the following output:</text:p>
      <text:p text:style-name="_31_2_5f_CODE_5f_TextRun">&lt;63, DummyClass.cpp, L-6&gt;: libExampleCAPI.dll:: DummyClass - constructor</text:p>
      <text:p text:style-name="_31_2_5f_CODE_5f_TextRun"/>
      <text:p text:style-name="_31_2_5f_CODE_5f_TextRun">=======================================================================</text:p>
      <text:p text:style-name="_31_2_5f_CODE_5f_TextRun">= VP-CPP-TEMPLATE (https://github.com/terablade2001/vp-cpp-template) <text:s/>=</text:p>
      <text:p text:style-name="_31_2_5f_CODE_5f_TextRun">= Program version: [0.028] <text:s text:c="43"/>=</text:p>
      <text:p text:style-name="_31_2_5f_CODE_5f_TextRun">=======================================================================</text:p>
      <text:p text:style-name="_31_2_5f_CODE_5f_TextRun">ProcessType: TestExampleCAPI</text:p>
      <text:p text:style-name="_31_2_5f_CODE_5f_TextRun">=======================================================================</text:p>
      <text:p text:style-name="_31_2_5f_CODE_5f_TextRun">&lt;63, TestExampleCAPI.cpp, L-33&gt;: dll has errors. Return error string:</text:p>
      <text:p text:style-name="_31_2_5f_CODE_5f_TextRun">-------------------------------------------------------</text:p>
      <text:p text:style-name="_31_2_5f_CODE_5f_TextRun">:: <text:s text:c="3"/>CECS (C/C++ Error Control System) v[0.131] <text:s text:c="4"/>::</text:p>
      <text:p text:style-name="_31_2_5f_CODE_5f_TextRun">:: <text:s text:c="7"/>www.github.com/terablade2001/CECS <text:s text:c="9"/>::</text:p>
      <text:p text:style-name="_31_2_5f_CODE_5f_TextRun">-------------------------------------------------------</text:p>
      <text:p text:style-name="_31_2_5f_CODE_5f_TextRun">======= (CECS-Default):: [2] Record(s) of ALL Types recorded! =======</text:p>
      <text:p text:style-name="_31_2_5f_CODE_5f_TextRun">= [ERROR <text:s/>]&gt; #Mod-Default: [CECS-c.cpp], 330 |&gt; CECS_RecError/Mod(): CECS was Not Initialized!</text:p>
      <text:p text:style-name="_31_2_5f_CODE_5f_TextRun">= [ERROR <text:s/>]&gt; #undefined-Mod: [DummyClass.cpp], 7 |&gt; Generated constructor error, in DummyClass!</text:p>
      <text:p text:style-name="_31_2_5f_CODE_5f_TextRun">================================================</text:p>
      <text:p text:style-name="_31_2_5f_CODE_5f_TextRun">&lt;63, TestExampleCAPI.cpp, L-35&gt;: dll errors cleared. Continue...</text:p>
      <text:p text:style-name="_31_2_5f_CODE_5f_TextRun"/>
      <text:p text:style-name="_31_2_5f_CODE_5f_TextRun">= Library [ExampleCAPI.dll]: Version: [0.027]</text:p>
      <text:p text:style-name="_31_2_5f_CODE_5f_TextRun">&lt;63, TestExampleCAPI.cpp, L-49&gt;: InputValue = 1.2</text:p>
      <text:p text:style-name="_31_2_5f_CODE_5f_TextRun">&lt;63, ExampleCAPI.cpp, L-21&gt;: ExampleCAPI - Initialize</text:p>
      <text:p text:style-name="_31_2_5f_CODE_5f_TextRun">&lt;63, ExampleCAPI.cpp, L-27&gt;: ExampleCAPI - Process</text:p>
      <text:p text:style-name="_31_2_5f_CODE_5f_TextRun"/>
      <text:p text:style-name="_31_2_5f_CODE_5f_TextRun">(*) Exception occurred:</text:p>
      <text:p text:style-name="_31_2_5f_CODE_5f_TextRun">-------------------------------------------------------</text:p>
      <text:p text:style-name="_31_2_5f_CODE_5f_TextRun">:: <text:s text:c="3"/>CECS (C/C++ Error Control System) v[0.131] <text:s text:c="4"/>::</text:p>
      <text:p text:style-name="_31_2_5f_CODE_5f_TextRun">:: <text:s text:c="7"/>www.github.com/terablade2001/CECS <text:s text:c="9"/>::</text:p>
      <text:p text:style-name="_31_2_5f_CODE_5f_TextRun">-------------------------------------------------------</text:p>
      <text:p text:style-name="_31_2_5f_CODE_5f_TextRun">======= (CECS::Project):: [3] Record(s) of ALL Types recorded! =======</text:p>
      <text:p text:style-name="_31_2_5f_CODE_5f_TextRun">= [ERROR <text:s/>]&gt; #ExampleCAPI: 28 |&gt; Produced Error!</text:p>
      <text:p text:style-name="_31_2_5f_CODE_5f_TextRun">= [ERROR <text:s/>]&gt; #TestExampleCAPI: 54 |&gt; <text:s/>ExampleCAPI:: Process failed</text:p>
      <text:p text:style-name="_31_2_5f_CODE_5f_TextRun">= [ERROR <text:s/>]&gt; #Main: 66 |&gt; Failed to run "TestExampleCAPI" function!</text:p>
      <text:p text:style-name="_31_2_5f_CODE_5f_TextRun">===========================================</text:p>
      <text:p text:style-name="P23">This demonstration, shows how error control (CECS) is integrated throught the test framework (executable build) and the .dll build.</text:p>
      <text:p text:style-name="P23"/>
      <text:p text:style-name="P24">To this end, if a user wants to create a project the <text:span text:style-name="_30_2-01_20_Project">ExampleCAPI</text:span> can be renamed to something else and it's code to be used as base for development a C-API library. Testing of the C-API library (.dll) can be done via <text:span text:style-name="T10">using as template, the </text:span><text:span text:style-name="_30_2-02_20_Filename">TestExampleCAPI.hpp/cpp</text:span><text:span text:style-name="T10"> file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2" svg:font-family="OpenSymbol" style:font-charset="x-symbol"/>
    <style:font-face style:name="OpenSymbol1" svg:font-family="OpenSymbol" style:font-adornments="Regular" style:font-charset="x-symbol"/>
    <style:font-face style:name="0" svg:font-family="0"/>
    <style:font-face style:name="OpenSymbol" svg:font-family="OpenSymbol"/>
    <style:font-face style:name="Tahoma1" svg:font-family="Tahoma"/>
    <style:font-face style:name="Ubuntu Condensed1" svg:font-family="'Ubuntu Condensed'"/>
    <style:font-face style:name="Calibri5" svg:font-family="Calibri" style:font-family-generic="swiss"/>
    <style:font-face style:name="Courier New1" svg:font-family="'Courier New'" style:font-family-generic="modern" style:font-pitch="fixed"/>
    <style:font-face style:name="Courier New2" svg:font-family="'Courier New'" style:font-adornments="Italic"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3" svg:font-family="Calibri" style:font-family-generic="swiss" style:font-pitch="variable"/>
    <style:font-face style:name="Calibri4" svg:font-family="Calibri" style:font-adornments="Bold" style:font-family-generic="swiss" style:font-pitch="variable"/>
    <style:font-face style:name="Calibri1" svg:font-family="Calibri" style:font-adornments="Bold Italic" style:font-family-generic="swiss" style:font-pitch="variable"/>
    <style:font-face style:name="Calibri2" svg:font-family="Calibri" style:font-adornments="Italic" style:font-family-generic="swiss" style:font-pitch="variable"/>
    <style:font-face style:name="Calibri" svg:font-family="Calibri" style:font-adornments="Regular" style:font-family-generic="swiss" style:font-pitch="variable"/>
    <style:font-face style:name="Courier New3" svg:font-family="'Courier New'" style:font-family-generic="swiss" style:font-pitch="variable"/>
    <style:font-face style:name="Ubuntu Condensed" svg:font-family="'Ubuntu Condensed'" style:font-family-generic="swiss" style:font-pitch="variable"/>
    <style:font-face style:name="Verdana" svg:font-family="Verdana" style:font-adornments="Κανονικά" style:font-family-generic="swiss" style:font-pitch="variable"/>
    <style:font-face style:name="Arial Unicode MS" svg:font-family="'Arial Unicode MS'" style:font-family-generic="system" style:font-pitch="variable"/>
    <style:font-face style:name="OpenSymbol3" svg:font-family="OpenSymbol" style:font-family-generic="system" style:font-pitch="variable"/>
    <style:font-face style:name="Tahoma" svg:font-family="Tahoma" style:font-family-generic="system" style:font-pitch="variable"/>
  </office:font-face-decls>
  <office:styles>
    <draw:gradient draw:name="Gradient_20_10" draw:display-name="Gradient 10" draw:style="linear" draw:start-color="#ffffff" draw:end-color="#dddddd" draw:start-intensity="100%" draw:end-intensity="100%" draw:angle="270deg" draw:border="40%"/>
    <draw:gradient draw:name="Gradient_20_13" draw:display-name="Gradient 13" draw:style="linear" draw:start-color="#ffffff" draw:end-color="#eeeeee" draw:start-intensity="100%" draw:end-intensity="100%" draw:angle="270deg" draw:border="40%"/>
    <draw:gradient draw:name="Gradient_20_16" draw:display-name="Gradient 16" draw:style="linear" draw:start-color="#ffffff" draw:end-color="#ffff99" draw:start-intensity="100%" draw:end-intensity="100%" draw:angle="270deg" draw:border="19%"/>
    <draw:gradient draw:name="Gradient_20_17" draw:display-name="Gradient 17" draw:style="linear" draw:start-color="#ffffff" draw:end-color="#ffffcc" draw:start-intensity="100%" draw:end-intensity="100%" draw:angle="270deg" draw:border="19%"/>
    <draw:gradient draw:name="Gradient_20_19" draw:display-name="Gradient 19" draw:style="linear" draw:start-color="#ffffff" draw:end-color="#f6f9d4" draw:start-intensity="100%" draw:end-intensity="100%" draw:angle="270deg" draw:border="19%"/>
    <draw:gradient draw:name="Gradient_20_20" draw:display-name="Gradient 20" draw:style="linear" draw:start-color="#ffffff" draw:end-color="#dddddd" draw:start-intensity="100%" draw:end-intensity="100%" draw:angle="270deg" draw:border="50%"/>
    <draw:gradient draw:name="Gradient_20_26" draw:display-name="Gradient 26" draw:style="linear" draw:start-color="#eeeeee" draw:end-color="#ffebd9" draw:start-intensity="100%" draw:end-intensity="100%" draw:angle="270deg" draw:border="0%"/>
    <draw:gradient draw:name="Gradient_20_31" draw:display-name="Gradient 31" draw:style="linear" draw:start-color="#ffffff" draw:end-color="#77bc65" draw:start-intensity="100%" draw:end-intensity="100%" draw:angle="30deg" draw:border="10%"/>
    <draw:gradient draw:name="Gradient_20_33" draw:display-name="Gradient 33" draw:style="linear" draw:start-color="#ffffff" draw:end-color="#ff6d6d" draw:start-intensity="100%" draw:end-intensity="100%" draw:angle="30deg" draw:border="10%"/>
    <draw:gradient draw:name="Gradient_20_42" draw:display-name="Gradient 42" draw:style="linear" draw:start-color="#f2f8ff" draw:end-color="#ffffff" draw:start-intensity="100%" draw:end-intensity="100%" draw:angle="145deg" draw:border="0%"/>
    <draw:gradient draw:name="Gradient_20_5" draw:display-name="Gradient 5" draw:style="linear" draw:start-color="#ffffff" draw:end-color="#dddddd" draw:start-intensity="100%" draw:end-intensity="100%" draw:angle="270deg" draw:border="50%"/>
    <draw:gradient draw:name="Pastel_20_Bouquet" draw:display-name="Pastel Bouquet" draw:style="linear" draw:start-color="#dde8cb" draw:end-color="#ffd7d7" draw:start-intensity="100%" draw:end-intensity="100%" draw:angle="30deg" draw:border="0%"/>
    <draw:hatch draw:name="Hatching_20_12" draw:display-name="Hatching 12" draw:style="single" draw:color="#ffff38" draw:distance="0.057cm" draw:rotation="450"/>
    <draw:hatch draw:name="Hatching_20_3" draw:display-name="Hatching 3" draw:style="single" draw:color="#ffd9d9" draw:distance="0.057cm" draw:rotation="450"/>
    <draw:hatch draw:name="Hatching_20_9" draw:display-name="Hatching 9" draw:style="double" draw:color="#9999bf" draw:distance="0.113cm" draw:rotation="450"/>
    <draw:hatch draw:name="Red_20_90_20_Degrees_20_Crossed_20_1" draw:display-name="Red 90 Degrees Crossed 1" draw:style="single" draw:color="#00ff00" draw:distance="0.057cm" draw:rotation="450"/>
    <draw:hatch draw:name="Red_20_90_20_Degrees_20_Crossed_20_10" draw:display-name="Red 90 Degrees Crossed 10" draw:style="single" draw:color="#ababab" draw:distance="0.057cm" draw:rotation="1350"/>
    <draw:hatch draw:name="Red_20_90_20_Degrees_20_Crossed_20_11" draw:display-name="Red 90 Degrees Crossed 11" draw:style="single" draw:color="#00ff00" draw:distance="0.057cm" draw:rotation="1350"/>
    <draw:hatch draw:name="Red_20_90_20_Degrees_20_Crossed_20_12" draw:display-name="Red 90 Degrees Crossed 12" draw:style="single" draw:color="#ffd9d9" draw:distance="0.057cm" draw:rotation="1350"/>
    <draw:hatch draw:name="Red_20_90_20_Degrees_20_Crossed_20_3" draw:display-name="Red 90 Degrees Crossed 3" draw:style="single" draw:color="#00ff00" draw:distance="0.085cm" draw:rotation="450"/>
    <draw:hatch draw:name="Red_20_90_20_Degrees_20_Crossed_20_5" draw:display-name="Red 90 Degrees Crossed 5" draw:style="single" draw:color="#63bbee" draw:distance="0.085cm" draw:rotation="450"/>
    <draw:hatch draw:name="Red_20_90_20_Degrees_20_Crossed_20_6" draw:display-name="Red 90 Degrees Crossed 6" draw:style="single" draw:color="#f09e6f" draw:distance="0.085cm" draw:rotation="450"/>
    <draw:hatch draw:name="Red_20_90_20_Degrees_20_Crossed_20_7" draw:display-name="Red 90 Degrees Crossed 7" draw:style="single" draw:color="#ababab" draw:distance="0.085cm" draw:rotation="450"/>
    <draw:fill-image draw:name="Bitmap_20_4" draw:display-name="Bitmap 4" xlink:href="Pictures/100000000000000800000008AC3B046075A8FFAA.png" xlink:type="simple" xlink:show="embed" xlink:actuate="onLoad"/>
    <draw:opacity draw:name="Transparency_20_5" draw:display-name="Transparency 5" draw:style="linear" draw:start="20%" draw:end="100%" draw:angle="0deg" draw:border="20%"/>
    <draw:marker draw:name="Arrow" svg:viewBox="0 0 20 30" svg:d="M10 0l-10 30h20z"/>
    <draw:marker draw:name="Dimension_20_Lines" draw:display-name="Dimension Lines" svg:viewBox="0 0 836 110" svg:d="M0 0h278 278 280v36 36 38h-278-278-280v-36-36z"/>
    <draw:stroke-dash draw:name="Dashed_20__28_var_29__20_10" draw:display-name="Dashed (var) 10" draw:style="rect" draw:dots1="1" draw:dots1-length="0.011cm" draw:dots2="1" draw:dots2-length="0.011cm" draw:distance="0.011cm"/>
    <draw:stroke-dash draw:name="Dashed_20__28_var_29__20_100" draw:display-name="Dashed (var) 100" draw:style="rect" draw:dots1="1" draw:dots1-length="0.011cm" draw:dots2="1" draw:dots2-length="0.011cm" draw:distance="0.011cm"/>
    <draw:stroke-dash draw:name="Dashed_20__28_var_29__20_101" draw:display-name="Dashed (var) 101" draw:style="rect" draw:dots1="1" draw:dots1-length="0.011cm" draw:dots2="1" draw:dots2-length="0.011cm" draw:distance="0.011cm"/>
    <draw:stroke-dash draw:name="Dashed_20__28_var_29__20_102" draw:display-name="Dashed (var) 102" draw:style="rect" draw:dots1="1" draw:dots1-length="0.011cm" draw:dots2="1" draw:dots2-length="0.011cm" draw:distance="0.011cm"/>
    <draw:stroke-dash draw:name="Dashed_20__28_var_29__20_103" draw:display-name="Dashed (var) 103" draw:style="rect" draw:dots1="1" draw:dots1-length="0.011cm" draw:dots2="1" draw:dots2-length="0.011cm" draw:distance="0.011cm"/>
    <draw:stroke-dash draw:name="Dashed_20__28_var_29__20_104" draw:display-name="Dashed (var) 104" draw:style="rect" draw:dots1="1" draw:dots1-length="0.011cm" draw:dots2="1" draw:dots2-length="0.011cm" draw:distance="0.011cm"/>
    <draw:stroke-dash draw:name="Dashed_20__28_var_29__20_105" draw:display-name="Dashed (var) 105" draw:style="rect" draw:dots1="1" draw:dots1-length="0.011cm" draw:dots2="1" draw:dots2-length="0.011cm" draw:distance="0.011cm"/>
    <draw:stroke-dash draw:name="Dashed_20__28_var_29__20_106" draw:display-name="Dashed (var) 106" draw:style="rect" draw:dots1="1" draw:dots1-length="0.011cm" draw:dots2="1" draw:dots2-length="0.011cm" draw:distance="0.011cm"/>
    <draw:stroke-dash draw:name="Dashed_20__28_var_29__20_107" draw:display-name="Dashed (var) 107" draw:style="rect" draw:dots1="1" draw:dots1-length="0.011cm" draw:dots2="1" draw:dots2-length="0.011cm" draw:distance="0.011cm"/>
    <draw:stroke-dash draw:name="Dashed_20__28_var_29__20_108" draw:display-name="Dashed (var) 108" draw:style="rect" draw:dots1="1" draw:dots1-length="0.011cm" draw:dots2="1" draw:dots2-length="0.011cm" draw:distance="0.011cm"/>
    <draw:stroke-dash draw:name="Dashed_20__28_var_29__20_109" draw:display-name="Dashed (var) 109"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10" draw:display-name="Dashed (var) 110" draw:style="rect" draw:dots1="1" draw:dots1-length="0.011cm" draw:dots2="1" draw:dots2-length="0.011cm" draw:distance="0.011cm"/>
    <draw:stroke-dash draw:name="Dashed_20__28_var_29__20_111" draw:display-name="Dashed (var) 111" draw:style="rect" draw:dots1="1" draw:dots1-length="0.011cm" draw:dots2="1" draw:dots2-length="0.011cm" draw:distance="0.011cm"/>
    <draw:stroke-dash draw:name="Dashed_20__28_var_29__20_112" draw:display-name="Dashed (var) 112" draw:style="rect" draw:dots1="1" draw:dots1-length="0.011cm" draw:dots2="1" draw:dots2-length="0.011cm" draw:distance="0.011cm"/>
    <draw:stroke-dash draw:name="Dashed_20__28_var_29__20_113" draw:display-name="Dashed (var) 113" draw:style="rect" draw:dots1="1" draw:dots1-length="0.011cm" draw:dots2="1" draw:dots2-length="0.011cm" draw:distance="0.011cm"/>
    <draw:stroke-dash draw:name="Dashed_20__28_var_29__20_114" draw:display-name="Dashed (var) 114" draw:style="rect" draw:dots1="1" draw:dots1-length="0.011cm" draw:dots2="1" draw:dots2-length="0.011cm" draw:distance="0.011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11cm" draw:dots2="1" draw:dots2-length="0.011cm" draw:distance="0.011cm"/>
    <draw:stroke-dash draw:name="Dashed_20__28_var_29__20_121" draw:display-name="Dashed (var) 121" draw:style="rect" draw:dots1="1" draw:dots1-length="0.011cm" draw:dots2="1" draw:dots2-length="0.011cm" draw:distance="0.011cm"/>
    <draw:stroke-dash draw:name="Dashed_20__28_var_29__20_122" draw:display-name="Dashed (var) 122" draw:style="rect" draw:dots1="1" draw:dots1-length="0.011cm" draw:dots2="1" draw:dots2-length="0.011cm" draw:distance="0.011cm"/>
    <draw:stroke-dash draw:name="Dashed_20__28_var_29__20_123" draw:display-name="Dashed (var) 123" draw:style="rect" draw:dots1="1" draw:dots1-length="0.011cm" draw:dots2="1" draw:dots2-length="0.011cm" draw:distance="0.011cm"/>
    <draw:stroke-dash draw:name="Dashed_20__28_var_29__20_124" draw:display-name="Dashed (var) 124" draw:style="rect" draw:dots1="1" draw:dots1-length="0.011cm" draw:dots2="1" draw:dots2-length="0.011cm" draw:distance="0.011cm"/>
    <draw:stroke-dash draw:name="Dashed_20__28_var_29__20_125" draw:display-name="Dashed (var) 125" draw:style="rect" draw:dots1="1" draw:dots1-length="0.011cm" draw:dots2="1" draw:dots2-length="0.011cm" draw:distance="0.011cm"/>
    <draw:stroke-dash draw:name="Dashed_20__28_var_29__20_126" draw:display-name="Dashed (var) 126" draw:style="rect" draw:dots1="1" draw:dots1-length="0.011cm" draw:dots2="1" draw:dots2-length="0.011cm" draw:distance="0.01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1cm" draw:dots2="1" draw:dots2-length="0.011cm" draw:distance="0.011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11cm" draw:dots2="1" draw:dots2-length="0.011cm" draw:distance="0.011cm"/>
    <draw:stroke-dash draw:name="Dashed_20__28_var_29__20_161" draw:display-name="Dashed (var) 161" draw:style="rect" draw:dots1="1" draw:dots1-length="0.011cm" draw:dots2="1" draw:dots2-length="0.011cm" draw:distance="0.011cm"/>
    <draw:stroke-dash draw:name="Dashed_20__28_var_29__20_162" draw:display-name="Dashed (var) 162" draw:style="rect" draw:dots1="1" draw:dots1-length="0.011cm" draw:dots2="1" draw:dots2-length="0.011cm" draw:distance="0.011cm"/>
    <draw:stroke-dash draw:name="Dashed_20__28_var_29__20_163" draw:display-name="Dashed (var) 163" draw:style="rect" draw:dots1="1" draw:dots1-length="0.011cm" draw:dots2="1" draw:dots2-length="0.011cm" draw:distance="0.011cm"/>
    <draw:stroke-dash draw:name="Dashed_20__28_var_29__20_164" draw:display-name="Dashed (var) 164" draw:style="rect" draw:dots1="1" draw:dots1-length="0.011cm" draw:dots2="1" draw:dots2-length="0.011cm" draw:distance="0.011cm"/>
    <draw:stroke-dash draw:name="Dashed_20__28_var_29__20_165" draw:display-name="Dashed (var) 165" draw:style="rect" draw:dots1="1" draw:dots1-length="0.011cm" draw:dots2="1" draw:dots2-length="0.011cm" draw:distance="0.011cm"/>
    <draw:stroke-dash draw:name="Dashed_20__28_var_29__20_166" draw:display-name="Dashed (var) 166" draw:style="rect" draw:dots1="1" draw:dots1-length="0.011cm" draw:dots2="1" draw:dots2-length="0.011cm" draw:distance="0.011cm"/>
    <draw:stroke-dash draw:name="Dashed_20__28_var_29__20_167" draw:display-name="Dashed (var) 167" draw:style="rect" draw:dots1="1" draw:dots1-length="0.011cm" draw:dots2="1" draw:dots2-length="0.011cm" draw:distance="0.011cm"/>
    <draw:stroke-dash draw:name="Dashed_20__28_var_29__20_168" draw:display-name="Dashed (var) 168" draw:style="rect" draw:dots1="1" draw:dots1-length="0.011cm" draw:dots2="1" draw:dots2-length="0.011cm" draw:distance="0.011cm"/>
    <draw:stroke-dash draw:name="Dashed_20__28_var_29__20_169" draw:display-name="Dashed (var) 169"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11cm" draw:dots2="1" draw:dots2-length="0.011cm" draw:distance="0.011cm"/>
    <draw:stroke-dash draw:name="Dashed_20__28_var_29__20_171" draw:display-name="Dashed (var) 171" draw:style="rect" draw:dots1="1" draw:dots1-length="0.011cm" draw:dots2="1" draw:dots2-length="0.011cm" draw:distance="0.011cm"/>
    <draw:stroke-dash draw:name="Dashed_20__28_var_29__20_172" draw:display-name="Dashed (var) 172" draw:style="rect" draw:dots1="1" draw:dots1-length="0.011cm" draw:dots2="1" draw:dots2-length="0.011cm" draw:distance="0.011cm"/>
    <draw:stroke-dash draw:name="Dashed_20__28_var_29__20_173" draw:display-name="Dashed (var) 173" draw:style="rect" draw:dots1="1" draw:dots1-length="0.011cm" draw:dots2="1" draw:dots2-length="0.011cm" draw:distance="0.011cm"/>
    <draw:stroke-dash draw:name="Dashed_20__28_var_29__20_174" draw:display-name="Dashed (var) 174" draw:style="rect" draw:dots1="1" draw:dots1-length="0.011cm" draw:dots2="1" draw:dots2-length="0.011cm" draw:distance="0.011cm"/>
    <draw:stroke-dash draw:name="Dashed_20__28_var_29__20_175" draw:display-name="Dashed (var) 175" draw:style="rect" draw:dots1="1" draw:dots1-length="0.011cm" draw:dots2="1" draw:dots2-length="0.011cm" draw:distance="0.011cm"/>
    <draw:stroke-dash draw:name="Dashed_20__28_var_29__20_176" draw:display-name="Dashed (var) 176" draw:style="rect" draw:dots1="1" draw:dots1-length="0.011cm" draw:dots2="1" draw:dots2-length="0.011cm" draw:distance="0.011cm"/>
    <draw:stroke-dash draw:name="Dashed_20__28_var_29__20_177" draw:display-name="Dashed (var) 177" draw:style="rect" draw:dots1="1" draw:dots1-length="0.011cm" draw:dots2="1" draw:dots2-length="0.011cm" draw:distance="0.011cm"/>
    <draw:stroke-dash draw:name="Dashed_20__28_var_29__20_178" draw:display-name="Dashed (var) 178" draw:style="rect" draw:dots1="1" draw:dots1-length="0.011cm" draw:dots2="1" draw:dots2-length="0.011cm" draw:distance="0.011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81" draw:display-name="Dashed (var) 181" draw:style="rect" draw:dots1="1" draw:dots1-length="0.011cm" draw:dots2="1" draw:dots2-length="0.011cm" draw:distance="0.011cm"/>
    <draw:stroke-dash draw:name="Dashed_20__28_var_29__20_182" draw:display-name="Dashed (var) 182" draw:style="rect" draw:dots1="1" draw:dots1-length="0.011cm" draw:dots2="1" draw:dots2-length="0.011cm" draw:distance="0.011cm"/>
    <draw:stroke-dash draw:name="Dashed_20__28_var_29__20_183" draw:display-name="Dashed (var) 183" draw:style="rect" draw:dots1="1" draw:dots1-length="0.011cm" draw:dots2="1" draw:dots2-length="0.011cm" draw:distance="0.011cm"/>
    <draw:stroke-dash draw:name="Dashed_20__28_var_29__20_184" draw:display-name="Dashed (var) 184" draw:style="rect" draw:dots1="1" draw:dots1-length="0.011cm" draw:dots2="1" draw:dots2-length="0.011cm" draw:distance="0.011cm"/>
    <draw:stroke-dash draw:name="Dashed_20__28_var_29__20_185" draw:display-name="Dashed (var) 185" draw:style="rect" draw:dots1="1" draw:dots1-length="0.011cm" draw:dots2="1" draw:dots2-length="0.011cm" draw:distance="0.011cm"/>
    <draw:stroke-dash draw:name="Dashed_20__28_var_29__20_186" draw:display-name="Dashed (var) 186" draw:style="rect" draw:dots1="1" draw:dots1-length="0.011cm" draw:dots2="1" draw:dots2-length="0.011cm" draw:distance="0.011cm"/>
    <draw:stroke-dash draw:name="Dashed_20__28_var_29__20_187" draw:display-name="Dashed (var) 187" draw:style="rect" draw:dots1="1" draw:dots1-length="0.011cm" draw:dots2="1" draw:dots2-length="0.011cm" draw:distance="0.011cm"/>
    <draw:stroke-dash draw:name="Dashed_20__28_var_29__20_188" draw:display-name="Dashed (var) 188" draw:style="rect" draw:dots1="1" draw:dots1-length="0.011cm" draw:dots2="1" draw:dots2-length="0.011cm" draw:distance="0.011cm"/>
    <draw:stroke-dash draw:name="Dashed_20__28_var_29__20_189" draw:display-name="Dashed (var) 189"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190" draw:display-name="Dashed (var) 190" draw:style="rect" draw:dots1="1" draw:dots1-length="0.011cm" draw:dots2="1" draw:dots2-length="0.011cm" draw:distance="0.011cm"/>
    <draw:stroke-dash draw:name="Dashed_20__28_var_29__20_191" draw:display-name="Dashed (var) 191" draw:style="rect" draw:dots1="1" draw:dots1-length="0.011cm" draw:dots2="1" draw:dots2-length="0.011cm" draw:distance="0.011cm"/>
    <draw:stroke-dash draw:name="Dashed_20__28_var_29__20_192" draw:display-name="Dashed (var) 192" draw:style="rect" draw:dots1="1" draw:dots1-length="0.011cm" draw:dots2="1" draw:dots2-length="0.011cm" draw:distance="0.011cm"/>
    <draw:stroke-dash draw:name="Dashed_20__28_var_29__20_193" draw:display-name="Dashed (var) 193" draw:style="rect" draw:dots1="1" draw:dots1-length="0.011cm" draw:dots2="1" draw:dots2-length="0.011cm" draw:distance="0.011cm"/>
    <draw:stroke-dash draw:name="Dashed_20__28_var_29__20_194" draw:display-name="Dashed (var) 194" draw:style="rect" draw:dots1="1" draw:dots1-length="0.011cm" draw:dots2="1" draw:dots2-length="0.011cm" draw:distance="0.011cm"/>
    <draw:stroke-dash draw:name="Dashed_20__28_var_29__20_195" draw:display-name="Dashed (var) 195" draw:style="rect" draw:dots1="1" draw:dots1-length="0.011cm" draw:dots2="1" draw:dots2-length="0.011cm" draw:distance="0.011cm"/>
    <draw:stroke-dash draw:name="Dashed_20__28_var_29__20_196" draw:display-name="Dashed (var) 196" draw:style="rect" draw:dots1="1" draw:dots1-length="0.011cm" draw:dots2="1" draw:dots2-length="0.011cm" draw:distance="0.011cm"/>
    <draw:stroke-dash draw:name="Dashed_20__28_var_29__20_197" draw:display-name="Dashed (var) 197" draw:style="rect" draw:dots1="1" draw:dots1-length="0.011cm" draw:dots2="1" draw:dots2-length="0.011cm" draw:distance="0.011cm"/>
    <draw:stroke-dash draw:name="Dashed_20__28_var_29__20_198" draw:display-name="Dashed (var) 198" draw:style="rect" draw:dots1="1" draw:dots1-length="0.011cm" draw:dots2="1" draw:dots2-length="0.011cm" draw:distance="0.011cm"/>
    <draw:stroke-dash draw:name="Dashed_20__28_var_29__20_199" draw:display-name="Dashed (var) 19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00" draw:display-name="Dashed (var) 200" draw:style="rect" draw:dots1="1" draw:dots1-length="0.011cm" draw:dots2="1" draw:dots2-length="0.011cm" draw:distance="0.011cm"/>
    <draw:stroke-dash draw:name="Dashed_20__28_var_29__20_201" draw:display-name="Dashed (var) 201" draw:style="rect" draw:dots1="1" draw:dots1-length="0.011cm" draw:dots2="1" draw:dots2-length="0.011cm" draw:distance="0.011cm"/>
    <draw:stroke-dash draw:name="Dashed_20__28_var_29__20_202" draw:display-name="Dashed (var) 202" draw:style="rect" draw:dots1="1" draw:dots1-length="0.011cm" draw:dots2="1" draw:dots2-length="0.011cm" draw:distance="0.011cm"/>
    <draw:stroke-dash draw:name="Dashed_20__28_var_29__20_203" draw:display-name="Dashed (var) 203" draw:style="rect" draw:dots1="1" draw:dots1-length="0.011cm" draw:dots2="1" draw:dots2-length="0.011cm" draw:distance="0.011cm"/>
    <draw:stroke-dash draw:name="Dashed_20__28_var_29__20_204" draw:display-name="Dashed (var) 204" draw:style="rect" draw:dots1="1" draw:dots1-length="0.011cm" draw:dots2="1" draw:dots2-length="0.011cm" draw:distance="0.011cm"/>
    <draw:stroke-dash draw:name="Dashed_20__28_var_29__20_205" draw:display-name="Dashed (var) 205" draw:style="rect" draw:dots1="1" draw:dots1-length="0.011cm" draw:dots2="1" draw:dots2-length="0.011cm" draw:distance="0.011cm"/>
    <draw:stroke-dash draw:name="Dashed_20__28_var_29__20_206" draw:display-name="Dashed (var) 206" draw:style="rect" draw:dots1="1" draw:dots1-length="0.011cm" draw:dots2="1" draw:dots2-length="0.011cm" draw:distance="0.011cm"/>
    <draw:stroke-dash draw:name="Dashed_20__28_var_29__20_207" draw:display-name="Dashed (var) 207" draw:style="rect" draw:dots1="1" draw:dots1-length="0.011cm" draw:dots2="1" draw:dots2-length="0.011cm" draw:distance="0.011cm"/>
    <draw:stroke-dash draw:name="Dashed_20__28_var_29__20_208" draw:display-name="Dashed (var) 208" draw:style="rect" draw:dots1="1" draw:dots1-length="0.011cm" draw:dots2="1" draw:dots2-length="0.011cm" draw:distance="0.011cm"/>
    <draw:stroke-dash draw:name="Dashed_20__28_var_29__20_209" draw:display-name="Dashed (var) 209"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Dashed_20__28_var_29__20_92" draw:display-name="Dashed (var) 92" draw:style="rect" draw:dots1="1" draw:dots1-length="0.011cm" draw:dots2="1" draw:dots2-length="0.011cm" draw:distance="0.011cm"/>
    <draw:stroke-dash draw:name="Dashed_20__28_var_29__20_93" draw:display-name="Dashed (var) 93" draw:style="rect" draw:dots1="1" draw:dots1-length="0.011cm" draw:dots2="1" draw:dots2-length="0.011cm" draw:distance="0.011cm"/>
    <draw:stroke-dash draw:name="Dashed_20__28_var_29__20_94" draw:display-name="Dashed (var) 94" draw:style="rect" draw:dots1="1" draw:dots1-length="0.011cm" draw:dots2="1" draw:dots2-length="0.011cm" draw:distance="0.011cm"/>
    <draw:stroke-dash draw:name="Dashed_20__28_var_29__20_95" draw:display-name="Dashed (var) 95" draw:style="rect" draw:dots1="1" draw:dots1-length="0.011cm" draw:dots2="1" draw:dots2-length="0.011cm" draw:distance="0.011cm"/>
    <draw:stroke-dash draw:name="Dashed_20__28_var_29__20_96" draw:display-name="Dashed (var) 96" draw:style="rect" draw:dots1="1" draw:dots1-length="0.011cm" draw:dots2="1" draw:dots2-length="0.011cm" draw:distance="0.011cm"/>
    <draw:stroke-dash draw:name="Dashed_20__28_var_29__20_97" draw:display-name="Dashed (var) 97" draw:style="rect" draw:dots1="1" draw:dots1-length="0.011cm" draw:dots2="1" draw:dots2-length="0.011cm" draw:distance="0.011cm"/>
    <draw:stroke-dash draw:name="Dashed_20__28_var_29__20_98" draw:display-name="Dashed (var) 98" draw:style="rect" draw:dots1="1" draw:dots1-length="0.011cm" draw:dots2="1" draw:dots2-length="0.011cm" draw:distance="0.011cm"/>
    <draw:stroke-dash draw:name="Dashed_20__28_var_29__20_99" draw:display-name="Dashed (var) 99" draw:style="rect" draw:dots1="1" draw:dots1-length="0.011cm" draw:dots2="1" draw:dots2-length="0.011cm" draw:distance="0.011cm"/>
    <draw:stroke-dash draw:name="Ultrafine_20_Dashed" draw:display-name="Ultrafine Dashed" draw:style="rect" draw:dots1="1" draw:dots1-length="0.029cm" draw:dots2="1" draw:dots2-length="0.029cm" draw:distance="0.02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l" fo:country="GR"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l" fo:country="G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fo:language="zxx" fo:country="none"/>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_30_0_5f_Default" style:display-name="00_Default" style:family="paragraph" style:parent-style-name="Standard" style:class="text" style:master-page-name="">
      <style:paragraph-properties fo:margin-left="0cm" fo:margin-right="0cm" fo:margin-top="0cm" fo:margin-bottom="0cm" style:contextual-spacing="false" fo:text-align="start" style:justify-single-word="false" fo:hyphenation-ladder-count="no-limit" fo:text-indent="0.4cm" style:auto-text-indent="false" style:page-number="auto" style:shadow="none">
        <style:tab-stops/>
      </style:paragraph-properties>
      <style:text-properties style:font-name="Calibri" fo:font-family="Calibri" style:font-style-name="Regular" style:font-family-generic="swiss" style:font-pitch="variable" fo:font-size="14pt" fo:language="en" fo:country="GB" fo:hyphenate="true" fo:hyphenation-remain-char-count="2" fo:hyphenation-push-char-count="2" loext:hyphenation-no-caps="false"/>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text-properties style:font-name="Calibri" fo:font-family="Calibri" style:font-style-name="Regular" style:font-family-generic="swiss" style:font-pitch="variable"/>
    </style:style>
    <style:style style:name="_30_0_5f_Default_20_No_20_Spacing" style:display-name="00_Default No Spacing" style:family="paragraph" style:parent-style-name="_30_0_5f_Default">
      <style:paragraph-properties fo:margin-top="0cm" fo:margin-bottom="0cm" style:contextual-spacing="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text-properties style:font-name="Calibri" fo:font-family="Calibri" style:font-style-name="Regular" style:font-family-generic="swiss" style:font-pitch="variable"/>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_30_1_5f_BookTitle" style:display-name="01_BookTitle" style:family="paragraph" style:parent-style-name="_30_2_5f_Title" style:default-outline-level="" style:list-style-name="">
      <loext:graphic-properties draw:fill="solid" draw:fill-color="#ffffcc" draw:opacity="100%"/>
      <style:paragraph-properties fo:background-color="#ffffcc" style:border-line-width-top="0.002cm 0.035cm 0.002cm" style:border-line-width-bottom="0.002cm 0.035cm 0.002cm" fo:padding="1.05cm" fo:border-left="none" fo:border-right="none" fo:border-top="1.11pt double #000000" fo:border-bottom="1.11pt double #000000" style:shadow="none"/>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Frame_20_contents" style:display-name="Frame contents" style:family="paragraph" style:parent-style-name="Text_20_body" style:class="extra"/>
    <style:style style:name="Figure" style:family="paragraph" style:parent-style-name="Caption" style:class="extra">
      <loext:graphic-properties draw:fill="solid" draw:fill-color="#ccffff" draw:opacity="100%"/>
      <style:paragraph-properties fo:margin-top="0cm" fo:margin-bottom="0cm" style:contextual-spacing="false" fo:text-align="center" style:justify-single-word="false" fo:background-color="#ccffff"/>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loext:graphic-properties draw:fill="solid" draw:fill-color="#eeeeee" draw:opacity="100%"/>
      <style:paragraph-properties fo:text-align="center" style:justify-single-word="false" fo:background-color="#eeeeee"/>
    </style:style>
    <style:style style:name="Illustration" style:family="paragraph" style:parent-style-name="Caption" style:class="extra"/>
    <style:style style:name="_30_2_5f_Title" style:display-name="02_Title" style:family="paragraph" style:parent-style-name="_30_0_5f_Default" style:next-style-name="_30_0_5f_Default" style:default-outline-level="1" style:master-page-name="">
      <loext:graphic-properties draw:fill="solid" draw:fill-color="#e6e6ff" draw:opacity="100%"/>
      <style:paragraph-properties fo:margin-left="0cm" fo:margin-right="0cm" fo:margin-top="0cm" fo:margin-bottom="0.199cm" style:contextual-spacing="false" fo:text-align="center" style:justify-single-word="false" fo:text-indent="0cm" style:auto-text-indent="false" style:page-number="auto" fo:background-color="#e6e6ff" fo:padding="0.6cm" fo:border-left="none" fo:border-right="none" fo:border-top="0.99pt solid #000000" fo:border-bottom="0.99pt solid #000000" style:shadow="none">
        <style:tab-stops/>
      </style:paragraph-properties>
      <style:text-properties style:text-outline="false" fo:font-size="24pt" fo:text-shadow="none" fo:font-weight="bold" style:font-size-asian="16pt" style:font-weight-asian="bold" style:font-size-complex="16pt" style:font-weight-complex="bold"/>
    </style:style>
    <style:style style:name="_30_3_5f_Chapter" style:display-name="03_Chapter" style:family="paragraph" style:parent-style-name="_30_0_5f_Default" style:next-style-name="_30_0_5f_Default" style:default-outline-level="2" style:master-page-name="">
      <loext:graphic-properties draw:fill="none" draw:fill-color="#cfe7f5"/>
      <style:paragraph-properties fo:margin-left="0cm" fo:margin-right="0cm" fo:margin-top="0cm" fo:margin-bottom="0.3cm" style:contextual-spacing="false" fo:text-indent="0cm" style:auto-text-indent="false" style:page-number="auto" fo:background-color="transparent"/>
      <style:text-properties fo:font-variant="normal" fo:text-transform="none" style:font-name="Calibri4" fo:font-family="Calibri" style:font-style-name="Bold" style:font-family-generic="swiss" style:font-pitch="variable" fo:font-size="20pt" fo:letter-spacing="normal" style:text-underline-style="solid" style:text-underline-width="auto" style:text-underline-color="font-color" fo:font-weight="bold" style:font-size-asian="13pt" style:font-weight-asian="bold" style:font-size-complex="13pt" style:font-weight-complex="bold"/>
    </style:style>
    <style:style style:name="_30_4_5f_Section" style:display-name="04_Section" style:family="paragraph" style:parent-style-name="_30_3_5f_Chapter" style:next-style-name="_30_0_5f_Default" style:default-outline-level="3">
      <loext:graphic-properties draw:fill="none" draw:fill-color="#cfe7f5"/>
      <style:paragraph-properties fo:margin-left="0.499cm" fo:margin-right="0cm" fo:margin-top="0cm" fo:margin-bottom="0.3cm" style:contextual-spacing="false" fo:text-indent="0cm" style:auto-text-indent="false" fo:background-color="transparent"/>
      <style:text-properties fo:font-size="18pt"/>
    </style:style>
    <style:style style:name="_30_5_5f_SubSection" style:display-name="05_SubSection" style:family="paragraph" style:parent-style-name="_30_4_5f_Section" style:next-style-name="_30_0_5f_Default" style:default-outline-level="4">
      <loext:graphic-properties draw:fill="gradient" draw:fill-color="#f0f0f0" draw:fill-gradient-name="Gradient_20_13" draw:gradient-step-count="64" draw:opacity="100%"/>
      <style:paragraph-properties fo:margin-left="1cm" fo:margin-right="0cm" fo:margin-top="0cm" fo:margin-bottom="0.3cm" style:contextual-spacing="false" fo:text-indent="0cm" style:auto-text-indent="false" fo:background-color="#f7f7f7"/>
      <style:text-properties fo:font-size="16pt"/>
    </style:style>
    <style:style style:name="_30_6_5f_Paragraph" style:display-name="06_Paragraph" style:family="paragraph" style:parent-style-name="_30_5_5f_SubSection" style:next-style-name="_30_0_5f_Default" style:default-outline-level="5">
      <loext:graphic-properties draw:fill="gradient" draw:fill-color="#e6e6e6" draw:fill-gradient-name="Gradient_20_10" draw:gradient-step-count="64"/>
      <style:paragraph-properties fo:margin-left="1.499cm" fo:margin-right="0cm" fo:margin-top="0cm" fo:margin-bottom="0.3cm" style:contextual-spacing="false" fo:text-indent="0cm" style:auto-text-indent="false" fo:background-color="#eeeeee"/>
      <style:text-properties fo:font-size="15pt"/>
    </style:style>
    <style:style style:name="_30_7_5f_SubParagraph" style:display-name="07_SubParagraph" style:family="paragraph" style:parent-style-name="_30_0_5f_Default_20_No_20_Spacing" style:next-style-name="_30_0_5f_Default_20_No_20_Spacing" style:default-outline-level="6" style:list-style-name="">
      <loext:graphic-properties draw:fill="gradient" draw:fill-color="#dcdcdc" draw:fill-gradient-name="Gradient_20_20" draw:gradient-step-count="0"/>
      <style:paragraph-properties fo:background-color="#eeeeee"/>
      <style:text-properties style:text-underline-style="solid" style:text-underline-width="auto" style:text-underline-color="font-color" fo:font-weight="bold"/>
    </style:style>
    <style:style style:name="_31_0_5f_CODE" style:display-name="10_CODE" style:family="paragraph" style:parent-style-name="_30_0_5f_Default" style:master-page-name="">
      <loext:graphic-properties draw:fill="none" draw:fill-color="#cfe7f5"/>
      <style:paragraph-properties fo:margin-left="0cm" fo:margin-right="0cm" fo:margin-top="0cm" fo:margin-bottom="0cm" style:contextual-spacing="false" fo:text-indent="0cm" style:auto-text-indent="false" style:page-number="auto" fo:background-color="transparent" fo:padding="0.15cm" fo:border="0.51pt solid #000000" style:shadow="none">
        <style:tab-stops/>
      </style:paragraph-properties>
      <style:text-properties style:font-name="Courier New" fo:font-family="'Courier New'" style:font-style-name="Regular" style:font-family-generic="modern" style:font-pitch="fixed" fo:font-size="6pt" fo:language="zxx" fo:country="none" style:font-size-asian="8pt" style:font-size-complex="8pt"/>
    </style:style>
    <style:style style:name="_31_1_5f_CODE_5f_Setup" style:display-name="11_CODE_Setup" style:family="paragraph" style:parent-style-name="_31_0_5f_CODE" style:default-outline-level="" style:list-style-name="">
      <loext:graphic-properties draw:fill="solid" draw:fill-color="#e6e6e6" draw:opacity="100%"/>
      <style:paragraph-properties fo:background-color="#e6e6e6" fo:padding="0cm" fo:border="none"/>
      <style:text-properties fo:font-size="8pt"/>
    </style:style>
    <style:style style:name="_31_2_5f_CODE_5f_TextRun" style:display-name="12_CODE_TextRun" style:family="paragraph" style:parent-style-name="_31_0_5f_CODE" style:default-outline-level="" style:list-style-name="">
      <loext:graphic-properties draw:fill="none" draw:fill-color="#cfe7f5"/>
      <style:paragraph-properties fo:background-color="transparent" style:border-line-width="0.002cm 0.088cm 0.088cm" fo:padding="0.15cm" fo:border="5.05pt double #c0c0c0"/>
      <style:text-properties fo:font-size="6pt"/>
    </style:style>
    <style:style style:name="_31_3_5f_CODE_5f_Text" style:display-name="13_CODE_Text" style:family="paragraph" style:parent-style-name="_30_0_5f_Default" style:master-page-name="">
      <style:paragraph-properties fo:margin-left="0cm" fo:margin-right="0cm" fo:margin-top="0cm" fo:margin-bottom="0cm" style:contextual-spacing="false" fo:text-indent="0cm" style:auto-text-indent="false" style:page-number="auto" fo:padding-left="0.4cm" fo:padding-right="0.101cm" fo:padding-top="0.101cm" fo:padding-bottom="0.101cm" fo:border="0.06pt solid #999999" style:shadow="none">
        <style:tab-stops/>
      </style:paragraph-properties>
      <style:text-properties fo:color="#4c4c4c" loext:opacity="100%" style:font-name="Courier New" fo:font-family="'Courier New'" style:font-style-name="Regular" style:font-family-generic="modern" style:font-pitch="fixed" fo:font-size="8pt"/>
    </style:style>
    <style:style style:name="_31_4_5f_IMPORTANT" style:display-name="14_IMPORTANT" style:family="paragraph" style:parent-style-name="_30_0_5f_Default">
      <loext:graphic-properties draw:fill="gradient" draw:fill-color="#ffff99" draw:fill-gradient-name="Gradient_20_16" draw:gradient-step-count="0" draw:opacity="100%"/>
      <style:paragraph-properties fo:background-color="#ffffcc" fo:padding-left="0.15cm" fo:padding-right="0.049cm" fo:padding-top="0.049cm" fo:padding-bottom="0.049cm" fo:border="0.06pt solid #ff0000" style:shadow="none"/>
      <style:text-properties fo:color="#50200c" loext:opacity="100%" fo:language="el" fo:country="GR"/>
    </style:style>
    <style:style style:name="_31_5_5f_Conclusions" style:display-name="15_Conclusions" style:family="paragraph" style:parent-style-name="_30_0_5f_Default">
      <loext:graphic-properties draw:fill="gradient" draw:fill-color="#ffffcc" draw:fill-gradient-name="Gradient_20_17" draw:gradient-step-count="64" draw:opacity="100%"/>
      <style:paragraph-properties fo:margin-top="0cm" fo:margin-bottom="0.101cm" style:contextual-spacing="false" fo:background-color="#ffffe6" style:shadow="#666666 0.071cm 0.071cm"/>
      <style:text-properties fo:font-size="12pt"/>
    </style:style>
    <style:style style:name="_31_6_5f_Opinion_5f_Note" style:display-name="16_Opinion_Note" style:family="paragraph" style:parent-style-name="_30_0_5f_Default" style:master-page-name="">
      <loext:graphic-properties draw:fill="gradient" draw:fill-gradient-name="Gradient_20_19" draw:gradient-step-count="64"/>
      <style:paragraph-properties style:page-number="auto" fo:background-color="#fbfcea">
        <style:tab-stops/>
      </style:paragraph-properties>
      <style:text-properties fo:color="#224b12" loext:opacity="100%" fo:font-size="12pt" fo:font-style="italic" fo:font-weight="normal" style:font-style-asian="italic" style:font-style-complex="italic"/>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_31_7_5f_Quotes" style:display-name="17_Quotes" style:family="paragraph" style:parent-style-name="_30_0_5f_Default_20_No_20_Spacing">
      <loext:graphic-properties draw:fill="solid" draw:fill-color="#f8fcff"/>
      <style:paragraph-properties fo:background-color="#f8fcff"/>
      <style:text-properties fo:color="#3465a4" loext:opacity="100%" fo:font-size="10pt" fo:font-style="italic" style:text-underline-style="wave" style:text-underline-width="auto" style:text-underline-color="#dee6ef" officeooo:rsid="0021dc78"/>
    </style:style>
    <style:style style:name="Figure_20_Index_20_Heading" style:display-name="Figure Index Heading" style:family="paragraph" style:parent-style-name="Index_20_Heading" style:class="index">
      <loext:graphic-properties draw:fill="solid" draw:fill-color="#dee6ef"/>
      <style:paragraph-properties fo:margin-left="0cm" fo:margin-right="0cm" fo:text-indent="0cm" style:auto-text-indent="false" fo:background-color="#dee6ef" text:number-lines="false" text:line-number="0"/>
      <style:text-properties style:use-window-font-color="true" loext:opacity="0%" fo:font-size="16pt" fo:font-weight="bold" style:font-size-asian="16pt" style:font-weight-asian="bold" style:font-size-complex="16pt" style:font-weight-complex="bold"/>
    </style:style>
    <style:style style:name="Figure_20_Index_20_1" style:display-name="Figure Index 1" style:family="paragraph" style:parent-style-name="Index" style:class="index">
      <loext:graphic-properties draw:fill="solid" draw:fill-color="#dee6ef"/>
      <style:paragraph-properties fo:margin-left="0cm" fo:margin-right="0cm" fo:text-indent="0cm" style:auto-text-indent="false" fo:background-color="#dee6ef">
        <style:tab-stops>
          <style:tab-stop style:position="19.001cm" style:type="right" style:leader-style="dotted" style:leader-text="."/>
        </style:tab-stops>
      </style:paragraph-properties>
      <style:text-properties style:font-name="Calibri" fo:font-family="Calibri" style:font-style-name="Regular" style:font-family-generic="swiss" style:font-pitch="variable"/>
    </style:style>
    <style:style style:name="Table_20_index_20_heading" style:display-name="Table index heading" style:family="paragraph" style:parent-style-name="Index_20_Heading" style:class="index">
      <loext:graphic-properties draw:fill="solid" draw:fill-color="#dee7e5"/>
      <style:paragraph-properties fo:margin-left="0cm" fo:margin-right="0cm" fo:text-indent="0cm" style:auto-text-indent="false" fo:background-color="#dee7e5"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loext:graphic-properties draw:fill="solid" draw:fill-color="#dee7e5"/>
      <style:paragraph-properties fo:margin-left="0cm" fo:margin-right="0cm" fo:text-indent="0cm" style:auto-text-indent="false" fo:background-color="#dee7e5">
        <style:tab-stops>
          <style:tab-stop style:position="19.001cm" style:type="right" style:leader-style="dotted" style:leader-text="."/>
        </style:tab-stops>
      </style:paragraph-properties>
    </style:style>
    <style:style style:name="_30_8_5f_Errors" style:display-name="08_Errors" style:family="paragraph" style:parent-style-name="_30_0_5f_Default_20_No_20_Spacing" style:master-page-name="">
      <loext:graphic-properties draw:fill="hatch" draw:fill-color="#ffcccc" draw:fill-hatch-name="Hatching_20_3" draw:fill-hatch-solid="false" draw:fill-image-name="Bitmap_20_4" style:repeat="repeat"/>
      <style:paragraph-properties style:page-number="auto" fo:background-color="#ffd9d9" fo:padding="0.049cm" fo:border="0.06pt fine-dashed #ff3333" style:shadow="none"/>
      <style:text-properties fo:color="#ff0000" loext:opacity="100%" fo:font-style="italic"/>
    </style:style>
    <style:style style:name="_30_9_5f_Notes" style:display-name="09_Notes" style:family="paragraph" style:parent-style-name="_30_0_5f_Default_20_No_20_Spacing" style:master-page-name="">
      <loext:graphic-properties draw:fill="gradient" draw:fill-gradient-name="Gradient_20_26" draw:gradient-step-count="64"/>
      <style:paragraph-properties fo:margin-left="0cm" fo:margin-right="0cm" fo:margin-top="0.199cm" fo:margin-bottom="0.199cm" style:contextual-spacing="true" fo:text-indent="0.4cm" style:auto-text-indent="false" style:page-number="auto" fo:background-color="#f7ede3" fo:padding-left="0.199cm" fo:padding-right="0.049cm" fo:padding-top="0.15cm" fo:padding-bottom="0.199cm" fo:border="0.06pt fine-dashed #990000"/>
      <style:text-properties style:use-window-font-color="true" loext:opacity="0%" fo:font-size="14pt"/>
    </style:style>
    <style:style style:name="_30_8_5f_Deprecated_20_Text" style:display-name="08_Deprecated Text" style:family="paragraph" style:parent-style-name="_30_8_5f_Errors">
      <loext:graphic-properties draw:fill="hatch" draw:fill-hatch-name="Hatching_20_9" draw:fill-hatch-solid="false"/>
      <style:paragraph-properties fo:background-color="#9999bf"/>
      <style:text-properties style:use-window-font-color="true" loext:opacity="0%" fo:font-style="normal"/>
    </style:style>
    <style:style style:name="_33_0_5f_Issue_20_Captions" style:display-name="30_Issue Captions" style:family="paragraph" style:parent-style-name="Caption">
      <style:paragraph-properties fo:margin-top="0cm" fo:margin-bottom="0cm" style:contextual-spacing="false" fo:text-align="end" style:justify-single-word="false"/>
      <style:text-properties style:font-name="Courier New2" fo:font-family="'Courier New'" style:font-style-name="Italic" style:font-family-generic="modern" style:font-pitch="fixed" fo:font-size="6pt"/>
    </style:style>
    <style:style style:name="Issues_20_Index_20_Heading" style:display-name="Issues Index Heading" style:family="paragraph" style:parent-style-name="Table_20_index_20_heading">
      <loext:graphic-properties draw:fill="solid" draw:fill-color="#ffd7d7"/>
      <style:paragraph-properties fo:background-color="#ffd7d7"/>
    </style:style>
    <style:style style:name="Issues_20_Index_20_1" style:display-name="Issues Index 1" style:family="paragraph" style:parent-style-name="Table_20_index_20_heading">
      <loext:graphic-properties draw:fill="solid" draw:fill-color="#ffd7d7"/>
      <style:paragraph-properties fo:margin-top="0cm" fo:margin-bottom="0cm" style:contextual-spacing="false" fo:background-color="#ffd7d7"/>
      <style:text-properties style:font-name="Calibri" fo:font-family="Calibri" style:font-style-name="Regular" style:font-family-generic="swiss" style:font-pitch="variable" fo:font-size="12pt" fo:font-weight="normal"/>
    </style:style>
    <style:style style:name="_31_9_5f_TODO" style:display-name="19_TODO" style:family="paragraph" style:parent-style-name="_30_0_5f_Default_20_No_20_Spacing" style:next-style-name="_30_0_5f_Default_20_No_20_Spacing" style:master-page-name="">
      <loext:graphic-properties draw:fill="gradient" draw:fill-gradient-name="Gradient_20_33" draw:gradient-step-count="64"/>
      <style:paragraph-properties fo:margin-top="0.101cm" fo:margin-bottom="0.101cm" style:contextual-spacing="false" fo:text-align="end" style:justify-single-word="false" style:page-number="auto" fo:background-color="#ffb6b6" fo:padding="0.049cm" fo:border-left="none" fo:border-right="none" fo:border-top="0.06pt solid #8d281e" fo:border-bottom="0.06pt solid #8d281e" style:shadow="#000000 0.176cm 0.176cm"/>
      <style:text-properties fo:color="#c9211e" loext:opacity="100%" style:text-outline="true" fo:font-size="16pt" fo:language="zxx" fo:country="none" fo:font-style="italic" fo:font-weight="bold" officeooo:rsid="0107fca6"/>
    </style:style>
    <style:style style:name="_31_8_5f_Date" style:display-name="18_Date" style:family="paragraph" style:parent-style-name="_30_0_5f_Default" style:next-style-name="_30_0_5f_Default_20_No_20_Spacing" style:default-outline-level="9">
      <loext:graphic-properties draw:fill="hatch" draw:fill-hatch-name="Hatching_20_12" draw:fill-hatch-solid="false"/>
      <style:paragraph-properties fo:margin-left="0cm" fo:margin-right="0cm" fo:margin-top="0.199cm" fo:margin-bottom="0.199cm" style:contextual-spacing="false" fo:text-indent="0cm" style:auto-text-indent="false" fo:background-color="#ffff38" fo:padding="0.049cm" fo:border-left="none" fo:border-right="none" fo:border-top="none" fo:border-bottom="0.06pt solid #ff0000">
        <style:drop-cap/>
      </style:paragraph-properties>
      <style:text-properties fo:text-transform="uppercase" fo:color="#bf0041" loext:opacity="100%" style:text-outline="false" style:font-name="Calibri" fo:font-family="Calibri" style:font-style-name="Regular" style:font-family-generic="swiss" style:font-pitch="variable" fo:font-size="16pt" fo:language="en" fo:country="GB" fo:font-style="italic" fo:font-weight="bold" officeooo:rsid="00fe3d9d" style:font-weight-asian="normal" style:font-weight-complex="normal" style:font-relief="none" style:text-overline-style="none" style:text-overline-color="font-color"/>
    </style:style>
    <style:style style:name="_31_9_5f_DONE" style:display-name="19_DONE" style:family="paragraph" style:parent-style-name="_31_9_5f_TODO">
      <loext:graphic-properties draw:fill="gradient" draw:fill-gradient-name="Gradient_20_31" draw:gradient-step-count="64"/>
      <style:paragraph-properties fo:background-color="#bbdeb2"/>
      <style:text-properties fo:color="#127622" loext:opacity="100%"/>
    </style:style>
    <style:style style:name="_31_3_5f_CODE_5f_TextFile" style:display-name="13_CODE_TextFile" style:family="paragraph" style:parent-style-name="_31_0_5f_CODE">
      <loext:graphic-properties draw:fill="gradient" draw:fill-color="#e7f2d4" draw:fill-gradient-name="Gradient_20_42" draw:gradient-step-count="64"/>
      <style:paragraph-properties fo:background-color="#f9fcff" fo:padding="0.15cm" fo:border="0.51pt fine-dashed #000000"/>
    </style:style>
    <style:style style:name="_30_8_5f_Issues" style:display-name="08_Issues" style:family="paragraph" style:parent-style-name="_30_8_5f_Errors" style:master-page-name="">
      <loext:graphic-properties draw:fill="hatch" draw:fill-hatch-name="Red_20_90_20_Degrees_20_Crossed_20_12" draw:fill-hatch-solid="false"/>
      <style:paragraph-properties style:page-number="auto" fo:background-color="#ffd9d9"/>
      <style:text-properties style:use-window-font-color="true" loext:opacity="0%" fo:font-style="normal"/>
    </style:style>
    <style:style style:name="_30_8_5f_ErrorsResolved" style:display-name="08_ErrorsResolved" style:family="paragraph" style:parent-style-name="_30_8_5f_Errors">
      <loext:graphic-properties draw:fill="hatch" draw:fill-hatch-name="Red_20_90_20_Degrees_20_Crossed_20_1" draw:fill-hatch-solid="false"/>
      <style:paragraph-properties fo:background-color="#00ff00"/>
      <style:text-properties fo:color="#008000" loext:opacity="100%" officeooo:rsid="017f8d0b"/>
    </style:style>
    <style:style style:name="_32_0_5f_TodoList_5f_3_5f_Done" style:display-name="20_TodoList_3_Done" style:family="paragraph" style:parent-style-name="_30_8_5f_ErrorsResolved" style:list-style-name="_30_9-02-Completed_20_CheckBox" style:master-page-name="">
      <loext:graphic-properties draw:fill="hatch" draw:fill-color="#dde8cb" draw:fill-hatch-name="Red_20_90_20_Degrees_20_Crossed_20_3" draw:fill-hatch-solid="false" draw:opacity="100%" draw:opacity-name="Transparency_20_5"/>
      <style:paragraph-properties style:page-number="auto" fo:background-color="#00ff00" fo:padding="0cm" fo:border-left="0.06pt fine-dashed #00ff00" fo:border-right="none" fo:border-top="none" fo:border-bottom="0.06pt fine-dashed #00ff00">
        <style:tab-stops/>
      </style:paragraph-properties>
      <style:text-properties fo:color="#008000" loext:opacity="60%" fo:background-color="transparent" text:display="true"/>
    </style:style>
    <style:style style:name="_32_0_5f_TodoList_5f_1_5f_Todo" style:display-name="20_TodoList_1_Todo" style:family="paragraph" style:parent-style-name="_32_0_5f_TodoList_5f_3_5f_Done" style:list-style-name="_30_9-01-Empty_20_CheckBox" style:master-page-name="">
      <loext:graphic-properties draw:fill="hatch" draw:fill-hatch-name="Red_20_90_20_Degrees_20_Crossed_20_5" draw:fill-hatch-solid="false"/>
      <style:paragraph-properties style:page-number="auto" fo:background-color="#63bbee" fo:padding="0cm" fo:border-left="0.06pt fine-dashed #0000ff" fo:border-right="none" fo:border-top="none" fo:border-bottom="0.06pt fine-dashed #0000ff"/>
      <style:text-properties fo:color="#0000ff" loext:opacity="100%"/>
    </style:style>
    <style:style style:name="_32_0_5f_TodoList_5f_4_5f_Failed" style:display-name="20_TodoList_4_Failed" style:family="paragraph" style:parent-style-name="_32_0_5f_TodoList_5f_1_5f_Todo" style:list-style-name="_30_9-03-Failed_20_CheckBox">
      <loext:graphic-properties draw:fill="hatch" draw:fill-hatch-name="Red_20_90_20_Degrees_20_Crossed_20_6" draw:fill-hatch-solid="false"/>
      <style:paragraph-properties fo:background-color="#f09e6f" fo:padding="0cm" fo:border-left="0.06pt fine-dashed #ff0000" fo:border-right="none" fo:border-top="none" fo:border-bottom="0.06pt fine-dashed #ff0000"/>
      <style:text-properties fo:color="#ff0000" loext:opacity="60%"/>
    </style:style>
    <style:style style:name="_30_8_5f_IssuesReferences" style:display-name="08_IssuesReferences" style:family="paragraph" style:parent-style-name="_30_8_5f_Issues" style:list-style-name="_30_6-Simple_20_Filled_20_Arrow">
      <loext:graphic-properties draw:fill="hatch" draw:fill-hatch-name="Red_20_90_20_Degrees_20_Crossed_20_10" draw:fill-hatch-solid="false"/>
      <style:paragraph-properties fo:background-color="#ababab" fo:padding="0.049cm" fo:border="0.06pt fine-dashed #ff3333"/>
    </style:style>
    <style:style style:name="_30_8_5f_IssuesReferencesFixed" style:display-name="08_IssuesReferencesFixed" style:family="paragraph" style:parent-style-name="_30_8_5f_IssuesReferences" style:list-style-name="_30_4-Simple_20_Tick" style:master-page-name="">
      <loext:graphic-properties draw:fill="hatch" draw:fill-hatch-name="Red_20_90_20_Degrees_20_Crossed_20_11" draw:fill-hatch-solid="false"/>
      <style:paragraph-properties style:page-number="auto" fo:background-color="#00ff00"/>
    </style:style>
    <style:style style:name="_32_0_5f_TodoList_5f_2_5f_GroupTodo" style:display-name="20_TodoList_2_GroupTodo" style:family="paragraph" style:parent-style-name="_32_0_5f_TodoList_5f_1_5f_Todo" style:list-style-name="_30_9-01-Empty_20_CheckBox">
      <loext:graphic-properties draw:fill="hatch" draw:fill-hatch-name="Red_20_90_20_Degrees_20_Crossed_20_7" draw:fill-hatch-solid="false"/>
      <style:paragraph-properties fo:background-color="#ababab" fo:padding="0cm" fo:border-left="0.06pt fine-dashed #474747" fo:border-right="0.06pt fine-dashed #474747" fo:border-top="0.06pt fine-dashed #474747" fo:border-bottom="none"/>
      <style:text-properties fo:color="#474747" loext:opacity="10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font-size="11pt" fo:language="zxx" fo:country="none" fo:font-style="italic" style:text-underline-style="dotted" style:text-underline-width="auto" style:text-underline-color="#6666ff" fo:background-color="#e6e6ff" style:language-asian="zxx" style:country-asian="none" style:language-complex="zxx" style:country-complex="none" style:font-relief="embossed"/>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Visited_20_Internet_20_Link" style:display-name="Visited Internet Link" style:family="text" style:parent-style-name="Internet_20_link">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_30_0-00_20_Default" style:display-name="00-00 Default" style:family="text">
      <style:text-properties style:font-name="Calibri" fo:font-family="Calibri" style:font-style-name="Regular" style:font-family-generic="swiss" style:font-pitch="variable" fo:font-size="14pt" fo:language="en" fo:country="US"/>
    </style:style>
    <style:style style:name="_30_0-01_20_Bold" style:display-name="00-01 Bold" style:family="text">
      <style:text-properties style:font-name="Calibri4" fo:font-family="Calibri" style:font-style-name="Bold" style:font-family-generic="swiss" style:font-pitch="variable" fo:font-size="14pt" fo:language="en" fo:country="US" fo:font-weight="bold" style:font-weight-asian="bold" style:font-weight-complex="bold"/>
    </style:style>
    <style:style style:name="_30_0-02_20_Italic" style:display-name="00-02 Italic" style:family="text">
      <style:text-properties style:font-name="Calibri2" fo:font-family="Calibri" style:font-style-name="Italic" style:font-family-generic="swiss" style:font-pitch="variable" fo:font-size="14pt" fo:language="en" fo:country="US" fo:font-style="italic" style:font-style-asian="italic" style:font-style-complex="italic"/>
    </style:style>
    <style:style style:name="_30_0-03_20_Bold_20_Italic" style:display-name="00-03 Bold Italic" style:family="text" style:parent-style-name="_30_0-02_20_Italic">
      <style:text-properties style:font-name="Calibri1" fo:font-family="Calibri" style:font-style-name="Bold Italic" style:font-family-generic="swiss" style:font-pitch="variable" fo:font-size="14pt" fo:language="en" fo:country="US" fo:font-style="italic" fo:font-weight="bold" style:font-style-asian="italic" style:font-weight-asian="bold" style:font-style-complex="italic" style:font-weight-complex="bold"/>
    </style:style>
    <style:style style:name="_30_0-04_20_Bold_20_Underline" style:display-name="00-04 Bold Underline" style:family="text" style:parent-style-name="_30_0-01_20_Bold">
      <style:text-properties style:font-name="Calibri4" fo:font-family="Calibri" style:font-style-name="Bold" style:font-family-generic="swiss" style:font-pitch="variable" fo:font-size="14pt" fo:language="en" fo:country="US" style:text-underline-style="solid" style:text-underline-width="auto" style:text-underline-color="font-color" fo:font-weight="bold" style:font-weight-asian="bold" style:font-weight-complex="bold"/>
    </style:style>
    <style:style style:name="_30_0-05_20_Underline" style:display-name="00-05 Underline" style:family="text">
      <style:text-properties style:font-name="Calibri" fo:font-family="Calibri" style:font-style-name="Regular" style:font-family-generic="swiss" style:font-pitch="variable" fo:font-size="14pt" fo:language="en" fo:country="US" style:text-underline-style="solid" style:text-underline-width="auto" style:text-underline-color="font-color"/>
    </style:style>
    <style:style style:name="_30_0-06_20_Gray_20_7" style:display-name="00-06 Gray 7" style:family="text">
      <style:text-properties fo:color="#666666" loext:opacity="100%" style:font-name="Calibri" fo:font-family="Calibri" style:font-style-name="Regular" style:font-family-generic="swiss" style:font-pitch="variable" fo:font-size="14pt" fo:language="en" fo:country="US"/>
    </style:style>
    <style:style style:name="_30_0-07_20_Orange_20_Letters" style:display-name="00-07 Orange Letters" style:family="text" style:parent-style-name="_30_0-00_20_Default">
      <style:text-properties fo:color="#ff6600" loext:opacity="100%" style:font-name="Calibri" fo:font-family="Calibri" style:font-style-name="Regular" style:font-family-generic="swiss" style:font-pitch="variable" fo:font-size="14pt" fo:language="en" fo:country="US"/>
    </style:style>
    <style:style style:name="_30_0-08_20_Reference_20_Link" style:display-name="00-08 Reference Link" style:family="text">
      <style:text-properties fo:color="#9933ff" loext:opacity="100%" style:font-name="Calibri" fo:font-family="Calibri" style:font-style-name="Regular" style:font-family-generic="swiss" style:font-pitch="variable" fo:font-size="14pt" fo:language="en" fo:country="US" fo:font-style="normal" fo:font-weight="bold" style:font-style-asian="normal" style:font-weight-asian="bold" style:font-style-complex="normal" style:font-weight-complex="bold"/>
    </style:style>
    <style:style style:name="_30_1-01_20_Note_20_Important_20_-_20_Title" style:display-name="01-01 Note Important - Title" style:family="text" style:parent-style-name="_30_0-00_20_Default">
      <style:text-properties fo:color="#800000" loext:opacity="100%" style:font-name="Calibri4" fo:font-family="Calibri" style:font-style-name="Bold" style:font-family-generic="swiss" style:font-pitch="variable" fo:font-size="14pt" fo:language="en" fo:country="US" style:text-underline-style="dotted" style:text-underline-width="auto" style:text-underline-color="font-color" fo:font-weight="bold" fo:background-color="#ffe6cc" style:font-weight-asian="bold" style:font-weight-complex="bold" style:font-relief="engraved"/>
    </style:style>
    <style:style style:name="_30_1-02_20_Note" style:display-name="01-02 Note" style:family="text" style:parent-style-name="_30_0-00_20_Default">
      <style:text-properties fo:color="#000080" loext:opacity="100%" style:font-name="Verdana" fo:font-family="Verdana" style:font-style-name="Κανονικά" style:font-family-generic="swiss" style:font-pitch="variable" fo:font-size="11pt" fo:language="en" fo:country="US" style:text-underline-style="none" fo:font-weight="bold" fo:background-color="#e9f0f5" style:font-weight-asian="bold" style:font-weight-complex="bold"/>
    </style:style>
    <style:style style:name="_30_1-03_20_Note_20_Red" style:display-name="01-03 Note Red" style:family="text" style:parent-style-name="_30_1-02_20_Note">
      <style:text-properties fo:color="#cc0000" loext:opacity="100%" style:font-name="Verdana" fo:font-family="Verdana" style:font-style-name="Κανονικά" style:font-family-generic="swiss" style:font-pitch="variable" fo:font-size="11pt" fo:language="en" fo:country="US" fo:font-style="italic" style:text-underline-style="solid" style:text-underline-width="auto" style:text-underline-color="font-color" fo:font-weight="bold" fo:background-color="#fff2f2" style:font-weight-asian="bold" style:font-weight-complex="bold"/>
    </style:style>
    <style:style style:name="_30_1-04_20_Note_20_Green" style:display-name="01-04 Note Green" style:family="text" style:parent-style-name="_30_0-00_20_Default">
      <style:text-properties fo:color="#008000" loext:opacity="100%" style:font-name="Verdana" fo:font-family="Verdana" style:font-style-name="Κανονικά" style:font-family-generic="swiss" style:font-pitch="variable" fo:font-size="11pt" fo:language="en" fo:country="US" fo:font-weight="bold" fo:background-color="#edffd9" style:font-weight-asian="bold" style:font-weight-complex="bold"/>
    </style:style>
    <style:style style:name="_30_1-05_20_Comment_20_Italic_20_Green" style:display-name="01-05 Comment Italic Green" style:family="text" style:parent-style-name="_30_0-00_20_Default">
      <style:text-properties fo:color="#006600" loext:opacity="100%" style:font-name="Calibri" fo:font-family="Calibri" style:font-style-name="Regular" style:font-family-generic="swiss" style:font-pitch="variable" fo:font-size="14pt" fo:letter-spacing="-0.018cm" fo:language="en" fo:country="US" fo:font-style="italic"/>
    </style:style>
    <style:style style:name="_30_1-06_20_Yellow_20_Comment" style:display-name="01-06 Yellow Comment" style:family="text" style:parent-style-name="_30_0-00_20_Default">
      <style:text-properties style:font-name="Calibri" fo:font-family="Calibri" style:font-style-name="Regular" style:font-family-generic="swiss" style:font-pitch="variable" fo:font-size="14pt" fo:language="en" fo:country="US" fo:background-color="#ffffa6"/>
    </style:style>
    <style:style style:name="_30_1-08_20_Repository_20_Path" style:display-name="01-08 Repository Path" style:family="text" style:parent-style-name="_30_1-10_20_Version_20_number">
      <style:text-properties fo:color="#663333" loext:opacity="100%" fo:font-size="12pt" fo:language="zxx" fo:country="none" fo:font-style="italic" fo:font-weight="bold" fo:background-color="#ffdcba"/>
    </style:style>
    <style:style style:name="_30_1-09_20_Repository_20_Branch" style:display-name="01-09 Repository Branch" style:family="text" style:parent-style-name="_30_1-10_20_Version_20_number">
      <style:text-properties fo:language="zxx" fo:country="none" fo:background-color="#baeaff"/>
    </style:style>
    <style:style style:name="_30_1-10_20_Version_20_number" style:display-name="01-10 Version number" style:family="text" style:parent-style-name="_30_0-00_20_Default">
      <style:text-properties fo:color="#3333ff" loext:opacity="100%" style:font-name="Ubuntu Condensed" fo:font-family="'Ubuntu Condensed'" style:font-family-generic="swiss" style:font-pitch="variable" fo:font-size="13pt" fo:language="zxx" fo:country="none" fo:font-style="normal" style:text-underline-style="none" fo:font-weight="bold" fo:background-color="#ffff99" style:font-size-asian="14pt" style:font-style-asian="normal" style:font-weight-asian="bold" style:font-size-complex="14pt" style:font-style-complex="normal" style:font-weight-complex="bold"/>
    </style:style>
    <style:style style:name="_30_2-01_20_Project" style:display-name="02-01 Project" style:family="text" style:parent-style-name="_30_0-00_20_Default">
      <style:text-properties fo:color="#55308d" loext:opacity="100%" style:font-name="Verdana" fo:font-family="Verdana" style:font-style-name="Κανονικά" style:font-family-generic="swiss" style:font-pitch="variable" fo:font-size="10pt" fo:language="zxx" fo:country="none" fo:font-weight="bold" fo:background-color="transparent" style:font-weight-asian="bold" style:font-weight-complex="bold"/>
    </style:style>
    <style:style style:name="_30_2-02_20_Filename" style:display-name="02-02 Filename" style:family="text" style:parent-style-name="_30_0-00_20_Default">
      <style:text-properties fo:color="#000080" loext:opacity="100%" style:font-name="Verdana" fo:font-family="Verdana" style:font-style-name="Κανονικά" style:font-family-generic="swiss" style:font-pitch="variable" fo:font-size="10pt" fo:language="zxx" fo:country="none" fo:font-weight="bold" fo:background-color="transparent" style:font-weight-asian="bold" style:font-weight-complex="bold"/>
    </style:style>
    <style:style style:name="_30_2-03_20_Filepath" style:display-name="02-03 Filepath" style:family="text" style:parent-style-name="_30_2-01_20_Project">
      <style:text-properties fo:color="#800000" loext:opacity="100%" style:font-name="Verdana" fo:font-family="Verdana" style:font-style-name="Κανονικά" style:font-family-generic="swiss" style:font-pitch="variable" fo:font-size="10pt" fo:language="zxx" fo:country="none" fo:font-style="italic" fo:font-weight="bold" fo:background-color="transparent" style:font-style-asian="italic" style:font-weight-asian="bold" style:font-style-complex="italic" style:font-weight-complex="bold"/>
    </style:style>
    <style:style style:name="_30_2-04_20_Function" style:display-name="02-04 Function" style:family="text" style:parent-style-name="_30_0-00_20_Default">
      <style:text-properties fo:color="#0084d1" loext:opacity="100%" style:font-name="Verdana" fo:font-family="Verdana" style:font-style-name="Κανονικά" style:font-family-generic="swiss" style:font-pitch="variable" fo:font-size="10pt" fo:language="zxx" fo:country="none" fo:font-style="italic" fo:font-weight="bold" fo:background-color="transparent" style:font-weight-asian="bold" style:font-weight-complex="bold"/>
    </style:style>
    <style:style style:name="_30_2-05_20_Class" style:display-name="02-05 Class" style:family="text" style:parent-style-name="_30_2-04_20_Function">
      <style:text-properties fo:color="#cc0066" loext:opacity="100%"/>
    </style:style>
    <style:style style:name="_30_2-06_20_Namespace" style:display-name="02-06 Namespace" style:family="text" style:parent-style-name="_30_2-04_20_Function">
      <style:text-properties fo:color="#009999" loext:opacity="100%"/>
    </style:style>
    <style:style style:name="_30_2-07_20_Code_20_Parts" style:display-name="02-07 Code Parts" style:family="text" style:parent-style-name="_30_0-00_20_Default">
      <style:text-properties style:font-name="Courier New2" fo:font-family="'Courier New'" style:font-style-name="Italic" style:font-family-generic="modern" style:font-pitch="fixed" fo:font-size="12pt" fo:letter-spacing="-0.007cm" fo:language="zxx" fo:country="none" fo:font-style="normal" fo:text-shadow="none" style:text-underline-style="dotted" style:text-underline-width="auto" style:text-underline-color="#cccccc" fo:font-weight="normal" fo:background-color="#e6e6e6" style:font-size-asian="10pt" style:font-style-asian="italic" style:font-weight-asian="normal" style:font-size-complex="10pt" style:font-style-complex="italic" style:font-weight-complex="normal" style:text-overline-style="dotted" style:text-overline-width="auto" style:text-overline-color="#cccccc"/>
    </style:style>
    <style:style style:name="_30_1-11_20_Test_20_Name" style:display-name="01-11 Test Name" style:family="text">
      <style:text-properties style:font-name="Ubuntu Condensed" fo:font-family="'Ubuntu Condensed'" style:font-family-generic="swiss" style:font-pitch="variable" fo:font-size="14pt" fo:letter-spacing="-0.007cm" fo:language="zxx" fo:country="none" fo:font-style="normal" fo:text-shadow="none" style:text-underline-style="solid" style:text-underline-type="double" style:text-underline-width="auto" style:text-underline-color="#cccccc" fo:font-weight="normal" officeooo:rsid="001b1b0e" fo:background-color="#e6e6e6" style:font-size-asian="14pt" style:font-style-asian="normal" style:font-weight-asian="normal" style:font-size-complex="14pt" style:font-style-complex="normal" style:font-weight-complex="normal" style:text-overline-style="none" style:text-overline-color="#cccccc"/>
    </style:style>
    <style:style style:name="_30_2-09_20_Code_20_Line_20_Indexing" style:display-name="02-09 Code Line Indexing" style:family="text" style:parent-style-name="_30_0-00_20_Default">
      <style:text-properties fo:color="#ff6633" loext:opacity="100%" style:font-name="Calibri" fo:font-family="Calibri" style:font-style-name="Regular" style:font-family-generic="swiss" style:font-pitch="variable" fo:font-size="14pt" fo:language="zxx" fo:country="none" fo:font-style="italic" style:text-underline-style="solid" style:text-underline-width="auto" style:text-underline-color="font-color" fo:font-weight="bold" style:font-style-asian="italic" style:font-weight-asian="bold" style:font-style-complex="italic" style:font-weight-complex="bold"/>
    </style:style>
    <style:style style:name="_30_2-10_20_Special_20_Variable" style:display-name="02-10 Special Variable" style:family="text" style:parent-style-name="_30_0-00_20_Default">
      <style:text-properties fo:color="#008000" loext:opacity="100%" style:font-name="Calibri" fo:font-family="Calibri" style:font-style-name="Regular" style:font-family-generic="swiss" style:font-pitch="variable" fo:font-size="13pt" fo:language="zxx" fo:country="none" fo:font-style="italic" style:font-style-asian="italic" style:font-style-complex="italic"/>
    </style:style>
    <style:style style:name="_30_2-11_20_Special_20_Number" style:display-name="02-11 Special Number" style:family="text">
      <style:text-properties fo:color="#ff00ff" loext:opacity="100%" style:font-name="Calibri" fo:font-family="Calibri" style:font-style-name="Regular" style:font-family-generic="swiss" style:font-pitch="variable" fo:font-size="13pt" fo:language="zxx" fo:country="none" fo:font-style="italic" fo:font-weight="normal" style:font-style-asian="italic" style:font-weight-asian="normal" style:font-style-complex="italic" style:font-weight-complex="normal"/>
    </style:style>
    <style:style style:name="_30_2-12_20_Quote" style:display-name="02-12 Quote" style:family="text" style:parent-style-name="_30_2-06_20_Namespace">
      <style:text-properties fo:color="#3465a4" loext:opacity="100%" style:font-name="Calibri3" fo:font-family="Calibri" style:font-family-generic="swiss" style:font-pitch="variable" fo:font-size="10pt" fo:language="zxx" fo:country="none" fo:font-style="italic" style:text-underline-style="wave" style:text-underline-width="auto" style:text-underline-color="#dee6ef" fo:font-weight="normal" fo:background-color="#f8fcff" style:font-style-asian="normal" style:font-weight-asian="normal" style:font-style-complex="normal" style:font-weight-complex="normal" style:text-overline-style="none" style:text-overline-color="font-color"/>
    </style:style>
    <style:style style:name="_30_2-13_20_Quote_20_Important" style:display-name="02-13 Quote Important" style:family="text" style:parent-style-name="_30_2-12_20_Quote">
      <style:text-properties fo:color="#a7074b" loext:opacity="100%" style:font-name="Calibri3" fo:font-family="Calibri" style:font-family-generic="swiss" style:font-pitch="variable" fo:font-size="10pt" fo:language="zxx" fo:country="none" fo:font-style="italic" style:text-underline-style="wave" style:text-underline-width="auto" style:text-underline-color="#dee6ef" fo:font-weight="normal" officeooo:rsid="002f5531" fo:background-color="#ffffd7" style:font-style-asian="normal" style:font-weight-asian="normal" style:font-style-complex="normal" style:font-weight-complex="normal" style:text-overline-style="none" style:text-overline-color="font-color"/>
    </style:style>
    <style:style style:name="_30_2-14_20_Quote_20_Note" style:display-name="02-14 Quote Note" style:family="text" style:parent-style-name="_30_2-12_20_Quote">
      <style:text-properties fo:color="#666666" loext:opacity="100%" style:font-name="Calibri3" fo:font-family="Calibri" style:font-family-generic="swiss" style:font-pitch="variable" fo:font-size="10pt" fo:language="zxx" fo:country="none" fo:font-style="italic" style:text-underline-style="wave" style:text-underline-width="auto" style:text-underline-color="#dee6ef" fo:font-weight="normal" fo:background-color="#e9f5d6" style:font-style-asian="normal" style:font-weight-asian="normal" style:font-style-complex="normal" style:font-weight-complex="normal" style:text-overline-style="none" style:text-overline-color="font-color"/>
    </style:style>
    <style:style style:name="_30_3-01_20_Code_20_Font" style:display-name="03-01 Code Font" style:family="text" style:parent-style-name="_30_0-00_20_Default">
      <style:text-properties style:font-name="Courier New1" fo:font-family="'Courier New'" style:font-family-generic="modern" style:font-pitch="fixed" fo:font-size="13pt" fo:language="zxx" fo:country="none" style:font-size-asian="13pt" style:font-size-complex="13pt"/>
    </style:style>
    <style:style style:name="_30_3-02_20_Code_20_Font_20_4pt" style:display-name="03-02 Code Font 4pt" style:family="text" style:parent-style-name="_30_3-01_20_Code_20_Font">
      <style:text-properties style:font-name="Courier New1" fo:font-family="'Courier New'" style:font-family-generic="modern" style:font-pitch="fixed" fo:font-size="4pt" fo:language="zxx" fo:country="none" style:font-size-asian="4pt" style:font-size-complex="4pt"/>
    </style:style>
    <style:style style:name="_30_3-03_20_Code_20_Font_20_6_20_pt" style:display-name="03-03 Code Font 6 pt" style:family="text" style:parent-style-name="_30_3-01_20_Code_20_Font">
      <style:text-properties style:font-name="Courier New1" fo:font-family="'Courier New'" style:font-family-generic="modern" style:font-pitch="fixed" fo:font-size="6pt" fo:language="zxx" fo:country="none" style:font-size-asian="6pt" style:font-size-complex="6pt"/>
    </style:style>
    <style:style style:name="_30_3-04_20_Code_20_Font_20_10pt" style:display-name="03-04 Code Font 10pt" style:family="text" style:parent-style-name="_30_3-01_20_Code_20_Font">
      <style:text-properties style:font-name="Courier New1" fo:font-family="'Courier New'" style:font-family-generic="modern" style:font-pitch="fixed" fo:font-size="10pt" fo:language="zxx" fo:country="none" fo:background-color="transparent" style:font-size-asian="10pt" style:font-size-complex="10pt"/>
    </style:style>
    <style:style style:name="_30_1-07_20_Idea" style:display-name="01-07 Idea" style:family="text" style:parent-style-name="_30_1-06_20_Yellow_20_Comment">
      <style:text-properties fo:color="#004586" loext:opacity="100%" style:font-name="Calibri" fo:font-family="Calibri" style:font-style-name="Regular" style:font-family-generic="swiss" style:font-pitch="variable" fo:font-size="14pt" fo:language="en" fo:country="US" fo:background-color="#ffccff"/>
    </style:style>
    <style:style style:name="Emphasis" style:family="text">
      <style:text-properties fo:font-style="italic" style:font-style-asian="italic" style:font-style-complex="italic"/>
    </style:style>
    <style:style style:name="Index_20_Link" style:display-name="Index Link" style:family="text"/>
    <style:style style:name="_30_0-09_20_Tables_20_Indexes" style:display-name="00-09 Tables Indexes" style:family="text" style:parent-style-name="_30_0-00_20_Default">
      <style:text-properties style:font-name="Calibri" fo:font-family="Calibri" style:font-style-name="Regular" style:font-family-generic="swiss" style:font-pitch="variable" fo:font-size="12pt" fo:language="zxx" fo:country="none"/>
    </style:style>
    <style:style style:name="_30_2-08_20_Type" style:display-name="02-08 Type" style:family="text" style:parent-style-name="_30_0-00_20_Default">
      <style:text-properties fo:color="#5983b0" loext:opacity="100%" style:font-name="Ubuntu Condensed1" fo:font-family="'Ubuntu Condensed'" fo:font-size="13pt" fo:language="zxx" fo:country="none" fo:font-weight="bold" officeooo:rsid="002c80e8" style:font-size-asian="13pt" style:font-weight-asian="bold" style:font-size-complex="13pt" style:font-weight-complex="bold"/>
    </style:style>
    <style:style style:name="_30_2-15_20_Quote_20_Variable" style:display-name="02-15 Quote Variable" style:family="text" style:parent-style-name="_30_2-14_20_Quote_20_Note">
      <style:text-properties fo:color="#666666" loext:opacity="100%" style:font-name="Calibri3" fo:font-family="Calibri" style:font-family-generic="swiss" style:font-pitch="variable" fo:font-size="10pt" fo:language="zxx" fo:country="none" fo:font-style="italic" style:text-underline-style="wave" style:text-underline-width="auto" style:text-underline-color="#dee6ef" fo:font-weight="normal" officeooo:rsid="0021dc78" fo:background-color="#eeeeee" style:font-style-asian="normal" style:font-weight-asian="normal" style:font-style-complex="normal" style:font-weight-complex="normal" style:text-overline-style="none" style:text-overline-color="font-color"/>
    </style:style>
    <style:style style:name="_30_2-16_20_Person_20_Name" style:display-name="02-16 Person Name" style:family="text" style:parent-style-name="_30_0-00_20_Default">
      <style:text-properties fo:color="#666633" loext:opacity="100%" style:font-name="Calibri" fo:font-family="Calibri" style:font-style-name="Regular" style:font-family-generic="swiss" style:font-pitch="variable" fo:font-size="14pt" fo:language="zxx" fo:country="none" fo:font-style="italic" officeooo:rsid="00dd5e49" style:font-style-asian="italic" style:font-style-complex="italic"/>
    </style:style>
    <style:style style:name="_30_2-02_20_Filename_20_Executable" style:display-name="02-02 Filename Executable" style:family="text" style:parent-style-name="_30_2-02_20_Filename">
      <style:text-properties fo:color="#006600" loext:opacity="100%" style:font-name="Verdana" fo:font-family="Verdana" style:font-style-name="Κανονικά" style:font-family-generic="swiss" style:font-pitch="variable" fo:font-size="10pt" fo:language="zxx" fo:country="none" fo:font-weight="bold" officeooo:rsid="013b1610" fo:background-color="transparent" style:font-weight-asian="bold" style:font-weight-complex="bold"/>
    </style:style>
    <style:style style:name="_30_3-05_20_Code_20_Line_20_Index" style:display-name="03-05 Code Line Index" style:family="text" style:parent-style-name="_30_3-03_20_Code_20_Font_20_6_20_pt">
      <style:text-properties fo:color="#ff6633" loext:opacity="100%" style:text-outline="false" style:font-name="Courier New1" fo:font-family="'Courier New'" style:font-family-generic="modern" style:font-pitch="fixed" fo:font-size="6pt" fo:language="zxx" fo:country="none" fo:font-style="normal" fo:text-shadow="none" fo:font-weight="bold" officeooo:rsid="01043b68" style:font-size-asian="6pt" style:font-size-complex="6pt" style:font-relief="embossed"/>
    </style:style>
    <style:style style:name="_30_2-08_20_Type_20_HW" style:display-name="02-08 Type HW" style:family="text" style:parent-style-name="_30_2-08_20_Type">
      <style:text-properties fo:color="#333333" loext:opacity="100%" style:font-name="Ubuntu Condensed1" fo:font-family="'Ubuntu Condensed'" fo:font-size="13pt" fo:language="zxx" fo:country="none" fo:font-style="normal" fo:text-shadow="1pt 1pt" fo:font-weight="bold" officeooo:rsid="002c80e8" fo:background-color="#ffffff" style:font-size-asian="13pt" style:font-weight-asian="bold" style:font-size-complex="13pt" style:font-weight-complex="bold" style:font-relief="none"/>
    </style:style>
    <style:style style:name="_30_0-10_20_Emphasis" style:display-name="00-10 Emphasis" style:family="text" style:parent-style-name="_30_0-00_20_Default">
      <style:text-properties style:text-outline="false" style:font-name="Calibri" fo:font-family="Calibri" style:font-style-name="Regular" style:font-family-generic="swiss" style:font-pitch="variable" fo:font-size="14pt" fo:letter-spacing="normal" fo:language="en" fo:country="US" fo:text-shadow="1pt 1pt" style:text-underline-style="dotted" style:text-underline-width="auto" style:text-underline-color="font-color" officeooo:rsid="00c7a075" style:text-underline-mode="continuous" style:text-overline-mode="continuous" style:text-line-through-mode="continuous" style:letter-kerning="true"/>
    </style:style>
    <style:style style:name="_30_2-08_20_ConstExpr" style:display-name="02-08 ConstExpr" style:family="text" style:parent-style-name="_30_2-08_20_Type">
      <style:text-properties fo:color="#be480a" loext:opacity="100%" style:font-name="Ubuntu Condensed1" fo:font-family="'Ubuntu Condensed'" fo:font-size="11pt" fo:language="zxx" fo:country="none" fo:font-style="italic" fo:font-weight="bold" officeooo:rsid="002c80e8" style:font-size-asian="13pt" style:font-weight-asian="bold" style:font-size-complex="13pt" style:font-weight-complex="bold" style:font-relief="none"/>
    </style:style>
    <style:style style:name="_30_2-17_20_Date" style:display-name="02-17 Date" style:family="text">
      <style:text-properties fo:text-transform="uppercase" fo:color="#bf0041" loext:opacity="100%" style:text-outline="false" style:font-name="Calibri" fo:font-family="Calibri" style:font-style-name="Regular" style:font-family-generic="swiss" style:font-pitch="variable" fo:font-size="14pt" fo:language="en" fo:country="GB" fo:font-style="italic" style:text-underline-style="solid" style:text-underline-type="double" style:text-underline-width="auto" style:text-underline-color="font-color" fo:font-weight="bold" officeooo:rsid="00fe3d9d" fo:background-color="#ffffd7" style:font-weight-asian="normal" style:font-weight-complex="normal" style:font-relief="none" style:text-overline-style="none" style:text-overline-color="font-color"/>
    </style:style>
    <style:style style:name="ListLabel_20_1" style:display-name="ListLabel 1" style:family="text">
      <style:text-properties style:font-name-complex="OpenSymbol3" style:font-family-complex="Open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fo:font-weight="bold" style:font-name-complex="OpenSymbol3" style:font-family-complex="OpenSymbol" style:font-family-generic-complex="system" style:font-pitch-complex="variable"/>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_30_0-Default" style:display-name="00-Default" style:family="graphic" style:parent-style-name="Frame">
      <style:graphic-properties svg:width="19.001cm" style:rel-width="100%" fo:min-height="0.499cm" svg:x="0.201cm" svg:y="0.201cm" fo:margin-left="0.201cm" fo:margin-right="0.201cm" fo:margin-top="0.201cm" fo:margin-bottom="0.201cm" style:wrap="parallel" style:number-wrapped-paragraphs="no-limit" style:wrap-contour="false" style:vertical-pos="top" style:vertical-rel="paragraph-content" style:horizontal-pos="left" style:horizontal-rel="paragraph" fo:background-color="transparent" draw:fill="none" draw:fill-color="#cfe7f5" fo:padding="0cm" fo:border="none" loext:rel-width-rel="paragraph"/>
    </style:style>
    <style:style style:name="_30_1-Border_20_Black" style:display-name="01-Border Black" style:family="graphic" style:parent-style-name="_30_0-Default">
      <style:graphic-properties svg:width="19.001cm" style:rel-width="100%" fo:min-height="0.499cm" svg:x="0.201cm" svg:y="0.201cm" fo:margin-left="0.201cm" fo:margin-right="0.201cm" fo:margin-top="0.201cm" fo:margin-bottom="0.201cm" style:wrap="parallel" style:number-wrapped-paragraphs="no-limit" style:wrap-contour="false" style:vertical-pos="top" style:vertical-rel="paragraph-content" style:horizontal-pos="left" style:horizontal-rel="paragraph" fo:background-color="transparent" draw:fill="none" draw:fill-color="#cfe7f5" fo:padding="0cm" fo:border="0.06pt solid #000000" loext:rel-width-rel="paragraph"/>
    </style:style>
    <text:outline-style style:name="Outline">
      <text:outline-level-style text:level="1" style:num-format="">
        <style:list-level-properties text:min-label-distance="0.381cm"/>
      </text:outline-level-style>
      <text:outline-level-style text:level="2" style:num-suffix="." style:num-format="1">
        <style:list-level-properties text:min-label-distance="0.381cm"/>
      </text:outline-level-style>
      <text:outline-level-style text:level="3" style:num-suffix="." style:num-format="1" text:display-levels="2">
        <style:list-level-properties text:min-label-distance="0.381cm"/>
      </text:outline-level-style>
      <text:outline-level-style text:level="4" style:num-suffix="." style:num-format="1" text:display-levels="3">
        <style:list-level-properties text:min-label-distance="0.381cm"/>
      </text:outline-level-style>
      <text:outline-level-style text:level="5" style:num-suffix="." style:num-format="1" text:display-levels="4">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fo:font-family="Tahoma" style:font-style-name="Κανονικά" style:font-family-generic="swiss" style:font-pitch="variable"/>
      </text:list-level-style-bullet>
      <text:list-level-style-bullet text:level="2" text:style-name="Numbering_20_Symbols" text:bullet-char="●">
        <style:list-level-properties text:space-before="0.401cm" text:min-label-width="0.4cm"/>
        <style:text-properties fo:font-family="Tahoma" style:font-style-name="Κανονικά" style:font-family-generic="swiss" style:font-pitch="variable"/>
      </text:list-level-style-bullet>
      <text:list-level-style-bullet text:level="3" text:style-name="Numbering_20_Symbols" text:bullet-char="●">
        <style:list-level-properties text:space-before="0.799cm" text:min-label-width="0.4cm"/>
        <style:text-properties fo:font-family="Tahoma" style:font-style-name="Κανονικά" style:font-family-generic="swiss" style:font-pitch="variable"/>
      </text:list-level-style-bullet>
      <text:list-level-style-bullet text:level="4" text:style-name="Numbering_20_Symbols" text:bullet-char="●">
        <style:list-level-properties text:space-before="1.2cm" text:min-label-width="0.4cm"/>
        <style:text-properties fo:font-family="Tahoma" style:font-style-name="Κανονικά" style:font-family-generic="swiss" style:font-pitch="variable"/>
      </text:list-level-style-bullet>
      <text:list-level-style-bullet text:level="5" text:style-name="Numbering_20_Symbols" text:bullet-char="●">
        <style:list-level-properties text:space-before="1.6cm" text:min-label-width="0.4cm"/>
        <style:text-properties fo:font-family="Tahoma" style:font-style-name="Κανονικά" style:font-family-generic="swiss" style:font-pitch="variable"/>
      </text:list-level-style-bullet>
      <text:list-level-style-bullet text:level="6" text:style-name="Numbering_20_Symbols" text:bullet-char="●">
        <style:list-level-properties text:space-before="2.001cm" text:min-label-width="0.4cm"/>
        <style:text-properties fo:font-family="Tahoma" style:font-style-name="Κανονικά" style:font-family-generic="swiss" style:font-pitch="variable"/>
      </text:list-level-style-bullet>
      <text:list-level-style-bullet text:level="7" text:style-name="Numbering_20_Symbols" text:bullet-char="●">
        <style:list-level-properties text:space-before="2.399cm" text:min-label-width="0.4cm"/>
        <style:text-properties fo:font-family="Tahoma" style:font-style-name="Κανονικά" style:font-family-generic="swiss" style:font-pitch="variable"/>
      </text:list-level-style-bullet>
      <text:list-level-style-bullet text:level="8" text:style-name="Numbering_20_Symbols" text:bullet-char="●">
        <style:list-level-properties text:space-before="2.8cm" text:min-label-width="0.4cm"/>
        <style:text-properties fo:font-family="Tahoma" style:font-style-name="Κανονικά" style:font-family-generic="swiss" style:font-pitch="variable"/>
      </text:list-level-style-bullet>
      <text:list-level-style-bullet text:level="9" text:style-name="Numbering_20_Symbols" text:bullet-char="●">
        <style:list-level-properties text:space-before="3.2cm" text:min-label-width="0.4cm"/>
        <style:text-properties fo:font-family="Tahoma" style:font-style-name="Κανονικά" style:font-family-generic="swiss" style:font-pitch="variable"/>
      </text:list-level-style-bullet>
      <text:list-level-style-bullet text:level="10" text:style-name="Numbering_20_Symbols" text:bullet-char="●">
        <style:list-level-properties text:space-before="3.601cm" text:min-label-width="0.4cm"/>
        <style:text-properties fo:font-family="Tahoma" style:font-style-name="Κανονικά" style:font-family-generic="swiss" style:font-pitch="variable"/>
      </text:list-level-style-bullet>
    </text:list-style>
    <text:list-style style:name="_30_0-Numbering_20_Simple" style:display-name="00-Numbering Simple">
      <text:list-level-style-number text:level="1" text:style-name="Numbering_20_Symbols" style:num-suffix="."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499cm" fo:margin-left="5.001cm"/>
        </style:list-level-properties>
      </text:list-level-style-number>
    </text:list-style>
    <text:list-style style:name="_30_1-_5b_1_5d_._5f_Numbering" style:display-name="01-[1]._Numbering">
      <text:list-level-style-number text:level="1" text:style-name="Numbering_20_Symbols" style:num-prefix="[" style:num-suffix="]." style:num-format="1">
        <style:list-level-properties text:list-level-position-and-space-mode="label-alignment">
          <style:list-level-label-alignment text:label-followed-by="space" fo:text-indent="-1cm" fo:margin-left="1cm"/>
        </style:list-level-properties>
      </text:list-level-style-number>
      <text:list-level-style-number text:level="2" text:style-name="Numbering_20_Symbols" style:num-prefix="[" style:num-suffix="]." style:num-format="1" text:display-levels="2">
        <style:list-level-properties text:list-level-position-and-space-mode="label-alignment">
          <style:list-level-label-alignment text:label-followed-by="space" fo:text-indent="-1.602cm" fo:margin-left="2.101cm"/>
        </style:list-level-properties>
      </text:list-level-style-number>
      <text:list-level-style-number text:level="3" text:style-name="Numbering_20_Symbols" style:num-prefix="[" style:num-suffix="]." style:num-format="1" text:display-levels="3">
        <style:list-level-properties text:list-level-position-and-space-mode="label-alignment">
          <style:list-level-label-alignment text:label-followed-by="space" fo:text-indent="-2.3cm" fo:margin-left="3.3cm"/>
        </style:list-level-properties>
      </text:list-level-style-number>
      <text:list-level-style-number text:level="4" text:style-name="Numbering_20_Symbols" style:num-prefix="[" style:num-suffix="]." style:num-format="1" text:display-levels="4">
        <style:list-level-properties text:list-level-position-and-space-mode="label-alignment">
          <style:list-level-label-alignment text:label-followed-by="space" fo:text-indent="-2.201cm" fo:margin-left="3.701cm"/>
        </style:list-level-properties>
      </text:list-level-style-number>
      <text:list-level-style-number text:level="5" text:style-name="Numbering_20_Symbols" style:num-prefix="[" style:num-suffix="]." style:num-format="1" text:display-levels="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prefix="[" style:num-suffix="]." style:num-format="1" text:display-levels="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prefix="[" style:num-suffix="]." style:num-format="1" text:display-levels="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prefix="[" style:num-suffix="]." style:num-format="1" text:display-levels="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prefix="[" style:num-suffix="]." style:num-format="1" text:display-levels="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prefix="[" style:num-suffix="]." style:num-format="1" text:display-levels="10">
        <style:list-level-properties text:list-level-position-and-space-mode="label-alignment">
          <style:list-level-label-alignment text:label-followed-by="space" fo:text-indent="-0.499cm" fo:margin-left="5.001cm"/>
        </style:list-level-properties>
      </text:list-level-style-number>
    </text:list-style>
    <text:list-style style:name="_30_2-Simple_20_Bullet" style:display-name="02-Simple Bullet">
      <text:list-level-style-bullet text:level="1" text:style-name="Bullet_20_Symbols" text:bullet-char="•">
        <style:list-level-properties text:list-level-position-and-space-mode="label-alignment">
          <style:list-level-label-alignment text:label-followed-by="space" fo:text-indent="-0.499cm" fo:margin-left="0.49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space" fo:text-indent="-0.501cm" fo:margin-left="1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space" fo:text-indent="-0.499cm" fo:margin-left="1.49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space" fo:text-indent="-0.499cm" fo:margin-left="2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space" fo:text-indent="-0.499cm" fo:margin-left="2.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space" fo:text-indent="-0.499cm" fo:margin-left="3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space" fo:text-indent="-0.499cm" fo:margin-left="3.5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space" fo:text-indent="-0.499cm" fo:margin-left="4.0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space" fo:text-indent="-0.499cm" fo:margin-left="4.5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space" fo:text-indent="-0.499cm" fo:margin-left="5.001cm"/>
        </style:list-level-properties>
        <style:text-properties style:font-name="OpenSymbol2"/>
      </text:list-level-style-bullet>
    </text:list-style>
    <text:list-style style:name="_30_3-Simple_20_Arrow" style:display-name="03-Simple Arrow">
      <text:list-level-style-bullet text:level="1" text:style-name="Bullet_20_Symbols" text:bullet-char="➢">
        <style:list-level-properties text:list-level-position-and-space-mode="label-alignment">
          <style:list-level-label-alignment text:label-followed-by="space" fo:text-indent="-0.499cm" fo:margin-left="0.49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space" fo:text-indent="-0.501cm" fo:margin-left="1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space" fo:text-indent="-0.499cm" fo:margin-left="1.49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space" fo:text-indent="-0.499cm" fo:margin-left="2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space" fo:text-indent="-0.499cm" fo:margin-left="2.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space" fo:text-indent="-0.499cm" fo:margin-left="3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space" fo:text-indent="-0.499cm" fo:margin-left="3.5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space" fo:text-indent="-0.499cm" fo:margin-left="4.0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space" fo:text-indent="-0.499cm" fo:margin-left="4.5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space" fo:text-indent="-0.499cm" fo:margin-left="5.001cm"/>
        </style:list-level-properties>
        <style:text-properties style:font-name="OpenSymbol2"/>
      </text:list-level-style-bullet>
    </text:list-style>
    <text:list-style style:name="_30_0_20_-_20_Default" style:display-name="00 - Default">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_30_4-Simple_20_Tick" style:display-name="04-Simple Tick">
      <text:list-level-style-bullet text:level="1" text:style-name="Bullet_20_Symbols" text:bullet-char="✔">
        <style:list-level-properties text:list-level-position-and-space-mode="label-alignment">
          <style:list-level-label-alignment text:label-followed-by="space" fo:text-indent="-0.499cm" fo:margin-left="0.49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space" fo:text-indent="-0.501cm" fo:margin-left="1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space" fo:text-indent="-0.499cm" fo:margin-left="1.49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space" fo:text-indent="-0.499cm" fo:margin-left="2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space" fo:text-indent="-0.499cm" fo:margin-left="2.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space" fo:text-indent="-0.499cm" fo:margin-left="3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space" fo:text-indent="-0.499cm" fo:margin-left="3.5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space" fo:text-indent="-0.499cm" fo:margin-left="4.0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space" fo:text-indent="-0.499cm" fo:margin-left="4.5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space" fo:text-indent="-0.499cm" fo:margin-left="5.001cm"/>
        </style:list-level-properties>
        <style:text-properties style:font-name="OpenSymbol2"/>
      </text:list-level-style-bullet>
    </text:list-style>
    <text:list-style style:name="_30_5-Simple_20_X" style:display-name="05-Simple X">
      <text:list-level-style-bullet text:level="1" text:style-name="Bullet_20_Symbols" text:bullet-char="✗">
        <style:list-level-properties text:list-level-position-and-space-mode="label-alignment">
          <style:list-level-label-alignment text:label-followed-by="space" fo:text-indent="-0.499cm" fo:margin-left="0.49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space" fo:text-indent="-0.501cm" fo:margin-left="1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space" fo:text-indent="-0.499cm" fo:margin-left="1.49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space" fo:text-indent="-0.499cm" fo:margin-left="2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space" fo:text-indent="-0.499cm" fo:margin-left="2.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space" fo:text-indent="-0.499cm" fo:margin-left="3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space" fo:text-indent="-0.499cm" fo:margin-left="3.5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space" fo:text-indent="-0.499cm" fo:margin-left="4.0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space" fo:text-indent="-0.499cm" fo:margin-left="4.5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space" fo:text-indent="-0.499cm" fo:margin-left="5.001cm"/>
        </style:list-level-properties>
        <style:text-properties style:font-name="OpenSymbol2"/>
      </text:list-level-style-bullet>
    </text:list-style>
    <text:list-style style:name="_30_6-Simple_20_Filled_20_Arrow" style:display-name="06-Simple Filled Arrow">
      <text:list-level-style-bullet text:level="1" text:style-name="Bullet_20_Symbols" text:bullet-char="➔">
        <style:list-level-properties text:list-level-position-and-space-mode="label-alignment">
          <style:list-level-label-alignment text:label-followed-by="space" fo:text-indent="-0.499cm" fo:margin-left="0.49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space" fo:text-indent="-0.501cm" fo:margin-left="1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space" fo:text-indent="-0.499cm" fo:margin-left="1.49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space" fo:text-indent="-0.499cm" fo:margin-left="2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space" fo:text-indent="-0.499cm" fo:margin-left="2.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space" fo:text-indent="-0.499cm" fo:margin-left="3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space" fo:text-indent="-0.499cm" fo:margin-left="3.5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space" fo:text-indent="-0.499cm" fo:margin-left="4.0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space" fo:text-indent="-0.499cm" fo:margin-left="4.5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space" fo:text-indent="-0.499cm" fo:margin-left="5.001cm"/>
        </style:list-level-properties>
        <style:text-properties style:font-name="OpenSymbol2"/>
      </text:list-level-style-bullet>
    </text:list-style>
    <text:list-style style:name="_30_7-Simple_20_Rhombus" style:display-name="07-Simple Rhombus">
      <text:list-level-style-bullet text:level="1" text:style-name="Bullet_20_Symbols" text:bullet-char="">
        <style:list-level-properties text:list-level-position-and-space-mode="label-alignment">
          <style:list-level-label-alignment text:label-followed-by="space" fo:text-indent="-0.499cm" fo:margin-left="0.49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space" fo:text-indent="-0.501cm" fo:margin-left="1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space" fo:text-indent="-0.499cm" fo:margin-left="1.49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space" fo:text-indent="-0.499cm" fo:margin-left="2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space" fo:text-indent="-0.499cm" fo:margin-left="2.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space" fo:text-indent="-0.499cm" fo:margin-left="3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space" fo:text-indent="-0.499cm" fo:margin-left="3.5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space" fo:text-indent="-0.499cm" fo:margin-left="4.0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space" fo:text-indent="-0.499cm" fo:margin-left="4.5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space" fo:text-indent="-0.499cm" fo:margin-left="5.001cm"/>
        </style:list-level-properties>
        <style:text-properties style:font-name="OpenSymbol2"/>
      </text:list-level-style-bullet>
    </text:list-style>
    <text:list-style style:name="_30_8-Simple_20_Square" style:display-name="08-Simple Square">
      <text:list-level-style-bullet text:level="1" text:style-name="Bullet_20_Symbols" text:bullet-char="">
        <style:list-level-properties text:list-level-position-and-space-mode="label-alignment">
          <style:list-level-label-alignment text:label-followed-by="space" fo:text-indent="-0.499cm" fo:margin-left="0.49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space" fo:text-indent="-0.501cm" fo:margin-left="1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space" fo:text-indent="-0.499cm" fo:margin-left="1.49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space" fo:text-indent="-0.499cm" fo:margin-left="2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space" fo:text-indent="-0.499cm" fo:margin-left="2.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space" fo:text-indent="-0.499cm" fo:margin-left="3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space" fo:text-indent="-0.499cm" fo:margin-left="3.5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space" fo:text-indent="-0.499cm" fo:margin-left="4.0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space" fo:text-indent="-0.499cm" fo:margin-left="4.5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space" fo:text-indent="-0.499cm" fo:margin-left="5.001cm"/>
        </style:list-level-properties>
        <style:text-properties style:font-name="OpenSymbol2"/>
      </text:list-level-style-bullet>
    </text:list-style>
    <text:list-style style:name="_30_9-03-Failed_20_CheckBox" style:display-name="09-03-Failed CheckBox">
      <text:list-level-style-bullet text:level="1" text:style-name="Bullet_20_Symbols" text:bullet-char="">
        <style:list-level-properties text:list-level-position-and-space-mode="label-alignment">
          <style:list-level-label-alignment text:label-followed-by="space" fo:text-indent="-0.499cm" fo:margin-left="0.49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space" fo:text-indent="-0.501cm" fo:margin-left="1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space" fo:text-indent="-0.499cm" fo:margin-left="1.49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space" fo:text-indent="-0.499cm" fo:margin-left="2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space" fo:text-indent="-0.499cm" fo:margin-left="2.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space" fo:text-indent="-0.499cm" fo:margin-left="3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space" fo:text-indent="-0.499cm" fo:margin-left="3.5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space" fo:text-indent="-0.499cm" fo:margin-left="4.0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space" fo:text-indent="-0.499cm" fo:margin-left="4.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space" fo:text-indent="-0.499cm" fo:margin-left="5.001cm"/>
        </style:list-level-properties>
        <style:text-properties style:font-name="OpenSymbol1"/>
      </text:list-level-style-bullet>
    </text:list-style>
    <text:list-style style:name="_30_9-01-Empty_20_CheckBox" style:display-name="09-01-Empty CheckBox">
      <text:list-level-style-bullet text:level="1" text:style-name="Bullet_20_Symbols" text:bullet-char="">
        <style:list-level-properties text:list-level-position-and-space-mode="label-alignment">
          <style:list-level-label-alignment text:label-followed-by="space" fo:text-indent="-0.499cm" fo:margin-left="0.49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space" fo:text-indent="-0.501cm" fo:margin-left="1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space" fo:text-indent="-0.499cm" fo:margin-left="1.49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space" fo:text-indent="-0.499cm" fo:margin-left="2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space" fo:text-indent="-0.499cm" fo:margin-left="2.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space" fo:text-indent="-0.499cm" fo:margin-left="3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space" fo:text-indent="-0.499cm" fo:margin-left="3.5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space" fo:text-indent="-0.499cm" fo:margin-left="4.0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space" fo:text-indent="-0.499cm" fo:margin-left="4.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space" fo:text-indent="-0.499cm" fo:margin-left="5.001cm"/>
        </style:list-level-properties>
        <style:text-properties style:font-name="OpenSymbol1"/>
      </text:list-level-style-bullet>
    </text:list-style>
    <text:list-style style:name="_30_9-02-Completed_20_CheckBox" style:display-name="09-02-Completed CheckBox">
      <text:list-level-style-bullet text:level="1" text:style-name="Bullet_20_Symbols" text:bullet-char="">
        <style:list-level-properties text:list-level-position-and-space-mode="label-alignment">
          <style:list-level-label-alignment text:label-followed-by="space" fo:text-indent="-0.499cm" fo:margin-left="0.49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space" fo:text-indent="-0.501cm" fo:margin-left="1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space" fo:text-indent="-0.499cm" fo:margin-left="1.49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space" fo:text-indent="-0.499cm" fo:margin-left="2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space" fo:text-indent="-0.499cm" fo:margin-left="2.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space" fo:text-indent="-0.499cm" fo:margin-left="3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space" fo:text-indent="-0.499cm" fo:margin-left="3.5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space" fo:text-indent="-0.499cm" fo:margin-left="4.0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space" fo:text-indent="-0.499cm" fo:margin-left="4.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space" fo:text-indent="-0.499cm" fo:margin-left="5.001cm"/>
        </style:list-level-properties>
        <style:text-properties style:font-name="OpenSymbol1"/>
      </text:list-level-style-bullet>
    </text:list-style>
    <text:list-style style:name="_31_0-Code_20_Line_20_Numbering" style:display-name="10-Code Line Numbering" text:consecutive-numbering="true">
      <text:list-level-style-number text:level="1" text:style-name="_30_3-05_20_Code_20_Line_20_Index" style:num-suffix=":" style:num-format="1">
        <style:list-level-properties text:list-level-position-and-space-mode="label-alignment" fo:text-align="end">
          <style:list-level-label-alignment text:label-followed-by="listtab" text:list-tab-stop-position="1cm" fo:text-indent="0.64cm"/>
        </style:list-level-properties>
      </text:list-level-style-number>
      <text:list-level-style-number text:level="2" text:style-name="_30_3-05_20_Code_20_Line_20_Index" style:num-suffix=":" style:num-format="1">
        <style:list-level-properties text:list-level-position-and-space-mode="label-alignment" fo:text-align="end">
          <style:list-level-label-alignment text:label-followed-by="listtab" text:list-tab-stop-position="1cm" fo:text-indent="0.64cm"/>
        </style:list-level-properties>
      </text:list-level-style-number>
      <text:list-level-style-number text:level="3" text:style-name="_30_3-05_20_Code_20_Line_20_Index" style:num-suffix=":" style:num-format="1">
        <style:list-level-properties text:list-level-position-and-space-mode="label-alignment" fo:text-align="end">
          <style:list-level-label-alignment text:label-followed-by="listtab" text:list-tab-stop-position="1cm" fo:text-indent="0.64cm"/>
        </style:list-level-properties>
      </text:list-level-style-number>
      <text:list-level-style-number text:level="4" text:style-name="_30_3-05_20_Code_20_Line_20_Index" style:num-suffix=":" style:num-format="1">
        <style:list-level-properties text:list-level-position-and-space-mode="label-alignment" fo:text-align="end">
          <style:list-level-label-alignment text:label-followed-by="listtab" text:list-tab-stop-position="1cm" fo:text-indent="0.64cm"/>
        </style:list-level-properties>
      </text:list-level-style-number>
      <text:list-level-style-number text:level="5" text:style-name="_30_3-05_20_Code_20_Line_20_Index" style:num-suffix=":" style:num-format="1">
        <style:list-level-properties text:list-level-position-and-space-mode="label-alignment" fo:text-align="end">
          <style:list-level-label-alignment text:label-followed-by="listtab" text:list-tab-stop-position="1cm" fo:text-indent="0.64cm"/>
        </style:list-level-properties>
      </text:list-level-style-number>
      <text:list-level-style-number text:level="6" text:style-name="_30_3-05_20_Code_20_Line_20_Index" style:num-suffix=":" style:num-format="1">
        <style:list-level-properties text:list-level-position-and-space-mode="label-alignment" fo:text-align="end">
          <style:list-level-label-alignment text:label-followed-by="listtab" text:list-tab-stop-position="1cm" fo:text-indent="0.64cm"/>
        </style:list-level-properties>
      </text:list-level-style-number>
      <text:list-level-style-number text:level="7" text:style-name="_30_3-05_20_Code_20_Line_20_Index" style:num-suffix=":" style:num-format="1">
        <style:list-level-properties text:list-level-position-and-space-mode="label-alignment" fo:text-align="end">
          <style:list-level-label-alignment text:label-followed-by="listtab" text:list-tab-stop-position="1cm" fo:text-indent="0.64cm"/>
        </style:list-level-properties>
      </text:list-level-style-number>
      <text:list-level-style-number text:level="8" text:style-name="_30_3-05_20_Code_20_Line_20_Index" style:num-suffix=":" style:num-format="1">
        <style:list-level-properties text:list-level-position-and-space-mode="label-alignment" fo:text-align="end">
          <style:list-level-label-alignment text:label-followed-by="listtab" text:list-tab-stop-position="1cm" fo:text-indent="0.64cm"/>
        </style:list-level-properties>
      </text:list-level-style-number>
      <text:list-level-style-number text:level="9" text:style-name="_30_3-05_20_Code_20_Line_20_Index" style:num-suffix=":" style:num-format="1">
        <style:list-level-properties text:list-level-position-and-space-mode="label-alignment" fo:text-align="end">
          <style:list-level-label-alignment text:label-followed-by="listtab" text:list-tab-stop-position="1cm" fo:text-indent="0.64cm"/>
        </style:list-level-properties>
      </text:list-level-style-number>
      <text:list-level-style-number text:level="10" text:style-name="_30_3-05_20_Code_20_Line_20_Index" style:num-suffix=":" style:num-format="1">
        <style:list-level-properties text:list-level-position-and-space-mode="label-alignment" fo:text-align="end">
          <style:list-level-label-alignment text:label-followed-by="listtab" text:list-tab-stop-position="1cm" fo:text-indent="0.64cm"/>
        </style:list-level-properties>
      </text:list-level-style-number>
    </text:list-style>
    <text:list-style style:name="WWNum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space" fo:text-indent="-0.499cm" fo:margin-left="0.499cm"/>
        </style:list-level-properties>
        <style:text-properties style:font-name="0"/>
      </text:list-level-style-bullet>
      <text:list-level-style-bullet text:level="2" text:style-name="ListLabel_20_2" text:bullet-char="➢">
        <style:list-level-properties text:list-level-position-and-space-mode="label-alignment">
          <style:list-level-label-alignment text:label-followed-by="space" fo:text-indent="-0.501cm" fo:margin-left="1cm"/>
        </style:list-level-properties>
        <style:text-properties style:font-name="0"/>
      </text:list-level-style-bullet>
      <text:list-level-style-bullet text:level="3" text:style-name="ListLabel_20_3" text:bullet-char="➢">
        <style:list-level-properties text:list-level-position-and-space-mode="label-alignment">
          <style:list-level-label-alignment text:label-followed-by="space" fo:text-indent="-0.499cm" fo:margin-left="1.499cm"/>
        </style:list-level-properties>
        <style:text-properties style:font-name="0"/>
      </text:list-level-style-bullet>
      <text:list-level-style-bullet text:level="4" text:style-name="ListLabel_20_4" text:bullet-char="➢">
        <style:list-level-properties text:list-level-position-and-space-mode="label-alignment">
          <style:list-level-label-alignment text:label-followed-by="space" fo:text-indent="-0.499cm" fo:margin-left="2cm"/>
        </style:list-level-properties>
        <style:text-properties style:font-name="0"/>
      </text:list-level-style-bullet>
      <text:list-level-style-bullet text:level="5" text:style-name="ListLabel_20_5" text:bullet-char="➢">
        <style:list-level-properties text:list-level-position-and-space-mode="label-alignment">
          <style:list-level-label-alignment text:label-followed-by="space" fo:text-indent="-0.499cm" fo:margin-left="2.499cm"/>
        </style:list-level-properties>
        <style:text-properties style:font-name="0"/>
      </text:list-level-style-bullet>
      <text:list-level-style-bullet text:level="6" text:style-name="ListLabel_20_6" text:bullet-char="➢">
        <style:list-level-properties text:list-level-position-and-space-mode="label-alignment">
          <style:list-level-label-alignment text:label-followed-by="space" fo:text-indent="-0.499cm" fo:margin-left="3cm"/>
        </style:list-level-properties>
        <style:text-properties style:font-name="0"/>
      </text:list-level-style-bullet>
      <text:list-level-style-bullet text:level="7" text:style-name="ListLabel_20_7" text:bullet-char="➢">
        <style:list-level-properties text:list-level-position-and-space-mode="label-alignment">
          <style:list-level-label-alignment text:label-followed-by="space" fo:text-indent="-0.499cm" fo:margin-left="3.5cm"/>
        </style:list-level-properties>
        <style:text-properties style:font-name="0"/>
      </text:list-level-style-bullet>
      <text:list-level-style-bullet text:level="8" text:style-name="ListLabel_20_8" text:bullet-char="➢">
        <style:list-level-properties text:list-level-position-and-space-mode="label-alignment">
          <style:list-level-label-alignment text:label-followed-by="space" fo:text-indent="-0.499cm" fo:margin-left="4.001cm"/>
        </style:list-level-properties>
        <style:text-properties style:font-name="0"/>
      </text:list-level-style-bullet>
      <text:list-level-style-bullet text:level="9" text:style-name="ListLabel_20_9" text:bullet-char="➢">
        <style:list-level-properties text:list-level-position-and-space-mode="label-alignment">
          <style:list-level-label-alignment text:label-followed-by="space" fo:text-indent="-0.499cm" fo:margin-left="4.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21">
      <number:day number:style="long"/>
      <number:text> </number:text>
      <number:month number:textual="true"/>
      <number:text> </number:text>
      <number:year number:style="long"/>
    </number:date-style>
    <number:date-style style:name="N10121" number:language="zxx">
      <number:day number:style="long"/>
      <number:text> </number:text>
      <number:month number:textual="true"/>
      <number:text> </number:text>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19.001cm" style:type="right"/>
        </style:tab-stops>
      </style:paragraph-properties>
    </style:style>
    <style:style style:name="MT1" style:family="text">
      <style:text-properties style:font-name="Calibri3" fo:font-size="8pt" fo:font-style="italic" style:font-size-asian="8pt" style:font-style-asian="italic" style:font-size-complex="8pt" style:font-style-complex="italic"/>
    </style:style>
    <style:style style:name="MT2" style:family="text">
      <style:text-properties fo:language="en" fo:country="US"/>
    </style:style>
    <style:style style:name="MT3" style:family="text">
      <style:text-properties style:font-name="Calibri3"/>
    </style:style>
    <style:style style:name="MT4" style:family="text">
      <style:text-properties style:font-name="Calibri5" style:font-name-asian="Calibri5" style:font-name-complex="Calibri5"/>
    </style:style>
    <style:style style:name="MT5" style:family="text">
      <style:text-properties style:font-name="Calibri3" style:font-name-asian="Calibri5" style:font-name-complex="Calibri5"/>
    </style:style>
    <style:style style:name="MT6" style:family="text">
      <style:text-properties style:font-name="Calibri3" fo:font-size="8pt" fo:font-style="italic" style:font-name-asian="Calibri5" style:font-size-asian="8pt" style:font-style-asian="italic" style:font-name-complex="Calibri5" style:font-size-complex="8pt" style:font-style-complex="italic"/>
    </style:style>
    <style:style style:name="MT7" style:family="text">
      <style:text-properties fo:font-style="italic" style:font-style-asian="italic" style:font-style-complex="italic"/>
    </style:style>
    <style:style style:name="MT8" style:family="text">
      <style:text-properties style:font-name="Calibri" style:font-name-asian="Calibri5" style:font-name-complex="Calibri5"/>
    </style:style>
    <style:style style:name="MT9" style:family="text"/>
    <style:style style:name="MT10" style:family="text">
      <style:text-properties fo:font-style="italic" fo:background-color="#eeeeee" loext:char-shading-value="0" style:font-style-asian="italic" style:font-style-complex="italic"/>
    </style:style>
    <style:style style:name="MT11" style:family="text">
      <style:text-properties style:font-name="Courier New1" fo:font-size="6pt" fo:font-style="italic" officeooo:rsid="00e3a459" fo:background-color="#eeeeee" loext:char-shading-value="0" style:font-size-asian="6pt" style:font-style-asian="italic" style:font-size-complex="6pt" style:font-style-complex="italic"/>
    </style:style>
    <style:style style:name="MT12" style:family="text">
      <style:text-properties style:font-name="Courier New1" fo:font-size="6pt" officeooo:rsid="00e3a87f" style:font-size-asian="6pt" style:font-size-complex="6pt"/>
    </style:style>
    <style:style style:name="MT13" style:family="text">
      <style:text-properties style:font-name="Courier New1" fo:font-size="6pt" officeooo:rsid="00e3a459" style:font-size-asian="6pt" style:font-size-complex="6pt"/>
    </style:style>
    <style:page-layout style:name="Mpm1">
      <style:page-layout-properties fo:page-width="21.001cm" fo:page-height="29.7cm" style:num-format="1" style:print-orientation="portrait" fo:margin-top="1cm" fo:margin-bottom="1.499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499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51pt solid #000000" fo:border-left="none" fo:border-right="none" fo:padding="0cm" style:shadow="none" style:dynamic-spacing="false"/>
      </style:header-style>
      <style:footer-style>
        <style:header-footer-properties fo:min-height="0.6cm" fo:margin-left="0cm" fo:margin-right="0cm" fo:margin-top="0.3cm" fo:border-top="0.51pt solid #000000" fo:border-bottom="none" fo:border-left="none" fo:border-right="none" fo:padding="0cm" style:shadow="none" style:dynamic-spacing="false"/>
      </style:footer-style>
    </style:page-layout>
    <style:page-layout style:name="Mpm4">
      <style:page-layout-properties fo:page-width="21.001cm" fo:page-height="29.7cm" style:num-format="1" style:print-orientation="portrait" fo:margin-top="1cm" fo:margin-bottom="1.499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06pt solid #666666" fo:border-bottom="none" fo:border-left="none" fo:border-right="none" fo:padding="0.049cm" fo:background-color="transparent" style:dynamic-spacing="true" draw:fill="none" draw:fill-color="#cfe7f5"/>
      </style:footer-style>
    </style:page-layout>
    <style:style style:name="Mdp1" style:family="drawing-page">
      <style:drawing-page-properties draw:fill="none" draw:fill-color="#cfe7f5"/>
    </style:style>
    <number:number-style style:name="N0">
      <number:number number:min-integer-digits="1"/>
    </number:number-style>
  </office:automatic-styles>
  <office:master-styles>
    <style:master-page style:name="Standard" style:page-layout-name="Mpm1" draw:style-name="Mdp1"/>
    <style:master-page style:name="HTML" style:page-layout-name="Mpm2"/>
    <style:master-page style:name="_30_0-00_20_Default" style:display-name="00-00 Default" style:page-layout-name="Mpm3" draw:style-name="Mdp1">
      <style:header>
        <text:p text:style-name="Header"><text:span text:style-name="MT1">Ver: </text:span><text:span text:style-name="MT1"><text:editing-cycles>6</text:editing-cycles></text:span><text:tab/><text:title>Guide to vp-cpp-template</text:title> <text:s text:c="2"/>/ <text:s text:c="2"/><text:span text:style-name="MT2"><text:chapter text:display="name" text:outline-level="1">About</text:chapter></text:span><text:span text:style-name="MT3"><text:tab/></text:span><text:a xlink:type="simple" xlink:href="#Table of Contents1|region" text:style-name="Internet_20_link" text:visited-style-name="Visited_20_Internet_20_Link"><text:span text:style-name="MT4">⌂</text:span></text:a></text:p>
      </style:header>
      <style:header-left>
        <text:p text:style-name="Header"><text:a xlink:type="simple" xlink:href="#Table of Contents1|region" text:style-name="Internet_20_link" text:visited-style-name="Visited_20_Internet_20_Link"><text:span text:style-name="MT4">⌂</text:span></text:a><text:span text:style-name="MT5"><text:tab/></text:span><text:title>Guide to vp-cpp-template</text:title> <text:s text:c="2"/>/ <text:s text:c="2"/><text:span text:style-name="MT2"><text:chapter text:display="name" text:outline-level="1">About</text:chapter></text:span><text:span text:style-name="MT5"><text:tab/></text:span><text:span text:style-name="MT6">ver: </text:span><text:span text:style-name="MT6"><text:editing-cycles>6</text:editing-cycles></text:span></text:p>
      </style:header-left>
      <style:footer>
        <text:p text:style-name="Footer"><text:span text:style-name="MT7"><text:user-defined style:data-style-name="N0" text:name="Author">Vasileios Pothos</text:user-defined></text:span><text:tab/><text:user-defined style:data-style-name="N0" text:name="Company"/><text:tab/><text:page-number text:select-page="current">5</text:page-number>/<text:page-count>6</text:page-count><text:span text:style-name="MT3"> <text:s/></text:span><text:a xlink:type="simple" xlink:href="#Table of Contents1|region" text:style-name="Internet_20_link" text:visited-style-name="Visited_20_Internet_20_Link"><text:span text:style-name="MT4">⌂</text:span></text:a></text:p>
      </style:footer>
      <style:footer-left>
        <text:p text:style-name="Footer"><text:a xlink:type="simple" xlink:href="#Table of Contents1|region" text:style-name="Internet_20_link" text:visited-style-name="Visited_20_Internet_20_Link"><text:span text:style-name="MT8">⌂</text:span></text:a><text:span text:style-name="MT4"> <text:s/></text:span><text:page-number text:select-page="current">6</text:page-number>/<text:page-count>6</text:page-count><text:tab/><text:user-defined style:data-style-name="N0" text:name="Company"/><text:tab/><text:span text:style-name="MT7"><text:user-defined style:data-style-name="N0" text:name="Author">Vasileios Pothos</text:user-defined></text:span></text:p>
      </style:footer-left>
    </style:master-page>
    <style:master-page style:name="_30_0-01_20_INTRO" style:display-name="00-01 INTRO" style:page-layout-name="Mpm4" draw:style-name="Mdp1">
      <style:footer>
        <text:p text:style-name="MP1"><text:span text:style-name="_30_3-03_20_Code_20_Font_20_6_20_pt">File: </text:span><text:span text:style-name="_30_3-03_20_Code_20_Font_20_6_20_pt"><text:span text:style-name="MT10"><text:file-name text:display="full">D:\git\terablade2001\vp-cpp-template\Documentation.odt</text:file-name></text:span></text:span><text:span text:style-name="_30_3-03_20_Code_20_Font_20_6_20_pt"><text:tab/>[</text:span><text:span text:style-name="MT11"><text:template-name text:display="name">SoftDevReport-v32</text:template-name></text:span><text:span text:style-name="MT12">]</text:span><text:a xlink:type="simple" xlink:href="https://github.com/terablade2001/LibreOffice-Templates" text:style-name="Internet_20_link" text:visited-style-name="Visited_20_Internet_20_Link"><text:span text:style-name="MT13">►</text:span></text:a></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0.3$Windows_X86_64 LibreOffice_project/f6099ecf3d29644b5008cc8f48f42f4a40986e4c</meta:generator>
    <meta:creation-date>2021-02-27T23:44:19.358000000</meta:creation-date>
    <meta:editing-cycles>6</meta:editing-cycles>
    <meta:editing-duration>PT14M36S</meta:editing-duration>
    <dc:title>Guide to vp-cpp-template</dc:title>
    <dc:date>2021-02-28T00:10:37.797000000</dc:date>
    <meta:document-statistic meta:table-count="1" meta:image-count="0" meta:object-count="0" meta:page-count="6" meta:paragraph-count="172" meta:word-count="1209" meta:character-count="9713" meta:non-whitespace-character-count="8409"/>
    <meta:user-defined meta:name="Author">Vasileios Pothos</meta:user-defined>
    <meta:user-defined meta:name="Author's Initial">VP</meta:user-defined>
    <meta:user-defined meta:name="Company"/>
    <meta:template xlink:type="simple" xlink:actuate="onRequest" xlink:title="SoftDevReport-v32" xlink:href="file:///C:/Users/IRIDALABS_MSI/AppData/Roaming/LibreOffice/4/user/template/SoftDevReport-v32.ott" meta:date="2021-02-27T23:44:19.117000000"/>
  </office:meta>
</office:document-meta>
</file>